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6.776cm"/>
    </style:style>
    <style:style style:name="co3" style:family="table-column">
      <style:table-column-properties fo:break-before="auto" style:column-width="57.997cm"/>
    </style:style>
    <style:style style:name="co4" style:family="table-column">
      <style:table-column-properties fo:break-before="auto" style:column-width="40.497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s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blem 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Problem Link</text:p>
          </table:table-cell>
          <table:table-cell office:value-type="string" calcext:value-type="string">
            <text:p>Problem Topic</text:p>
          </table:table-cell>
          <table:table-cell office:value-type="string" calcext:value-type="string">
            <text:p>Problem Difficulty</text:p>
          </table:table-cell>
          <table:table-cell office:value-type="string" calcext:value-type="string">
            <text:p>Problem Completion Status</text:p>
          </table:table-cell>
          <table:table-cell office:value-type="string" calcext:value-type="string">
            <text:p>Problem Revision Status</text:p>
          </table:table-cell>
          <table:table-cell office:value-type="string" calcext:value-type="string">
            <text:p>Problem Hint/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Input / Output</text:p>
          </table:table-cell>
          <table:table-cell office:value-type="string" calcext:value-type="string">
            <text:p>https://takeuforward.org/c/c-basic-input-output/ https://youtu.be/EAR7De6Goz4?t=250 https://practice.geeksforgeeks.org/problems/search-query-auto-complete/0?category%5B%5D=Strings&amp;category%5B%5D=Strings&amp;problemStatus=unsolved&amp;difficulty%5B%5D=2&amp;page=1&amp;query=category%5B%5DStringsproblemStatusunsolveddifficulty%5B%5D2page1category%5B%5DStr https://www.codingninjas.com/studio/problems/find-character-case_58513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Types</text:p>
          </table:table-cell>
          <table:table-cell office:value-type="string" calcext:value-type="string">
            <text:p>https://youtu.be/EAR7De6Goz4?t=755 https://bit.ly/3Dqmgvx https://www.codingninjas.com/studio/problems/data-type_8357232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Else statements</text:p>
          </table:table-cell>
          <table:table-cell office:value-type="string" calcext:value-type="string">
            <text:p>https://takeuforward.org/if-else/if-else-statements/ https://youtu.be/EAR7De6Goz4?t=1259 https://practice.geeksforgeeks.org/problems/java-if-else-decision-making0924/0?category%5B%5D=Java&amp;category%5B%5D=Java&amp;difficulty%5B%5D=-2&amp;page=1&amp;query=category%5B%5DJavadifficulty%5B%5D-2page1category%5B%5DJava https://www.codingninjas.com/studio/problems/if-else-decision-making_8357235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tch Statement</text:p>
          </table:table-cell>
          <table:table-cell office:value-type="string" calcext:value-type="string">
            <text:p>https://takeuforward.org/switch-case/switch-case-statements/ https://youtu.be/EAR7De6Goz4 https://practice.geeksforgeeks.org/problems/java-switch-case-statement3529/1 https://www.codingninjas.com/studio/problems/switch-case-statement_8357244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at are arrays, strings?</text:p>
          </table:table-cell>
          <table:table-cell office:value-type="string" calcext:value-type="string">
            <text:p>https://youtu.be/EAR7De6Goz4?t=2415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 loops</text:p>
          </table:table-cell>
          <table:table-cell office:value-type="string" calcext:value-type="string">
            <text:p>https://takeuforward.org/for-loop/understanding-for-loop/ https://youtu.be/EAR7De6Goz4?t=3096 https://www.codingninjas.com/studio/problems/nth-fibonacci-number_74156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le loops</text:p>
          </table:table-cell>
          <table:table-cell office:value-type="string" calcext:value-type="string">
            <text:p>https://takeuforward.org/while-loop/while-loops-in-programming/ https://youtu.be/EAR7De6Goz4?t=3459 https://practice.geeksforgeeks.org/problems/while-loop-printtable-java/1 https://www.codingninjas.com/studio/problems/sum-of-even-odd_624650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unctions (Pass by Reference and Value)</text:p>
          </table:table-cell>
          <table:table-cell office:value-type="string" calcext:value-type="string">
            <text:p>https://youtu.be/EAR7De6Goz4?t=3677 https://bit.ly/3DqE0ac https://www.codingninjas.com/codestudio/problems/fa-1-ece_4606261?utm_source=striver&amp;utm_medium=website&amp;utm_campaign=a_zcoursetuf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me Complexity [Learn Basics, and then analyse in next Steps]</text:p>
          </table:table-cell>
          <table:table-cell office:value-type="string" calcext:value-type="string">
            <text:p>https://takeuforward.org/time-complexity/time-and-space-complexity-strivers-a2z-dsa-course/ https://youtu.be/FPu9Uld7W-E</text:p>
          </table:table-cell>
          <table:table-cell office:value-type="string" calcext:value-type="string">
            <text:p>[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https://takeuforward.org/strivers-a2z-dsa-course/must-do-pattern-problems-before-starting-dsa/ https://www.youtube.com/watch?v=tNm_NNSB3_w&amp;list=PLgUwDviBIf0oF6QL8m22w1hIDC1vJ_BHz&amp;index=3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++ STL</text:p>
          </table:table-cell>
          <table:table-cell office:value-type="string" calcext:value-type="string">
            <text:p>https://takeuforward.org/c/c-stl-tutorial-most-frequent-used-stl-containers/ https://www.youtube.com/watch?v=RRVYpIET_RU https://www.youtube.com/watch?v=RRVYpIET_RU</text:p>
          </table:table-cell>
          <table:table-cell office:value-type="string" calcext:value-type="string">
            <text:p>[{"VALUE":"C","LABEL":"C++"},{"VALUE":"BASICS","LABEL":"INTRODUCTION TO DSA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va Collections</text:p>
          </table:table-cell>
          <table:table-cell/>
          <table:table-cell office:value-type="string" calcext:value-type="string">
            <text:p>[{"VALUE":"JAVA","LABEL":"JAVA"},{"VALUE":"BASICS","LABEL":"INTRODUCTION TO DSA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unt Digits</text:p>
          </table:table-cell>
          <table:table-cell office:value-type="string" calcext:value-type="string">
            <text:p>https://takeuforward.org/data-structure/count-digits-in-a-number/ https://youtu.be/1xNbjMdbjug https://practice.geeksforgeeks.org/problems/count-digits5716/1 https://www.codingninjas.com/codestudio/problems/count-digits_8416387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verse a Number</text:p>
          </table:table-cell>
          <table:table-cell office:value-type="string" calcext:value-type="string">
            <text:p>https://takeuforward.org/maths/reverse-digits-of-a-number https://youtu.be/1xNbjMdbjug?t=930 https://practice.geeksforgeeks.org/problems/reverse-bits3556/1 https://www.codingninjas.com/studio/problems/reverse-bits_2181102?utm_source=striver&amp;utm_medium=website&amp;utm_campaign=a_zcoursetuf https://leetcode.com/problems/reverse-integer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ck Palindrome</text:p>
          </table:table-cell>
          <table:table-cell office:value-type="string" calcext:value-type="string">
            <text:p>https://takeuforward.org/data-structure/check-if-a-number-is-palindrome-or-not/ https://youtu.be/1xNbjMdbjug?t=1230 https://practice.geeksforgeeks.org/problems/palindrome0746/1 https://www.codingninjas.com/studio/problems/palindrome-number_624662?utm_source=striver&amp;utm_medium=website&amp;utm_campaign=a_zcoursetuf https://leetcode.com/problems/palindrome-number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D Or HCF</text:p>
          </table:table-cell>
          <table:table-cell office:value-type="string" calcext:value-type="string">
            <text:p>https://takeuforward.org/data-structure/find-gcd-of-two-numbers/ https://youtu.be/1xNbjMdbjug?t=2684 https://practice.geeksforgeeks.org/problems/lcm-and-gcd4516/1 https://www.codingninjas.com/codestudio/problems/hcf-and-lcm_840448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mstrong Numbers</text:p>
          </table:table-cell>
          <table:table-cell office:value-type="string" calcext:value-type="string">
            <text:p>https://takeuforward.org/maths/check-if-a-number-is-armstrong-number-or-not/ https://youtu.be/1xNbjMdbjug?t=1418 https://practice.geeksforgeeks.org/problems/armstrong-numbers2727/1 https://www.codingninjas.com/studio/problems/check-armstrong_589?utm_source=striver&amp;utm_medium=website&amp;utm_campaign=a_zcoursetuf https://leetcode.com/problems/armstrong-number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int all Divisors</text:p>
          </table:table-cell>
          <table:table-cell office:value-type="string" calcext:value-type="string">
            <text:p>https://takeuforward.org/data-structure/print-all-divisors-of-a-given-number/ https://youtu.be/1xNbjMdbjug?t=1580 https://practice.geeksforgeeks.org/problems/sum-of-all-divisors-from-1-to-n4738/1 https://www.codingninjas.com/studio/problems/sum-of-all-divisors_8360720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ck for Prime</text:p>
          </table:table-cell>
          <table:table-cell office:value-type="string" calcext:value-type="string">
            <text:p>https://takeuforward.org/data-structure/check-if-a-number-is-prime-or-not/ https://youtu.be/1xNbjMdbjug?t=2381 https://practice.geeksforgeeks.org/problems/minimum-number-of-jumps-1587115620/1 https://www.codingninjas.com/studio/problems/check-prime_624934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derstand recursion by print something N times</text:p>
          </table:table-cell>
          <table:table-cell office:value-type="string" calcext:value-type="string">
            <text:p>https://takeuforward.org/recursion/introduction-to-recursion-understand-recursion-by-printing-something-n-times/ https://www.youtube.com/watch?v=yVdKa8dnKiE&amp;list=PLgUwDviBIf0rGlzIn_7rsaR2FQ5e6ZOL9 https://bit.ly/3K2epHv https://www.codingninjas.com/codestudio/problems/print-1-to-n_628290?utm_source=striver&amp;utm_medium=website&amp;utm_campaign=a_zcoursetuf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int name N times using recursion</text:p>
          </table:table-cell>
          <table:table-cell office:value-type="string" calcext:value-type="string">
            <text:p>https://takeuforward.org/recursion/print-name-n-times-using-recursion/ https://www.youtube.com/watch?v=un6PLygfXrA&amp;list=PLgUwDviBIf0rGlzIn_7rsaR2FQ5e6ZOL9&amp;index=2 https://bit.ly/3y2BiWz https://www.codingninjas.com/studio/problems/-print-n-times_8380707?utm_source=striver&amp;utm_medium=website&amp;utm_campaign=a_zcoursetuf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int 1 to N using recursion</text:p>
          </table:table-cell>
          <table:table-cell office:value-type="string" calcext:value-type="string">
            <text:p>https://takeuforward.org/recursion/print-1-to-n-using-recursion/ https://www.youtube.com/watch?v=un6PLygfXrA&amp;list=PLgUwDviBIf0rGlzIn_7rsaR2FQ5e6ZOL9&amp;index=2 https://practice.geeksforgeeks.org/problems/print-1-to-n-without-using-loops-1587115620/1 https://www.codingninjas.com/codestudio/problems/print-1-to-n_628290?utm_source=striver&amp;utm_medium=website&amp;utm_campaign=a_zcoursetuf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int N to 1 using recursion</text:p>
          </table:table-cell>
          <table:table-cell office:value-type="string" calcext:value-type="string">
            <text:p>https://takeuforward.org/recursion/print-n-to-1-using-recursion/ https://www.youtube.com/watch?v=un6PLygfXrA&amp;list=PLgUwDviBIf0rGlzIn_7rsaR2FQ5e6ZOL9&amp;index=2 https://bit.ly/3LOkcBn https://www.codingninjas.com/studio/problems/n-to-1-without-loop_8357243?utm_source=striver&amp;utm_medium=website&amp;utm_campaign=a_zcoursetuf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m of first N numbers</text:p>
          </table:table-cell>
          <table:table-cell office:value-type="string" calcext:value-type="string">
            <text:p>https://takeuforward.org/data-structure/sum-of-first-n-natural-numbers/ https://www.youtube.com/watch?v=69ZCDFy-OUo&amp;list=PLgUwDviBIf0rGlzIn_7rsaR2FQ5e6ZOL9&amp;index=3 https://practice.geeksforgeeks.org/problems/sum-of-first-n-terms5843/1 https://www.codingninjas.com/studio/problems/sum-of-first-n-numbers_8876068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ctorial of N numbers</text:p>
          </table:table-cell>
          <table:table-cell office:value-type="string" calcext:value-type="string">
            <text:p>https://takeuforward.org/data-structure/factorial-of-a-number-iterative-and-recursive/ https://www.youtube.com/watch?v=69ZCDFy-OUo&amp;list=PLgUwDviBIf0rGlzIn_7rsaR2FQ5e6ZOL9&amp;index=3 https://practice.geeksforgeeks.org/problems/find-all-factorial-numbers-less-than-or-equal-to-n3548/0?problemType=functional&amp;difficulty%5B%5D=-1&amp;page=1&amp;query=problemTypefunctionaldifficulty%5B%5D-1page1 https://www.codingninjas.com/studio/problems/factorial-numbers-not-greater-than-n_8365435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verse an array</text:p>
          </table:table-cell>
          <table:table-cell office:value-type="string" calcext:value-type="string">
            <text:p>https://takeuforward.org/data-structure/reverse-a-given-array/ https://www.youtube.com/watch?v=twuC1F6gLI8&amp;list=PLgUwDviBIf0rGlzIn_7rsaR2FQ5e6ZOL9&amp;index=4 https://practice.geeksforgeeks.org/problems/reverse-an-array/0 https://www.codingninjas.com/studio/problems/reverse-an-array_8365444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eck if a string is palindrome or not</text:p>
          </table:table-cell>
          <table:table-cell office:value-type="string" calcext:value-type="string">
            <text:p>https://takeuforward.org/data-structure/check-if-the-given-string-is-palindrome-or-not/ https://www.youtube.com/watch?v=twuC1F6gLI8&amp;list=PLgUwDviBIf0rGlzIn_7rsaR2FQ5e6ZOL9&amp;index=4 https://practice.geeksforgeeks.org/problems/palindrome-string0817/1 https://www.codingninjas.com/studio/problems/check-palindrome-recursive_624386?utm_source=striver&amp;utm_medium=website&amp;utm_campaign=a_zcoursetuf https://leetcode.com/problems/valid-palindrome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bonacci Number</text:p>
          </table:table-cell>
          <table:table-cell office:value-type="string" calcext:value-type="string">
            <text:p>https://takeuforward.org/arrays/print-fibonacci-series-up-to-nth-term/ https://www.youtube.com/watch?v=kvRjNm4rVBE&amp;list=PLgUwDviBIf0rGlzIn_7rsaR2FQ5e6ZOL9&amp;index=5 https://bit.ly/3QUkkk2 https://www.codingninjas.com/studio/problems/print-fibonacci-series_7421617?utm_source=striver&amp;utm_medium=website&amp;utm_campaign=a_zcoursetuf https://leetcode.com/problems/fibonacci-number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shing Theory</text:p>
          </table:table-cell>
          <table:table-cell office:value-type="string" calcext:value-type="string">
            <text:p>https://takeuforward.org/hashing/hashing-maps-time-complexity-collisions-division-rule-of-hashing-strivers-a2z-dsa-course/ https://www.youtube.com/watch?v=KEs5UyBJ39g</text:p>
          </table:table-cell>
          <table:table-cell office:value-type="string" calcext:value-type="string">
            <text:p>[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unting frequencies of array elements</text:p>
          </table:table-cell>
          <table:table-cell office:value-type="string" calcext:value-type="string">
            <text:p>https://takeuforward.org/data-structure/count-frequency-of-each-element-in-the-array/ https://practice.geeksforgeeks.org/problems/frequency-of-array-elements-1587115620/0 https://www.codingninjas.com/studio/problems/count-frequency-in-a-range_8365446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nd the highest/lowest frequency element</text:p>
          </table:table-cell>
          <table:table-cell office:value-type="string" calcext:value-type="string">
            <text:p>https://takeuforward.org/arrays/find-the-highest-lowest-frequency-element/ https://bit.ly/3wcIHla https://www.codingninjas.com/studio/problems/k-most-occurrent-numbers_625382?utm_source=striver&amp;utm_medium=website&amp;utm_campaign=a_zcoursetuf https://leetcode.com/problems/frequency-of-the-most-frequent-element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https://takeuforward.org/sorting/selection-sort-algorithm/ https://youtu.be/HGk_ypEuS24?t=167 https://bit.ly/3ppA6YJ https://www.codingninjas.com/studio/problems/selection-sort_624469?utm_source=striver&amp;utm_medium=website&amp;utm_campaign=a_zcoursetuf</text:p>
          </table:table-cell>
          <table:table-cell office:value-type="string" calcext:value-type="string">
            <text:p>[{"VALUE":"SORTING","LABEL":"SORTING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takeuforward.org/data-structure/bubble-sort-algorithm/ https://youtu.be/HGk_ypEuS24?t=1061 https://bit.ly/3w6yQx8 https://www.codingninjas.com/studio/problems/bubble-sort_624380?utm_source=striver&amp;utm_medium=website&amp;utm_campaign=a_zcoursetuf</text:p>
          </table:table-cell>
          <table:table-cell office:value-type="string" calcext:value-type="string">
            <text:p>[{"VALUE":"SORTING","LABEL":"SORTING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https://takeuforward.org/data-structure/insertion-sort-algorithm/ https://youtu.be/HGk_ypEuS24?t=1900 https://bit.ly/3JVcqot https://www.codingninjas.com/studio/problems/insertion-sort_624381?utm_source=striver&amp;utm_medium=website&amp;utm_campaign=a_zcoursetuf</text:p>
          </table:table-cell>
          <table:table-cell office:value-type="string" calcext:value-type="string">
            <text:p>[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ttps://takeuforward.org/data-structure/merge-sort-algorithm/ https://youtu.be/ogjf7ORKfd8 https://bit.ly/3A30Anw https://www.codingninjas.com/studio/problems/merge-sort_5846?utm_source=striver&amp;utm_medium=website&amp;utm_campaign=a_zcoursetuf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cursive Bubble Sort</text:p>
          </table:table-cell>
          <table:table-cell office:value-type="string" calcext:value-type="string">
            <text:p>https://takeuforward.org/arrays/recursive-bubble-sort-algorithm/ https://bit.ly/3QV65vI https://www.codingninjas.com/studio/problems/bubble-sort_624380?utm_source=striver&amp;utm_medium=website&amp;utm_campaign=a_zcoursetuf</text:p>
          </table:table-cell>
          <table:table-cell office:value-type="string" calcext:value-type="string">
            <text:p>[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cursive Insertion Sort</text:p>
          </table:table-cell>
          <table:table-cell office:value-type="string" calcext:value-type="string">
            <text:p>https://takeuforward.org/arrays/recursive-insertion-sort-algorithm/ https://bit.ly/3PxAWx1 https://www.codingninjas.com/studio/problems/insertion-sort_624381?utm_source=striver&amp;utm_medium=website&amp;utm_campaign=a_zcoursetuf</text:p>
          </table:table-cell>
          <table:table-cell office:value-type="string" calcext:value-type="string">
            <text:p>[{"VALUE":"RECURSION","LABEL":"RECURSION"},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ttps://takeuforward.org/data-structure/quick-sort-algorithm/ https://youtu.be/WIrA4YexLRQ https://bit.ly/3dsEbIK https://www.codingninjas.com/studio/problems/quick-sort_5844?utm_source=striver&amp;utm_medium=website&amp;utm_campaign=a_zcoursetuf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rgest Element in an Array</text:p>
          </table:table-cell>
          <table:table-cell office:value-type="string" calcext:value-type="string">
            <text:p>https://takeuforward.org/data-structure/find-the-largest-element-in-an-array/ https://youtu.be/37E9ckMDdTk?t=526 https://bit.ly/3Pld280 https://www.codingninjas.com/codestudio/problems/largest-element-in-the-array-largest-element-in-the-array_5026279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cond Largest Element in an Array without sorting</text:p>
          </table:table-cell>
          <table:table-cell office:value-type="string" calcext:value-type="string">
            <text:p>https://takeuforward.org/data-structure/find-second-smallest-and-second-largest-element-in-an-array/ https://youtu.be/37E9ckMDdTk?t=810 https://bit.ly/3pFvBcN https://www.codingninjas.com/codestudio/problems/ninja-and-the-second-order-elements_6581960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eck if the array is sorted</text:p>
          </table:table-cell>
          <table:table-cell office:value-type="string" calcext:value-type="string">
            <text:p>https://takeuforward.org/data-structure/check-if-an-array-is-sorted/ https://youtu.be/37E9ckMDdTk?t=17224 https://bit.ly/3Ap9U6F https://www.codingninjas.com/codestudio/problems/ninja-and-the-sorted-check_6581957?utm_source=striver&amp;utm_medium=website&amp;utm_campaign=a_zcoursetuf https://leetcode.com/problems/check-if-array-is-sorted-and-rotated/#:~:text=Input%3A%20nums%20%3D%20%5B2%2C,no%20rotation)%20to%20make%20nums.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takeuforward.org/data-structure/remove-duplicates-in-place-from-sorted-array/ https://youtu.be/37E9ckMDdTk?t=1887 https://bit.ly/3w7b6ck https://www.codingninjas.com/codestudio/problems/remove-duplicates-from-sorted-array_1102307?utm_source=striver&amp;utm_medium=website&amp;utm_campaign=a_zcoursetuf https://leetcode.com/problems/remove-duplicates-from-sorted-array/#:~:text=Input%3A%20nums%20%3D%20%5B0%2C,%2C%203%2C%20and%204%20respectively.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ft Rotate an array by one place</text:p>
          </table:table-cell>
          <table:table-cell office:value-type="string" calcext:value-type="string">
            <text:p>https://takeuforward.org/data-structure/left-rotate-the-array-by-one/ https://youtu.be/wvcQg43_V8U?t=61 https://bit.ly/3dnn9vC https://www.codingninjas.com/codestudio/problems/left-rotate-an-array-by-one_5026278?utm_source=striver&amp;utm_medium=website&amp;utm_campaign=a_zcoursetuf https://leetcode.com/problems/rotate-array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ft rotate an array by D places</text:p>
          </table:table-cell>
          <table:table-cell office:value-type="string" calcext:value-type="string">
            <text:p>https://takeuforward.org/data-structure/rotate-array-by-k-elements/ https://youtu.be/wvcQg43_V8U?t=485 https://bit.ly/3dyCKZg https://www.codingninjas.com/codestudio/problems/rotate-array_1230543?utm_source=striver&amp;utm_medium=website&amp;utm_campaign=a_zcoursetuf https://leetcode.com/problems/rotate-array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ve Zeros to end</text:p>
          </table:table-cell>
          <table:table-cell office:value-type="string" calcext:value-type="string">
            <text:p>https://takeuforward.org/data-structure/move-all-zeros-to-the-end-of-the-array/ https://youtu.be/wvcQg43_V8U?t=1633 https://bit.ly/3PrGIjT https://www.codingninjas.com/codestudio/problems/ninja-and-the-zero-s_6581958?utm_source=striver&amp;utm_medium=website&amp;utm_campaign=a_zcoursetuf https://leetcode.com/problems/move-zeroes/</text:p>
          </table:table-cell>
          <table:table-cell office:value-type="string" calcext:value-type="string">
            <text:p>[{"VALUE":"ARRAYS","LABEL":"ARRAYS"},{"VALUE":"DATA-STRUCTURE","LABEL":"DATA STRUCTURES"},{"VALUE":"TWO-POINTERS","LABEL":"TWO POINTER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https://takeuforward.org/data-structure/linear-search-in-c/ https://youtu.be/wvcQg43_V8U?t=2465 https://bit.ly/3KcpHcB https://www.codingninjas.com/codestudio/problems/linear-search_6922070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nd the Union</text:p>
          </table:table-cell>
          <table:table-cell office:value-type="string" calcext:value-type="string">
            <text:p>https://takeuforward.org/data-structure/union-of-two-sorted-arrays/ https://youtu.be/wvcQg43_V8U?t=2584 https://bit.ly/3Ap7Onp https://www.codingninjas.com/codestudio/problems/sorted-array_6613259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nd missing number in an array</text:p>
          </table:table-cell>
          <table:table-cell office:value-type="string" calcext:value-type="string">
            <text:p>https://takeuforward.org/arrays/find-the-missing-number-in-an-array/ https://youtu.be/bYWLJb3vCWY?t=57 https://bit.ly/3A2pKTh https://leetcode.com/problems/missing-number/</text:p>
          </table:table-cell>
          <table:table-cell office:value-type="string" calcext:value-type="string">
            <text:p>[{"VALUE":"ARRAYS","LABEL":"ARRAYS"},{"VALUE":"DATA-STRUCTURE","LABEL":"DATA STRUCTURES"},{"VALUE":"BINARY-SEARCH","LABEL":"BINARY SEARCH"},{"VALUE":"HASHING","LABEL":"HASHING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ximum Consecutive Ones</text:p>
          </table:table-cell>
          <table:table-cell office:value-type="string" calcext:value-type="string">
            <text:p>https://takeuforward.org/data-structure/count-maximum-consecutive-ones-in-the-array/ https://youtu.be/bYWLJb3vCWY?t=1124 https://bit.ly/3piuaAN https://www.codingninjas.com/codestudio/problems/traffic_6682625?utm_source=striver&amp;utm_medium=website&amp;utm_campaign=a_zcoursetuf https://leetcode.com/problems/max-consecutive-ones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nd the number that appears once, and other numbers twice.</text:p>
          </table:table-cell>
          <table:table-cell office:value-type="string" calcext:value-type="string">
            <text:p>https://takeuforward.org/arrays/find-the-number-that-appears-once-and-the-other-numbers-twice/ https://youtu.be/bYWLJb3vCWY?t=1369 https://bit.ly/3dudCD8 https://www.codingninjas.com/codestudio/problems/find-the-single-element_6680465?utm_source=striver&amp;utm_medium=website&amp;utm_campaign=a_zcoursetuf https://leetcode.com/problems/single-number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est subarray with given sum K(positives)</text:p>
          </table:table-cell>
          <table:table-cell office:value-type="string" calcext:value-type="string">
            <text:p>https://takeuforward.org/data-structure/longest-subarray-with-given-sum-k/ https://www.youtube.com/watch?v=frf7qxiN2qU&amp;feature=youtu.be https://practice.geeksforgeeks.org/problems/longest-sub-array-with-sum-k0809/1?utm_source=youtube&amp;utm_medium=collab_striver_ytdescription&amp;utm_campaign=longest-sub-array-with-sum-k https://www.codingninjas.com/codestudio/problems/longest-subarray-with-sum-k_6682399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,{"VALUE":"HASHING","LABEL":"HASH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ngest subarray with sum K (Positives + Negatives)</text:p>
          </table:table-cell>
          <table:table-cell office:value-type="string" calcext:value-type="string">
            <text:p>https://takeuforward.org/arrays/longest-subarray-with-sum-k-postives-and-negatives/ https://www.youtube.com/watch?v=frf7qxiN2qU https://practice.geeksforgeeks.org/problems/longest-sub-array-with-sum-k0809/1?utm_source=youtube&amp;utm_medium=collab_striver_ytdescription&amp;utm_campaign=longest-sub-array-with-sum-k https://www.codingninjas.com/studio/problems/longest-subarray-with-sum-k_5713505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,{"VALUE":"HASHING","LABEL":"HASH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Sum Problem</text:p>
          </table:table-cell>
          <table:table-cell office:value-type="string" calcext:value-type="string">
            <text:p>https://takeuforward.org/data-structure/two-sum-check-if-a-pair-with-given-sum-exists-in-array/ https://youtu.be/UXDSeD9mN-k https://bit.ly/3SVYU8f https://www.codingninjas.com/codestudio/problems/reading_6845742?utm_source=striver&amp;utm_medium=website&amp;utm_campaign=a_zcoursetuf https://leetcode.com/problems/two-sum/</text:p>
          </table:table-cell>
          <table:table-cell office:value-type="string" calcext:value-type="string">
            <text:p>[{"VALUE":"ARRAYS","LABEL":"ARRAYS"},{"VALUE":"SORTING","LABEL":"SORTING"},{"VALUE":"DATA-STRUCTURE","LABEL":"DATA STRUCTURES"},{"VALUE":"TWO-POINTERS","LABEL":"TWO POINTER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rt an array of 0's 1's and 2's</text:p>
          </table:table-cell>
          <table:table-cell office:value-type="string" calcext:value-type="string">
            <text:p>https://takeuforward.org/data-structure/sort-an-array-of-0s-1s-and-2s/ https://youtu.be/tp8JIuCXBaU https://bit.ly/3dsROaZ https://www.codingninjas.com/codestudio/problems/sort-an-array-of-0s-1s-and-2s_892977?utm_source=striver&amp;utm_medium=website&amp;utm_campaign=a_zcoursetuf https://leetcode.com/problems/sort-colors/</text:p>
          </table:table-cell>
          <table:table-cell office:value-type="string" calcext:value-type="string">
            <text:p>[{"VALUE":"ARRAYS","LABEL":"ARRAYS"},{"VALUE":"TWO-POINTERS","LABEL":"TWO POINTER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jority Element (&gt;n/2 times)</text:p>
          </table:table-cell>
          <table:table-cell office:value-type="string" calcext:value-type="string">
            <text:p>https://takeuforward.org/data-structure/find-the-majority-element-that-occurs-more-than-n-2-times/ https://youtu.be/nP_ns3uSh80 https://bit.ly/3SSpeA3 https://www.codingninjas.com/codestudio/problems/majority-element_6783241?utm_source=striver&amp;utm_medium=website&amp;utm_campaign=a_zcoursetuf https://leetcode.com/problems/majority-element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adane's Algorithm, maximum subarray sum</text:p>
          </table:table-cell>
          <table:table-cell office:value-type="string" calcext:value-type="string">
            <text:p>https://takeuforward.org/data-structure/kadanes-algorithm-maximum-subarray-sum-in-an-array/ https://youtu.be/AHZpyENo7k4?si=QJpof4R1hHokm1hw https://bit.ly/3dzyloY https://www.codingninjas.com/codestudio/problems/maximum-subarray-sum_630526?utm_source=striver&amp;utm_medium=website&amp;utm_campaign=a_zcoursetuf https://leetcode.com/problems/maximum-subarray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nt subarray with maximum subarray sum (extended version of above problem)</text:p>
          </table:table-cell>
          <table:table-cell office:value-type="string" calcext:value-type="string">
            <text:p>https://takeuforward.org/data-structure/kadanes-algorithm-maximum-subarray-sum-in-an-array/ https://youtu.be/AHZpyENo7k4 https://bit.ly/3SLFFhs https://www.codingninjas.com/codestudio/problems/longest-subarray-with-sum-k_6682399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ock Buy and Sell</text:p>
          </table:table-cell>
          <table:table-cell office:value-type="string" calcext:value-type="string">
            <text:p>https://takeuforward.org/data-structure/stock-buy-and-sell/ https://youtu.be/excAOvwF_Wk https://bit.ly/3Qrx6H9 https://www.codingninjas.com/codestudio/problems/best-time-to-buy-and-sell-stock_6194560?utm_source=striver&amp;utm_medium=website&amp;utm_campaign=a_zcoursetuf https://leetcode.com/problems/best-time-to-buy-and-sell-stock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arrange the array in alternating positive and negative items</text:p>
          </table:table-cell>
          <table:table-cell office:value-type="string" calcext:value-type="string">
            <text:p>https://takeuforward.org/arrays/rearrange-array-elements-by-sign/ https://youtu.be/h4aBagy4Uok https://bit.ly/3Qr3sSs https://www.codingninjas.com/codestudio/problems/alternate-numbers_6783445?utm_source=striver&amp;utm_medium=website&amp;utm_campaign=a_zcoursetuf https://leetcode.com/problems/rearrange-array-elements-by-sign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ttps://takeuforward.org/data-structure/next_permutation-find-next-lexicographically-greater-permutation/ https://youtu.be/JDOXKqF60RQ https://bit.ly/3dug78u https://www.codingninjas.com/codestudio/problems/next-greater-permutation_6929564?utm_source=striver&amp;utm_medium=website&amp;utm_campaign=a_zcoursetuf https://leetcode.com/problems/next-permutation/</text:p>
          </table:table-cell>
          <table:table-cell office:value-type="string" calcext:value-type="string">
            <text:p>[{"VALUE":"ARRAYS","LABEL":"ARRAYS"},{"VALUE":"DATA-STRUCTURE","LABEL":"DATA STRUCTURES"},{"VALUE":"TWO-POINTERS","LABEL":"TWO POINTER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aders in an Array problem</text:p>
          </table:table-cell>
          <table:table-cell office:value-type="string" calcext:value-type="string">
            <text:p>https://takeuforward.org/data-structure/leaders-in-an-array/ https://youtu.be/cHrH9CQ8pmY https://bit.ly/3bZqbGc https://www.codingninjas.com/codestudio/problems/superior-elements_6783446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ngest Consecutive Sequence in an Array</text:p>
          </table:table-cell>
          <table:table-cell office:value-type="string" calcext:value-type="string">
            <text:p>https://takeuforward.org/data-structure/longest-consecutive-sequence-in-an-array/ https://youtu.be/oO5uLE7EUlM https://bit.ly/3ApytAD https://www.codingninjas.com/codestudio/problems/longest-successive-elements_6811740?utm_source=striver&amp;utm_medium=website&amp;utm_campaign=a_zcoursetuf https://leetcode.com/problems/longest-consecutive-sequence/solution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t Matrix Zeros</text:p>
          </table:table-cell>
          <table:table-cell office:value-type="string" calcext:value-type="string">
            <text:p>https://takeuforward.org/data-structure/set-matrix-zero/ https://youtu.be/N0MgLvceX7M https://bit.ly/3SVaSig https://www.codingninjas.com/codestudio/problems/zero-matrix_1171153?utm_source=striver&amp;utm_medium=website&amp;utm_campaign=a_zcoursetuf https://leetcode.com/problems/set-matrix-zeroes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tate Matrix by 90 degrees</text:p>
          </table:table-cell>
          <table:table-cell office:value-type="string" calcext:value-type="string">
            <text:p>https://takeuforward.org/data-structure/rotate-image-by-90-degree/ https://youtu.be/Z0R2u6gd3GU https://bit.ly/3PqpeV8 https://www.codingninjas.com/codestudio/problems/rotate-the-matrix_6825090?utm_source=striver&amp;utm_medium=website&amp;utm_campaign=a_zcoursetuf https://leetcode.com/problems/rotate-image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int the matrix in spiral manner</text:p>
          </table:table-cell>
          <table:table-cell office:value-type="string" calcext:value-type="string">
            <text:p>https://takeuforward.org/data-structure/spiral-traversal-of-matrix/ https://youtu.be/3Zv-s9UUrFM https://bit.ly/3ppEJ53 https://www.codingninjas.com/codestudio/problems/spiral-matrix_6922069?utm_source=striver&amp;utm_medium=website&amp;utm_campaign=a_zcoursetuf https://leetcode.com/problems/spiral-matrix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unt subarrays with given sum</text:p>
          </table:table-cell>
          <table:table-cell office:value-type="string" calcext:value-type="string">
            <text:p>https://takeuforward.org/arrays/count-subarray-sum-equals-k/ https://www.youtube.com/watch?v=xvNwoz-ufXA&amp;list=PLgUwDviBIf0oF6QL8m22w1hIDC1vJ_BHz&amp;index=32 https://www.codingninjas.com/codestudio/problems/subarray-sums-i_1467103?utm_source=youtube&amp;utm_medium=affiliate&amp;utm_campaign=striver_Arrayproblems https://www.codingninjas.com/studio/problems/subarray-sums-i_1467103?utm_source=striver&amp;utm_medium=website&amp;utm_campaign=a_zcoursetuf https://leetcode.com/problems/subarray-sum-equals-k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scal's Triangle</text:p>
          </table:table-cell>
          <table:table-cell office:value-type="string" calcext:value-type="string">
            <text:p>https://takeuforward.org/data-structure/program-to-generate-pascals-triangle/ https://youtu.be/bR7mQgwQ_o8 https://bit.ly/3C95qlR https://www.codingninjas.com/codestudio/problems/print-pascal-s-triangle_6917910?utm_source=striver&amp;utm_medium=website&amp;utm_campaign=a_zcoursetuf https://leetcode.com/problems/pascals-triangle/</text:p>
          </table:table-cell>
          <table:table-cell office:value-type="string" calcext:value-type="string">
            <text:p>[{"VALUE":"ARRAYS","LABEL":"ARRAYS"},{"VALUE":"DATA-STRUCTURE","LABEL":"DATA STRUCTURES"},{"VALUE":"MATHS","LABEL":"MATH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ity Element (n/3 times)</text:p>
          </table:table-cell>
          <table:table-cell office:value-type="string" calcext:value-type="string">
            <text:p>https://takeuforward.org/data-structure/majority-elementsn-3-times-find-the-elements-that-appears-more-than-n-3-times-in-the-array/ https://youtu.be/vwZj1K0e9U8 https://www.codingninjas.com/codestudio/problems/majority-element_6915220?utm_source=striver&amp;utm_medium=website&amp;utm_campaign=a_zcoursetuf https://leetcode.com/problems/majority-element-ii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-Sum Problem</text:p>
          </table:table-cell>
          <table:table-cell office:value-type="string" calcext:value-type="string">
            <text:p>https://takeuforward.org/data-structure/3-sum-find-triplets-that-add-up-to-a-zero/ https://youtu.be/DhFh8Kw7ymk https://bit.ly/3C9uTvQ https://www.codingninjas.com/codestudio/problems/three-sum_6922132?utm_source=striver&amp;utm_medium=website&amp;utm_campaign=a_zcoursetuf https://leetcode.com/problems/3sum/</text:p>
          </table:table-cell>
          <table:table-cell office:value-type="string" calcext:value-type="string">
            <text:p>[{"VALUE":"ARRAYS","LABEL":"ARRAYS"},{"VALUE":"SORTING","LABEL":"SORTING"},{"VALUE":"TWO-POINTERS","LABEL":"TWO POINTER"},{"VALUE":"DATA-STRUCTURE","LABEL":"DATA STRUCTURES"},{"VALUE":"HASHING","LABEL":"HASH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-Sum Problem</text:p>
          </table:table-cell>
          <table:table-cell office:value-type="string" calcext:value-type="string">
            <text:p>https://takeuforward.org/data-structure/4-sum-find-quads-that-add-up-to-a-target-value/ https://youtu.be/eD95WRfh81c https://bit.ly/3psQR53 https://www.codingninjas.com/codestudio/problems/4sum_5713771?utm_source=striver&amp;utm_medium=website&amp;utm_campaign=a_zcoursetuf https://leetcode.com/problems/4sum/</text:p>
          </table:table-cell>
          <table:table-cell office:value-type="string" calcext:value-type="string">
            <text:p>[{"VALUE":"ARRAYS","LABEL":"ARRAYS"},{"VALUE":"SORTING","LABEL":"SORTING"},{"VALUE":"DATA-STRUCTURE","LABEL":"DATA STRUCTURES"},{"VALUE":"TWO-POINTERS","LABEL":"TWO POINTER"},{"VALUE":"HASHING","LABEL":"HASH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argest Subarray with 0 Sum</text:p>
          </table:table-cell>
          <table:table-cell office:value-type="string" calcext:value-type="string">
            <text:p>https://takeuforward.org/data-structure/length-of-the-longest-subarray-with-zero-sum/ https://www.youtube.com/watch?v=xmguZ6GbatA&amp;list=PLgUwDviBIf0p4ozDR_kJJkONnb1wdx2Ma&amp;index=23 https://bit.ly/3w5QSzC https://www.codingninjas.com/codestudio/problems/longest-subarray-with-zero-sum_6783450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unt number of subarrays with given xor K</text:p>
          </table:table-cell>
          <table:table-cell office:value-type="string" calcext:value-type="string">
            <text:p>https://takeuforward.org/data-structure/count-the-number-of-subarrays-with-given-xor-k/ https://youtu.be/eZr-6p0B7ME https://bit.ly/3PrvhZs https://www.codingninjas.com/codestudio/problems/subarrays-with-xor-k_6826258?utm_source=striver&amp;utm_medium=website&amp;utm_campaign=a_zcoursetuf https://www.interviewbit.com/problems/subarray-with-given-xor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rge Overlapping Subintervals</text:p>
          </table:table-cell>
          <table:table-cell office:value-type="string" calcext:value-type="string">
            <text:p>https://takeuforward.org/data-structure/merge-overlapping-sub-intervals/ https://youtu.be/IexN60k62jo https://bit.ly/3zRz904 https://www.codingninjas.com/codestudio/problems/merge-all-overlapping-intervals_6783452?utm_source=striver&amp;utm_medium=website&amp;utm_campaign=a_zcoursetuf https://leetcode.com/problems/merge-intervals/</text:p>
          </table:table-cell>
          <table:table-cell office:value-type="string" calcext:value-type="string">
            <text:p>[{"VALUE":"ARRAYS","LABEL":"ARRAYS"},{"VALUE":"DATA-STRUCTURE","LABEL":"DATA STRUCTURES"},{"VALUE":"SORTING","LABEL":"SORT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rge two sorted arrays without extra space</text:p>
          </table:table-cell>
          <table:table-cell office:value-type="string" calcext:value-type="string">
            <text:p>https://takeuforward.org/data-structure/merge-two-sorted-arrays-without-extra-space/ https://youtu.be/n7uwj04E0I4 https://bit.ly/3zRzmAo https://www.codingninjas.com/codestudio/problems/merge-two-sorted-arrays-without-extra-space_6898839?utm_source=striver&amp;utm_medium=website&amp;utm_campaign=a_zcoursetuf https://leetcode.com/problems/merge-sorted-array/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nd the repeating and missing number</text:p>
          </table:table-cell>
          <table:table-cell office:value-type="string" calcext:value-type="string">
            <text:p>https://takeuforward.org/data-structure/find-the-repeating-and-missing-numbers/ https://youtu.be/2D0D8HE6uak https://bit.ly/3zWZoCs https://www.codingninjas.com/codestudio/problems/missing-and-repeating-numbers_6828164?utm_source=striver&amp;utm_medium=website&amp;utm_campaign=a_zcoursetuf</text:p>
          </table:table-cell>
          <table:table-cell office:value-type="string" calcext:value-type="string">
            <text:p>[{"VALUE":"ARRAYS","LABEL":"ARRAYS"},{"VALUE":"MATHS","LABEL":"MATHS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unt Inversions</text:p>
          </table:table-cell>
          <table:table-cell office:value-type="string" calcext:value-type="string">
            <text:p>https://takeuforward.org/data-structure/count-inversions-in-an-array/ https://youtu.be/AseUmwVNaoY https://bit.ly/3PtLWLM https://www.codingninjas.com/codestudio/problems/number-of-inversions_6840276?utm_source=striver&amp;utm_medium=website&amp;utm_campaign=a_zcoursetuf</text:p>
          </table:table-cell>
          <table:table-cell office:value-type="string" calcext:value-type="string">
            <text:p>[{"VALUE":"SORTING","LABEL":"SORTING"},{"VALUE":"ARRAYS","LABEL":"ARRAYS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https://takeuforward.org/data-structure/count-reverse-pairs/ https://youtu.be/0e4bZaP3MDI https://bit.ly/3SVIpJ6 https://www.codingninjas.com/codestudio/problems/team-contest_6840309?utm_source=striver&amp;utm_medium=website&amp;utm_campaign=a_zcoursetuf https://leetcode.com/problems/reverse-pairs/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https://takeuforward.org/data-structure/maximum-product-subarray-in-an-array/ https://youtu.be/hnswaLJvr6g https://bit.ly/3PrlQsU https://www.codingninjas.com/codestudio/problems/subarray-with-maximum-product_6890008?utm_source=striver&amp;utm_medium=website&amp;utm_campaign=a_zcoursetuf https://leetcode.com/problems/maximum-product-subarray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inary Search to find X in sorted array</text:p>
          </table:table-cell>
          <table:table-cell office:value-type="string" calcext:value-type="string">
            <text:p>https://takeuforward.org/data-structure/binary-search-explained/ https://youtu.be/MHf6awe89xw https://bit.ly/3QtKBpO https://www.codingninjas.com/codestudio/problems/binary-search_972?utm_source=striver&amp;utm_medium=website&amp;utm_campaign=a_zcoursetuf https://leetcode.com/problems/binary-search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plement Lower Bound</text:p>
          </table:table-cell>
          <table:table-cell office:value-type="string" calcext:value-type="string">
            <text:p>https://takeuforward.org/arrays/implement-lower-bound-bs-2/ https://youtu.be/6zhGS79oQ4k https://bit.ly/3Cf398N https://www.codingninjas.com/codestudio/problems/lower-bound_8165382?utm_source=striver&amp;utm_medium=website&amp;utm_campaign=a_zcoursetuf</text:p>
          </table:table-cell>
          <table:table-cell office:value-type="string" calcext:value-type="string">
            <text:p>[{"VALUE":"BINARY-SEARCH","LABEL":"BINARY SEARCH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plement Upper Bound</text:p>
          </table:table-cell>
          <table:table-cell office:value-type="string" calcext:value-type="string">
            <text:p>https://takeuforward.org/arrays/implement-upper-bound/ https://youtu.be/6zhGS79oQ4k https://bit.ly/3CgDDjE https://www.codingninjas.com/studio/problems/implement-upper-bound_8165383?utm_source=striver&amp;utm_medium=website&amp;utm_campaign=a_zcoursetuf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https://takeuforward.org/arrays/search-insert-position/ https://youtu.be/6zhGS79oQ4k https://bit.ly/3pFDbUN https://www.codingninjas.com/codestudio/problems/algorithm-to-find-best-insert-position-in-sorted-array_839813?utm_source=striver&amp;utm_medium=website&amp;utm_campaign=a_zcoursetuf https://leetcode.com/problems/search-insert-position/#:~:text=Search%20Insert%20Position%20%2D%20LeetCode&amp;text=Given%20a%20sorted%20array%20of,(log%20n)%20runtime%20complexity.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loor/Ceil in Sorted Array</text:p>
          </table:table-cell>
          <table:table-cell office:value-type="string" calcext:value-type="string">
            <text:p>https://takeuforward.org/arrays/floor-and-ceil-in-sorted-array/ https://www.youtube.com/watch?v=6zhGS79oQ4k&amp;list=PLgUwDviBIf0pMFMWuuvDNMAkoQFi-h0ZF&amp;index=3 https://www.codingninjas.com/codestudio/problems/ceiling-in-a-sorted-array_1825401 https://www.codingninjas.com/studio/problems/ceiling-in-a-sorted-array_1825401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ind the first or last occurrence of a given number in a sorted array</text:p>
          </table:table-cell>
          <table:table-cell office:value-type="string" calcext:value-type="string">
            <text:p>https://takeuforward.org/data-structure/last-occurrence-in-a-sorted-array/ https://youtu.be/hjR1IYVx9lY https://bit.ly/3QuCFEP https://www.codingninjas.com/codestudio/problems/first-and-last-position-of-an-element-in-sorted-array_1082549?utm_source=striver&amp;utm_medium=website&amp;utm_campaign=a_zcoursetuf https://leetcode.com/problems/find-first-and-last-position-of-element-in-sorted-array/</text:p>
          </table:table-cell>
          <table:table-cell office:value-type="string" calcext:value-type="string">
            <text:p>[{"VALUE":"BINARY-SEARCH","LABEL":"BINARY SEARCH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unt occurrences of a number in a sorted array with duplicates</text:p>
          </table:table-cell>
          <table:table-cell office:value-type="string" calcext:value-type="string">
            <text:p>https://takeuforward.org/data-structure/count-occurrences-in-sorted-array/ https://youtu.be/hjR1IYVx9lY https://bit.ly/3SVcOqW https://www.codingninjas.com/codestudio/problems/occurrence-of-x-in-a-sorted-array_630456?utm_source=striver&amp;utm_medium=website&amp;utm_campaign=a_zcoursetuf</text:p>
          </table:table-cell>
          <table:table-cell office:value-type="string" calcext:value-type="string">
            <text:p>[{"VALUE":"HASHING","LABEL":"HASHING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arch in Rotated Sorted Array I</text:p>
          </table:table-cell>
          <table:table-cell office:value-type="string" calcext:value-type="string">
            <text:p>https://takeuforward.org/data-structure/search-element-in-a-rotated-sorted-array/ https://youtu.be/5qGrJbHhqFs https://bit.ly/3QH471y https://www.codingninjas.com/codestudio/problems/search-in-rotated-sorted-array_1082554?utm_source=striver&amp;utm_medium=website&amp;utm_campaign=a_zcoursetuf https://leetcode.com/problems/search-in-rotated-sorted-array/</text:p>
          </table:table-cell>
          <table:table-cell office:value-type="string" calcext:value-type="string">
            <text:p>[{"VALUE":"ARRAYS","LABEL":"ARRAYS"},{"VALUE":"BINARY-SEARCH","LABEL":"BINARY SEARCH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arch in Rotated Sorted Array II</text:p>
          </table:table-cell>
          <table:table-cell office:value-type="string" calcext:value-type="string">
            <text:p>https://takeuforward.org/arrays/search-element-in-rotated-sorted-array-ii/ https://youtu.be/w2G2W8l__pc https://bit.ly/3Rm85Nb https://www.codingninjas.com/codestudio/problems/search-in-a-rotated-sorted-array-ii_7449547?utm_source=striver&amp;utm_medium=website&amp;utm_campaign=a_zcoursetuf https://leetcode.com/problems/search-in-rotated-sorted-array-ii/</text:p>
          </table:table-cell>
          <table:table-cell office:value-type="string" calcext:value-type="string">
            <text:p>[{"VALUE":"ARRAYS","LABEL":"ARRAYS"},{"VALUE":"BINARY-SEARCH","LABEL":"BINARY SEARCH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https://takeuforward.org/data-structure/minimum-in-rotated-sorted-array/ https://youtu.be/nhEMDKMB44g https://bit.ly/3Az1OJ3 https://www.codingninjas.com/codestudio/problems/rotated-array_1093219?utm_source=striver&amp;utm_medium=website&amp;utm_campaign=a_zcoursetuf https://leetcode.com/problems/find-minimum-in-rotated-sorted-array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ind out how many times has an array been rotated</text:p>
          </table:table-cell>
          <table:table-cell office:value-type="string" calcext:value-type="string">
            <text:p>https://takeuforward.org/arrays/find-out-how-many-times-the-array-has-been-rotated/ https://youtu.be/jtSiWTPLwd0 https://bit.ly/3dEvWJD https://www.codingninjas.com/codestudio/problems/rotation_7449070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ingle element in a Sorted Array</text:p>
          </table:table-cell>
          <table:table-cell office:value-type="string" calcext:value-type="string">
            <text:p>https://takeuforward.org/data-structure/search-single-element-in-a-sorted-array/ https://youtu.be/AZOmHuHadxQ https://bit.ly/3AllLTj https://www.codingninjas.com/codestudio/problems/unique-element-in-sorted-array_1112654?utm_source=striver&amp;utm_medium=website&amp;utm_campaign=a_zcoursetuf https://leetcode.com/problems/single-element-in-a-sorted-array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ind peak element</text:p>
          </table:table-cell>
          <table:table-cell office:value-type="string" calcext:value-type="string">
            <text:p>https://takeuforward.org/data-structure/peak-element-in-array/ https://youtu.be/cXxmbemS6XM https://bit.ly/3Apsuf3 https://www.codingninjas.com/codestudio/problems/find-peak-element_1081482?utm_source=striver&amp;utm_medium=website&amp;utm_campaign=a_zcoursetuf https://leetcode.com/problems/find-peak-element/#:~:text=Find%20Peak%20Element%20%2D%20LeetCode&amp;text=A%20peak%20element%20is%20an,to%20any%20of%20the%20peaks.</text:p>
          </table:table-cell>
          <table:table-cell office:value-type="string" calcext:value-type="string">
            <text:p>[{"VALUE":"ARRAYS","LABEL":"ARRAYS"},{"VALUE":"BINARY-SEARCH","LABEL":"BINARY SEARC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d square root of a number in log n</text:p>
          </table:table-cell>
          <table:table-cell office:value-type="string" calcext:value-type="string">
            <text:p>https://takeuforward.org/binary-search/finding-sqrt-of-a-number-using-binary-search/ https://youtu.be/Bsv3FPUX_BA https://bit.ly/3JXtGcE https://www.codingninjas.com/codestudio/problems/square-root-integral_893351?leftPanelTab=0?utm_source=striver&amp;utm_medium=website&amp;utm_campaign=a_zcoursetuf</text:p>
          </table:table-cell>
          <table:table-cell office:value-type="string" calcext:value-type="string">
            <text:p>[{"VALUE":"BINARY-SEARCH","LABEL":"BINARY SEARC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nd the Nth root of a number using binary search</text:p>
          </table:table-cell>
          <table:table-cell office:value-type="string" calcext:value-type="string">
            <text:p>https://takeuforward.org/data-structure/nth-root-of-a-number-using-binary-search/ https://youtu.be/rjEJeYCasHs https://bit.ly/3zWNyrL https://www.codingninjas.com/codestudio/problems/nth-root-of-m_1062679?utm_source=striver&amp;utm_medium=website&amp;utm_campaign=a_zcoursetuf</text:p>
          </table:table-cell>
          <table:table-cell office:value-type="string" calcext:value-type="string">
            <text:p>[{"VALUE":"BINARY-SEARCH","LABEL":"BINARY SEARC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ko Eating Bananas</text:p>
          </table:table-cell>
          <table:table-cell office:value-type="string" calcext:value-type="string">
            <text:p>https://takeuforward.org/binary-search/koko-eating-bananas/ https://youtu.be/qyfekrNni90 https://bit.ly/3LSY491 https://www.codingninjas.com/codestudio/problems/minimum-rate-to-eat-bananas_7449064?utm_source=striver&amp;utm_medium=website&amp;utm_campaign=a_zcoursetuf https://leetcode.com/problems/koko-eating-bananas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nimum days to make M bouquets</text:p>
          </table:table-cell>
          <table:table-cell office:value-type="string" calcext:value-type="string">
            <text:p>https://takeuforward.org/arrays/minimum-days-to-make-m-bouquets/ https://youtu.be/TXAuxeYBTdg https://bit.ly/3CJ9Ezm https://www.codingninjas.com/codestudio/problems/rose-garden_2248080?utm_source=striver&amp;utm_medium=website&amp;utm_campaign=a_zcoursetuf https://leetcode.com/problems/minimum-number-of-days-to-make-m-bouquets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ind the smallest Divisor</text:p>
          </table:table-cell>
          <table:table-cell office:value-type="string" calcext:value-type="string">
            <text:p>https://takeuforward.org/arrays/find-the-smallest-divisor-given-a-threshold/ https://youtu.be/UvBKTVaG6U8 https://bit.ly/3SJogFR https://www.codingninjas.com/codestudio/problems/smallest-divisor-with-the-given-limit_1755882?utm_source=striver&amp;utm_medium=website&amp;utm_campaign=a_zcoursetuf https://leetcode.com/problems/find-the-smallest-divisor-given-a-threshold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pacity to Ship Packages within D Days</text:p>
          </table:table-cell>
          <table:table-cell office:value-type="string" calcext:value-type="string">
            <text:p>https://takeuforward.org/arrays/capacity-to-ship-packages-within-d-days/ https://youtu.be/MG-Ac4TAvTY https://bit.ly/3PBInmS https://www.codingninjas.com/codestudio/problems/capacity-to-ship-packages-within-d-days_1229379?utm_source=striver&amp;utm_medium=website&amp;utm_campaign=a_zcoursetuf https://leetcode.com/problems/capacity-to-ship-packages-within-d-days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takeuforward.org/arrays/kth-missing-positive-number/ https://youtu.be/uZ0N_hZpyps https://bit.ly/3bUFY9l https://www.codingninjas.com/codestudio/problems/kth-missing-element_893215?utm_source=striver&amp;utm_medium=website&amp;utm_campaign=a_zcoursetuf https://leetcode.com/problems/kth-missing-positive-number/#:~:text=Given%20an%20array%20arr%20of,13%2C...%5D.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ggressive Cows</text:p>
          </table:table-cell>
          <table:table-cell office:value-type="string" calcext:value-type="string">
            <text:p>https://takeuforward.org/data-structure/aggressive-cows-detailed-solution/ https://youtu.be/R_Mfw4ew-Vo https://bit.ly/3rBuE5Z https://www.codingninjas.com/codestudio/problems/aggressive-cows_1082559?utm_source=striver&amp;utm_medium=website&amp;utm_campaign=a_zcoursetuf https://www.spoj.com/problems/AGGRCOW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k Allocation Problem</text:p>
          </table:table-cell>
          <table:table-cell office:value-type="string" calcext:value-type="string">
            <text:p>https://takeuforward.org/data-structure/allocate-minimum-number-of-pages/ https://youtu.be/Z0hwjftStI4 https://bit.ly/3QMrMxP https://www.codingninjas.com/codestudio/problems/allocate-books_1090540?utm_source=striver&amp;utm_medium=website&amp;utm_campaign=a_zcoursetuf https://bit.ly/3MZQOct</text:p>
          </table:table-cell>
          <table:table-cell office:value-type="string" calcext:value-type="string">
            <text:p>[{"VALUE":"ARRAYS","LABEL":"ARRAYS"},{"VALUE":"DATA-STRUCTURE","LABEL":"DATA STRUCTURES"},{"VALUE":"BINARY-SEARCH","LABEL":"BINARY SEARC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lit array - Largest Sum</text:p>
          </table:table-cell>
          <table:table-cell office:value-type="string" calcext:value-type="string">
            <text:p>https://takeuforward.org/arrays/split-array-largest-sum/ https://www.youtube.com/watch?v=thUd_WJn6wk&amp;list=PLgUwDviBIf0pMFMWuuvDNMAkoQFi-h0ZF&amp;index=20 https://bit.ly/3Qx0RGs https://www.codingninjas.com/codestudio/problems/largest-subarray-sum-minimized_7461751?utm_source=striver&amp;utm_medium=website&amp;utm_campaign=a_zcoursetuf https://leetcode.com/problems/split-array-largest-sum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inter's partition</text:p>
          </table:table-cell>
          <table:table-cell office:value-type="string" calcext:value-type="string">
            <text:p>https://takeuforward.org/arrays/painters-partition-problem/ https://www.youtube.com/watch?v=thUd_WJn6wk&amp;list=PLgUwDviBIf0pMFMWuuvDNMAkoQFi-h0ZF&amp;index=20 https://www.codingninjas.com/studio/problems/painter-s-partition-problem_1089557?utm_source=striver&amp;utm_medium=website&amp;utm_campaign=a_zcoursetuf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nimize Max Distance to Gas Station</text:p>
          </table:table-cell>
          <table:table-cell office:value-type="string" calcext:value-type="string">
            <text:p>https://takeuforward.org/arrays/minimise-maximum-distance-between-gas-stations/ https://www.youtube.com/watch?v=kMSBvlZ-_HA&amp;list=PLgUwDviBIf0pMFMWuuvDNMAkoQFi-h0ZF&amp;index=21 https://bit.ly/3s40ybG https://www.codingninjas.com/codestudio/problems/minimise-max-distance_7541449?utm_source=striver&amp;utm_medium=website&amp;utm_campaign=a_zcoursetuf https://leetcode.com/problems/minimize-max-distance-to-gas-station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dian of 2 sorted arrays</text:p>
          </table:table-cell>
          <table:table-cell office:value-type="string" calcext:value-type="string">
            <text:p>https://takeuforward.org/data-structure/median-of-two-sorted-arrays-of-different-sizes/ https://youtu.be/C2rRzz-JDk8 https://bit.ly/3QPi7Xp https://www.codingninjas.com/codestudio/problems/median-of-two-sorted-arrays_985294?utm_source=striver&amp;utm_medium=website&amp;utm_campaign=a_zcoursetuf https://leetcode.com/problems/median-of-two-sorted-arrays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th element of 2 sorted arrays</text:p>
          </table:table-cell>
          <table:table-cell office:value-type="string" calcext:value-type="string">
            <text:p>https://takeuforward.org/data-structure/k-th-element-of-two-sorted-arrays/ https://youtu.be/D1oDwWCq50g https://bit.ly/3Amcomr https://www.codingninjas.com/codestudio/problems/k-th-element-of-2-sorted-array_1164159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ind the row with maximum number of 1's</text:p>
          </table:table-cell>
          <table:table-cell office:value-type="string" calcext:value-type="string">
            <text:p>https://takeuforward.org/arrays/find-the-row-with-maximum-number-of-1s/ https://youtu.be/SCz-1TtYxDI https://bit.ly/3QNDw2W https://www.codingninjas.com/codestudio/problems/row-of-a-matrix-with-maximum-ones_982768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rch in a 2 D matrix</text:p>
          </table:table-cell>
          <table:table-cell office:value-type="string" calcext:value-type="string">
            <text:p>https://takeuforward.org/data-structure/search-in-a-sorted-2d-matrix/ https://youtu.be/JXU4Akft7yk https://bit.ly/3dAwi3Z https://www.codingninjas.com/codestudio/problems/search-in-a-2d-matrix_980531?utm_source=striver&amp;utm_medium=website&amp;utm_campaign=a_zcoursetuf https://leetcode.com/problems/search-a-2d-matrix/</text:p>
          </table:table-cell>
          <table:table-cell office:value-type="string" calcext:value-type="string">
            <text:p>[{"VALUE":"BINARY-SEARCH","LABEL":"BINARY SEARCH"},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earch in a row and column wise sorted matrix</text:p>
          </table:table-cell>
          <table:table-cell office:value-type="string" calcext:value-type="string">
            <text:p>https://takeuforward.org/arrays/search-in-a-row-and-column-wise-sorted-matrix/ https://youtu.be/9ZbB397jU4k https://www.codingninjas.com/codestudio/problems/search-in-a-row-wise-and-column-wise-sorted-matrix_839811 https://www.codingninjas.com/codestudio/problems/search-in-a-sorted-2d-matrix_6917532?utm_source=striver&amp;utm_medium=website&amp;utm_campaign=a_zcoursetuf https://leetcode.com/problems/search-a-2d-matrix-ii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nd Peak Element (2D Matrix)</text:p>
          </table:table-cell>
          <table:table-cell office:value-type="string" calcext:value-type="string">
            <text:p>https://youtu.be/nGGp5XBzC4g?si=WCop5C6Azj5gAELH https://bit.ly/3pEovIA https://www.codingninjas.com/codestudio/problems/find-peak-element_7449073?utm_source=striver&amp;utm_medium=website&amp;utm_campaign=a_zcoursetuf https://leetcode.com/problems/find-a-peak-element-ii/</text:p>
          </table:table-cell>
          <table:table-cell office:value-type="string" calcext:value-type="string">
            <text:p>[{"VALUE":"ARRAYS","LABEL":"ARRAYS"},{"VALUE":"BINARY-SEARCH","LABEL":"BINARY SEARC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trix Median</text:p>
          </table:table-cell>
          <table:table-cell office:value-type="string" calcext:value-type="string">
            <text:p>https://takeuforward.org/data-structure/median-of-row-wise-sorted-matrix/ https://youtu.be/Q9wXgdxJq48?si=ScI_0uzJh7yg8nrX https://bit.ly/3PvwuPk https://www.codingninjas.com/codestudio/problems/median-of-a-row-wise-sorted-matrix_1115473?utm_source=striver&amp;utm_medium=website&amp;utm_campaign=a_zcoursetuf</text:p>
          </table:table-cell>
          <table:table-cell office:value-type="string" calcext:value-type="string">
            <text:p>[{"VALUE":"BINARY-SEARCH","LABEL":"BINARY SEARCH"},{"VALUE":"ARRAYS","LABEL":"ARRAYS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emove outermost Paranthesis</text:p>
          </table:table-cell>
          <table:table-cell office:value-type="string" calcext:value-type="string">
            <text:p>https://bit.ly/3rzwRix https://www.codingninjas.com/codestudio/problems/maximum-nesting-depth-of-the-parentheses_8144741?utm_source=striver&amp;utm_medium=website&amp;utm_campaign=a_zcoursetuf https://leetcode.com/problems/remove-outermost-parentheses/</text:p>
          </table:table-cell>
          <table:table-cell office:value-type="string" calcext:value-type="string">
            <text:p>[{"VALUE":"STRING","LABEL":"STRING"},{"VALUE":"STACK","LABEL":"STACK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verse words in a given string / Palindrome Check</text:p>
          </table:table-cell>
          <table:table-cell office:value-type="string" calcext:value-type="string">
            <text:p>https://takeuforward.org/data-structure/reverse-words-in-a-string/ https://bit.ly/3SXyWB4 https://www.codingninjas.com/studio/problems/reverse-words-in-a-string_696444?utm_source=striver&amp;utm_medium=website&amp;utm_campaign=a_zcoursetuf https://leetcode.com/problems/reverse-words-in-a-string/</text:p>
          </table:table-cell>
          <table:table-cell office:value-type="string" calcext:value-type="string">
            <text:p>[{"VALUE":"TWO-POINTERS","LABEL":"TWO POINTER"},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est odd number in a string</text:p>
          </table:table-cell>
          <table:table-cell office:value-type="string" calcext:value-type="string">
            <text:p>https://bit.ly/3UII5yp https://leetcode.com/problems/largest-odd-number-in-string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ongest Common Prefix</text:p>
          </table:table-cell>
          <table:table-cell office:value-type="string" calcext:value-type="string">
            <text:p>https://bit.ly/3QKCyVu https://www.codingninjas.com/studio/problems/longest-common-prefix_628874?utm_source=striver&amp;utm_medium=website&amp;utm_campaign=a_zcoursetuf https://leetcode.com/problems/longest-common-prefix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omorphic String</text:p>
          </table:table-cell>
          <table:table-cell office:value-type="string" calcext:value-type="string">
            <text:p>https://bit.ly/3QwynwI https://www.codingninjas.com/studio/problems/isomorphic-strings-_1117636?utm_source=striver&amp;utm_medium=website&amp;utm_campaign=a_zcoursetuf https://leetcode.com/problems/isomorphic-strings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eck whether one string is a rotation of another</text:p>
          </table:table-cell>
          <table:table-cell office:value-type="string" calcext:value-type="string">
            <text:p>https://bit.ly/3K0HHq5 https://www.codingninjas.com/studio/problems/check-if-one-string-is-a-rotation-of-another-string_1115683?utm_source=striver&amp;utm_medium=website&amp;utm_campaign=a_zcoursetuf https://leetcode.com/problems/rotate-string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heck if two strings are anagram of each other</text:p>
          </table:table-cell>
          <table:table-cell office:value-type="string" calcext:value-type="string">
            <text:p>https://takeuforward.org/data-structure/check-if-two-strings-are-anagrams-of-each-other/ https://bit.ly/3CcQTWs https://www.codingninjas.com/studio/problems/anagram-pairs_626517?utm_source=striver&amp;utm_medium=website&amp;utm_campaign=a_zcoursetuf https://leetcode.com/problems/valid-anagram/#:~:text=Given%20two%20strings%20s%20and,the%20original%20letters%20exactly%20once.&amp;text=Constraints%3A,.length%20%3C%3D%205%20*%2010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ort Characters by frequency</text:p>
          </table:table-cell>
          <table:table-cell office:value-type="string" calcext:value-type="string">
            <text:p>https://bit.ly/3dEQp1d https://www.codingninjas.com/studio/problems/sorting-characters-by-frequency_1263699?utm_source=striver&amp;utm_medium=website&amp;utm_campaign=a_zcoursetuf https://leetcode.com/problems/sort-characters-by-frequency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ximum Nesting Depth of Paranthesis</text:p>
          </table:table-cell>
          <table:table-cell office:value-type="string" calcext:value-type="string">
            <text:p>https://bit.ly/3xYlR1F https://leetcode.com/problems/maximum-nesting-depth-of-the-parentheses/</text:p>
          </table:table-cell>
          <table:table-cell office:value-type="string" calcext:value-type="string">
            <text:p>[{"VALUE":"STRING","LABEL":"STRING"},{"VALUE":"STACK","LABEL":"STACK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man Number to Integer and vice versa</text:p>
          </table:table-cell>
          <table:table-cell office:value-type="string" calcext:value-type="string">
            <text:p>https://bit.ly/3AqBlNv https://www.codingninjas.com/studio/problems/roman-numeral-to-integer_981308?utm_source=striver&amp;utm_medium=website&amp;utm_campaign=a_zcoursetuf https://leetcode.com/problems/roman-to-integer/</text:p>
          </table:table-cell>
          <table:table-cell office:value-type="string" calcext:value-type="string">
            <text:p>[{"VALUE":"HASHING","LABEL":"HASHING"},{"VALUE":"MATHS","LABEL":"MATHS"},{"VALUE":"STRING","LABEL":"STRING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mplement Atoi</text:p>
          </table:table-cell>
          <table:table-cell office:value-type="string" calcext:value-type="string">
            <text:p>https://bit.ly/3QUHBmf https://www.codingninjas.com/studio/problems/implement-atoi-function_981270?utm_source=striver&amp;utm_medium=website&amp;utm_campaign=a_zcoursetuf https://leetcode.com/problems/string-to-integer-atoi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unt Number of Substrings</text:p>
          </table:table-cell>
          <table:table-cell office:value-type="string" calcext:value-type="string">
            <text:p>https://bit.ly/3CfQfYi https://www.codingninjas.com/studio/problems/count-with-k-different-characters_1214627?utm_source=striver&amp;utm_medium=website&amp;utm_campaign=a_zcoursetuf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ongest Palindromic Substring[Do it without DP]</text:p>
          </table:table-cell>
          <table:table-cell office:value-type="string" calcext:value-type="string">
            <text:p>https://bit.ly/3CeQ27D https://leetcode.com/problems/longest-palindromic-substring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um of Beauty of all substring</text:p>
          </table:table-cell>
          <table:table-cell office:value-type="string" calcext:value-type="string">
            <text:p>https://bit.ly/3LRh089 https://www.codingninjas.com/studio/problems/sum-of-beauty-of-all-substrings_8143656?utm_source=striver&amp;utm_medium=website&amp;utm_campaign=a_zcoursetuf https://leetcode.com/problems/sum-of-beauty-of-all-substrings/</text:p>
          </table:table-cell>
          <table:table-cell office:value-type="string" calcext:value-type="string">
            <text:p>[{"VALUE":"HASHING","LABEL":"HASHING"},{"VALUE":"DATA-STRUCTURE","LABEL":"DATA STRUCTURES"},{"VALUE":"STRING","LABEL":"STR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verse Every Word in A String</text:p>
          </table:table-cell>
          <table:table-cell office:value-type="string" calcext:value-type="string">
            <text:p>https://practice.geeksforgeeks.org/problems/reverse-words-in-a-given-string5459/1 https://www.codingninjas.com/codestudio/problems/reverse-words_7037425?utm_source=striver&amp;utm_medium=website&amp;utm_campaign=a_zcoursetuf https://leetcode.com/problems/reverse-words-in-a-string/</text:p>
          </table:table-cell>
          <table:table-cell office:value-type="string" calcext:value-type="string">
            <text:p>[{"VALUE":"TWO-POINTERS","LABEL":"TWO POINTER"},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roduction to LinkedList, learn about struct, and how is node represented</text:p>
          </table:table-cell>
          <table:table-cell office:value-type="string" calcext:value-type="string">
            <text:p>https://takeuforward.org/linked-list/linked-list-introduction https://youtu.be/Nq7ok-OyEpg?si=9PR1o8OPRWil7fRA https://bit.ly/3URZnst https://www.codingninjas.com/studio/problems/introduction-to-linked-list_8144737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serting a node in LinkedList</text:p>
          </table:table-cell>
          <table:table-cell office:value-type="string" calcext:value-type="string">
            <text:p>https://takeuforward.org/linked-list/insert-at-the-head-of-a-linked-list https://youtu.be/VaECK03Dz-g?si=vHSwdf9jhE05adKM&amp;t=1934 https://bit.ly/3w9pEIt https://www.codingninjas.com/studio/problems/insert-node-at-the-beginning_8144739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leting a node in LinkedList</text:p>
          </table:table-cell>
          <table:table-cell office:value-type="string" calcext:value-type="string">
            <text:p>https://takeuforward.org/data-structure/delete-last-node-of-linked-list/ https://youtu.be/VaECK03Dz-g?si=CRaBHbOo2bHFbOT5 https://bit.ly/3Apg5aX https://www.codingninjas.com/studio/problems/delete-node-of-linked-list_8160463?utm_source=striver&amp;utm_medium=website&amp;utm_campaign=a_zcoursetuf https://leetcode.com/problems/delete-node-in-a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ind the length of the linkedlist [learn traversal]</text:p>
          </table:table-cell>
          <table:table-cell office:value-type="string" calcext:value-type="string">
            <text:p>https://takeuforward.org/linked-list/find-the-length-of-a-linked-list https://youtu.be/Nq7ok-OyEpg?si=xqQbukLfo2oZ6C6s&amp;t=2240 https://bit.ly/3Po7tpf https://www.codingninjas.com/studio/problems/count-nodes-of-linked-list_5884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earch an element in the LL</text:p>
          </table:table-cell>
          <table:table-cell office:value-type="string" calcext:value-type="string">
            <text:p>https://takeuforward.org/linked-list/search-an-element-in-a-linked-list https://youtu.be/Nq7ok-OyEpg?si=WNXcIaXZ_B6cNq0s&amp;t=2524 https://bit.ly/3Epriup https://www.codingninjas.com/studio/problems/search-in-a-linked-list_975381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troduction to DLL, learn about struct, and how is node represented</text:p>
          </table:table-cell>
          <table:table-cell office:value-type="string" calcext:value-type="string">
            <text:p>https://takeuforward.org/linked-list/introduction-to-doubly-linked-list https://youtu.be/0eKMU10uEDI?si=uDnoj_C5ghEpNLvP https://bit.ly/3V9wY1v https://www.codingninjas.com/studio/problems/introduction-to-doubly-linked-list_8160413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sert a node in DLL</text:p>
          </table:table-cell>
          <table:table-cell office:value-type="string" calcext:value-type="string">
            <text:p>https://takeuforward.org/data-structure/insert-at-end-of-doubly-linked-list/ https://youtu.be/0eKMU10uEDI?si=J5a0pQTosimcO_aA&amp;t=2684 https://bit.ly/3QD4hHs https://www.codingninjas.com/studio/problems/insert-at-end-of-doubly-linked-list_8160464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elete a node in DLL</text:p>
          </table:table-cell>
          <table:table-cell office:value-type="string" calcext:value-type="string">
            <text:p>https://takeuforward.org/data-structure/delete-last-node-of-a-doubly-linked-list/ https://youtu.be/0eKMU10uEDI?si=sE7jqrW46lfRHVLd&amp;t=853 https://bit.ly/3QlEoMx https://www.codingninjas.com/studio/problems/delete-last-node-of-a-doubly-linked-list_8160469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verse a DLL</text:p>
          </table:table-cell>
          <table:table-cell office:value-type="string" calcext:value-type="string">
            <text:p>https://takeuforward.org/data-structure/reverse-a-doubly-linked-list/ https://youtu.be/u3WUW2qe6ww?si=96Wwlju72IvmzkxE https://bit.ly/3w6hUaa https://www.codingninjas.com/studio/problems/reverse-a-doubly-linked-list_1116098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iddle of a LinkedList [TortoiseHare Method]</text:p>
          </table:table-cell>
          <table:table-cell office:value-type="string" calcext:value-type="string">
            <text:p>https://takeuforward.org/data-structure/find-middle-element-in-a-linked-list/ https://youtu.be/7LjQ57RqgEc?si=ir_rRDio38rhamU_ https://bit.ly/3dAjkn1 https://www.codingninjas.com/studio/problems/middle-of-linked-list_973250?utm_source=striver&amp;utm_medium=website&amp;utm_campaign=a_zcoursetuf https://leetcode.com/problems/middle-of-the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verse a LinkedList [Iterative]</text:p>
          </table:table-cell>
          <table:table-cell office:value-type="string" calcext:value-type="string">
            <text:p>https://takeuforward.org/data-structure/reverse-a-linked-list/ https://youtu.be/D2vI2DNJGd8?si=RCaLSx01qR21IBdh https://bit.ly/3zY03mT https://www.codingninjas.com/studio/problems/reverse-linked-list_920513?utm_source=striver&amp;utm_medium=website&amp;utm_campaign=a_zcoursetuf https://leetcode.com/problems/reverse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verse a LL [Recursive]</text:p>
          </table:table-cell>
          <table:table-cell office:value-type="string" calcext:value-type="string">
            <text:p>https://takeuforward.org/data-structure/reverse-a-linked-list/ https://youtu.be/D2vI2DNJGd8?si=RCaLSx01qR21IBdh https://bit.ly/3zY03mT https://www.codingninjas.com/studio/problems/reverse-linked-list_920513?utm_source=striver&amp;utm_medium=website&amp;utm_campaign=a_zcoursetuf https://leetcode.com/problems/reverse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tect a loop in LL</text:p>
          </table:table-cell>
          <table:table-cell office:value-type="string" calcext:value-type="string">
            <text:p>https://takeuforward.org/data-structure/detect-a-cycle-in-a-linked-list/ https://youtu.be/wiOo4DC5GGA?si=zagt6O6tFXc4_3cx https://bit.ly/3QN8PLn https://www.codingninjas.com/studio/problems/cycle-detection-in-a-singly-linked-list_628974?utm_source=striver&amp;utm_medium=website&amp;utm_campaign=a_zcoursetuf https://leetcode.com/problems/linked-list-cycle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ind the starting point in LL</text:p>
          </table:table-cell>
          <table:table-cell office:value-type="string" calcext:value-type="string">
            <text:p>https://takeuforward.org/data-structure/starting-point-of-loop-in-a-linked-list/ https://youtu.be/2Kd0KKmmHFc?si=7UreDPRjRvapeVB0 https://bit.ly/3zuBr66 https://www.codingninjas.com/studio/problems/linked-list-cycle-ii_1112628?utm_source=striver&amp;utm_medium=website&amp;utm_campaign=a_zcoursetuf https://leetcode.com/problems/linked-list-cycle-ii/</text:p>
          </table:table-cell>
          <table:table-cell office:value-type="string" calcext:value-type="string">
            <text:p>[{"VALUE":"LINKED-LIST","LABEL":"LINKED LIST"},{"VALUE":"HASHING","LABEL":"HASHING"},{"VALUE":"TWO-POINTERS","LABEL":"TWO POINTER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ngth of Loop in LL</text:p>
          </table:table-cell>
          <table:table-cell office:value-type="string" calcext:value-type="string">
            <text:p>https://takeuforward.org/linked-list/length-of-loop-in-linked-list https://youtu.be/I4g1qbkTPus?si=ONktpqewvx57T8pF https://bit.ly/3dyXL6m https://www.codingninjas.com/studio/problems/find-length-of-loop_8160455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heck if LL is palindrome or not</text:p>
          </table:table-cell>
          <table:table-cell office:value-type="string" calcext:value-type="string">
            <text:p>https://takeuforward.org/data-structure/check-if-given-linked-list-is-plaindrome/ https://youtu.be/lRY_G-u_8jk?si=BpM8hRYvXSYyjl-G https://bit.ly/3JVrnXJ https://www.codingninjas.com/studio/problems/check-if-linked-list-is-palindrome_985248?utm_source=striver&amp;utm_medium=website&amp;utm_campaign=a_zcoursetuf https://leetcode.com/problems/palindrome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grregate odd and even nodes in LL</text:p>
          </table:table-cell>
          <table:table-cell office:value-type="string" calcext:value-type="string">
            <text:p>https://takeuforward.org/data-structure/segregate-even-and-odd-nodes-in-linkedlist https://youtu.be/qf6qp7GzD5Q?si=JozAyXUdT8EJMSCQ https://bit.ly/3A3aeqe https://www.codingninjas.com/studio/problems/segregate-even-and-odd-nodes-in-a-linked-list_1116100?utm_source=striver&amp;utm_medium=website&amp;utm_campaign=a_zcoursetuf https://leetcode.com/problems/odd-even-linked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move Nth node from the back of the LL</text:p>
          </table:table-cell>
          <table:table-cell office:value-type="string" calcext:value-type="string">
            <text:p>https://takeuforward.org/data-structure/remove-n-th-node-from-the-end-of-a-linked-list/ https://youtu.be/3kMKYQ2wNIU?si=DtFDnPU7z9HMz_GM https://bit.ly/3pobNKM https://www.codingninjas.com/studio/problems/delete-kth-node-from-end_799912?utm_source=striver&amp;utm_medium=website&amp;utm_campaign=a_zcoursetuf https://leetcode.com/problems/remove-nth-node-from-end-of-list/</text:p>
          </table:table-cell>
          <table:table-cell office:value-type="string" calcext:value-type="string">
            <text:p>[{"VALUE":"LINKED-LIST","LABEL":"LINKED LIST"},{"VALUE":"TWO-POINTERS","LABEL":"TWO POINTER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lete the middle node of LL</text:p>
          </table:table-cell>
          <table:table-cell office:value-type="string" calcext:value-type="string">
            <text:p>https://takeuforward.org/linked-list/delete-the-middle-node-of-the-linked-list https://youtu.be/ePpV-_pfOeI?si=Au9GsZkVO57j6SiN https://bit.ly/3QzoU7W https://www.codingninjas.com/studio/problems/delete-middle-node_763267?utm_source=striver&amp;utm_medium=website&amp;utm_campaign=a_zcoursetuf https://leetcode.com/problems/delete-the-middle-node-of-a-linked-list/#:~:text=You%20are%20given%20the%20head,than%20or%20equal%20to%20x%20.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ort LL</text:p>
          </table:table-cell>
          <table:table-cell office:value-type="string" calcext:value-type="string">
            <text:p>https://takeuforward.org/linked-list/sort-a-linked-list https://youtu.be/8ocB7a_c-Cc?si=Gv-Y8q8-WyARoV35 https://bit.ly/3dDuLdO https://www.codingninjas.com/studio/problems/sort-linked-list_625193?utm_source=striver&amp;utm_medium=website&amp;utm_campaign=a_zcoursetuf https://leetcode.com/problems/sort-list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rt a LL of 0's 1's and 2's by changing links</text:p>
          </table:table-cell>
          <table:table-cell office:value-type="string" calcext:value-type="string">
            <text:p>https://youtu.be/gRII7LhdJWc?si=l3qRC7w3NhY7OAqw https://bit.ly/3Ceotvr https://www.codingninjas.com/studio/problems/sort-linked-list-of-0s-1s-2s_1071937?utm_source=striver&amp;utm_medium=website&amp;utm_campaign=a_zcoursetuf</text:p>
          </table:table-cell>
          <table:table-cell office:value-type="string" calcext:value-type="string">
            <text:p>[{"VALUE":"ARRAYS","LABEL":"ARRAYS"},{"VALUE":"TWO-POINTERS","LABEL":"TWO POINTER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ind the intersection point of Y LL</text:p>
          </table:table-cell>
          <table:table-cell office:value-type="string" calcext:value-type="string">
            <text:p>https://takeuforward.org/data-structure/find-intersection-of-two-linked-lists/ https://youtu.be/0DYoPz2Tpt4?si=L-uJs5yXUxj4VJM2 https://bit.ly/3pl5R4W https://www.codingninjas.com/studio/problems/-intersection-of-two-linked-lists_630457?utm_source=striver&amp;utm_medium=website&amp;utm_campaign=a_zcoursetuf https://leetcode.com/problems/intersection-of-two-linked-lists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d 1 to a number represented by LL</text:p>
          </table:table-cell>
          <table:table-cell office:value-type="string" calcext:value-type="string">
            <text:p>https://youtu.be/aXQWhbvT3w0?si=uRgU9S4r5cVmnUy7 https://bit.ly/3piCTD3 https://www.codingninjas.com/studio/problems/add-one-to-a-number-represented-as-linked-list_920557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dd 2 numbers in LL</text:p>
          </table:table-cell>
          <table:table-cell office:value-type="string" calcext:value-type="string">
            <text:p>https://takeuforward.org/data-structure/add-two-numbers-represented-as-linked-lists/ https://youtu.be/XmRrGzR6udg?si=VYuZYUcaVCrZCgpA https://bit.ly/3JZlGb7 https://www.codingninjas.com/studio/problems/add-two-numbers_1170520?utm_source=striver&amp;utm_medium=website&amp;utm_campaign=a_zcoursetuf https://leetcode.com/problems/add-two-numbers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lete all occurrences of a key in DLL</text:p>
          </table:table-cell>
          <table:table-cell office:value-type="string" calcext:value-type="string">
            <text:p>https://youtu.be/Mh0NH_SD92k?si=tCYshBRi1upMqSVz https://bit.ly/3zuBr66 https://www.codingninjas.com/studio/problems/delete-all-occurrences-of-a-given-key-in-a-doubly-linked-list_8160461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ind pairs with given sum in DLL</text:p>
          </table:table-cell>
          <table:table-cell office:value-type="string" calcext:value-type="string">
            <text:p>https://youtu.be/YitR4dQsddE?si=iZAC259hdngV_OxC https://bit.ly/3zWPiBj https://www.codingninjas.com/studio/problems/find-pairs-with-given-sum-in-doubly-linked-list_1164172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ve duplicates from sorted DLL</text:p>
          </table:table-cell>
          <table:table-cell office:value-type="string" calcext:value-type="string">
            <text:p>https://youtu.be/YJKVTnOJXSY?si=AsZoNUoewetsBjr0 https://bit.ly/3FtJUtZ https://www.codingninjas.com/studio/problems/remove-duplicates-from-a-sorted-doubly-linked-list_2420283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verse LL in group of given size K</text:p>
          </table:table-cell>
          <table:table-cell office:value-type="string" calcext:value-type="string">
            <text:p>https://takeuforward.org/data-structure/reverse-linked-list-in-groups-of-size-k/ https://youtu.be/lIar1skcQYI?si=_jFghHKX4eaK36a1 https://bit.ly/3zWPiBj https://www.codingninjas.com/studio/problems/reverse-list-in-k-groups_983644?utm_source=striver&amp;utm_medium=website&amp;utm_campaign=a_zcoursetuf https://leetcode.com/problems/reverse-nodes-in-k-group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otate a LL</text:p>
          </table:table-cell>
          <table:table-cell office:value-type="string" calcext:value-type="string">
            <text:p>https://takeuforward.org/data-structure/rotate-a-linked-list/ https://youtu.be/uT7YI7XbTY8?si=ZaChW3a68c_v54Is https://bit.ly/3JXvemY https://www.codingninjas.com/studio/problems/rotate-linked-list_920454?utm_source=striver&amp;utm_medium=website&amp;utm_campaign=a_zcoursetuf https://leetcode.com/problems/rotate-list/description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lattening of LL</text:p>
          </table:table-cell>
          <table:table-cell office:value-type="string" calcext:value-type="string">
            <text:p>https://takeuforward.org/data-structure/flattening-a-linked-list/ https://youtu.be/ykelywHJWLg?si=InMg9MmTHzY22NSR https://bit.ly/3w9TKf8 https://www.codingninjas.com/studio/problems/flatten-a-linked-list_1112655?utm_source=striver&amp;utm_medium=website&amp;utm_campaign=a_zcoursetuf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lone a Linked List with random and next pointer</text:p>
          </table:table-cell>
          <table:table-cell office:value-type="string" calcext:value-type="string">
            <text:p>https://takeuforward.org/data-structure/clone-linked-list-with-random-and-next-pointer/ https://youtu.be/q570bKdrnlw?si=epZtpWvtNwuTf23o https://bit.ly/3PpM6np https://www.codingninjas.com/studio/problems/clone-a-linked-list-with-random-pointers_983604?utm_source=striver&amp;utm_medium=website&amp;utm_campaign=a_zcoursetuf https://leetcode.com/problems/copy-list-with-random-pointer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cursive Implementation of atoi()</text:p>
          </table:table-cell>
          <table:table-cell office:value-type="string" calcext:value-type="string">
            <text:p>https://bit.ly/3K4ySLV https://www.codingninjas.com/studio/problems/implement-atoi-function_981270?utm_source=striver&amp;utm_medium=website&amp;utm_campaign=a_zcoursetuf https://leetcode.com/problems/string-to-integer-atoi/</text:p>
          </table:table-cell>
          <table:table-cell office:value-type="string" calcext:value-type="string">
            <text:p>[{"VALUE":"STRING","LABEL":"STR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ow(x, n)</text:p>
          </table:table-cell>
          <table:table-cell office:value-type="string" calcext:value-type="string">
            <text:p>https://takeuforward.org/data-structure/implement-powxn-x-raised-to-the-power-n/ https://youtu.be/l0YC3876qxg https://bit.ly/3QLc6uD https://www.codingninjas.com/studio/problems/find-x-raised-to-power-n-_626560?utm_source=striver&amp;utm_medium=website&amp;utm_campaign=a_zcoursetuf https://leetcode.com/problems/powx-n/</text:p>
          </table:table-cell>
          <table:table-cell office:value-type="string" calcext:value-type="string">
            <text:p>[{"VALUE":"MATHS","LABEL":"MATH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unt Good numbers</text:p>
          </table:table-cell>
          <table:table-cell office:value-type="string" calcext:value-type="string">
            <text:p>https://bit.ly/3w6SucH https://www.codingninjas.com/studio/problems/good-numbers_625508?utm_source=striver&amp;utm_medium=website&amp;utm_campaign=a_zcoursetuf https://leetcode.com/problems/count-good-numbers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ort a stack using recursion</text:p>
          </table:table-cell>
          <table:table-cell office:value-type="string" calcext:value-type="string">
            <text:p>https://bit.ly/3Pu0YBn https://www.codingninjas.com/codestudio/problems/sort-stack_1229505?utm_source=striver&amp;utm_medium=website&amp;utm_campaign=a_zcoursetuf</text:p>
          </table:table-cell>
          <table:table-cell office:value-type="string" calcext:value-type="string">
            <text:p>[{"VALUE":"STACK","LABEL":"STACK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verse a stack using recursion</text:p>
          </table:table-cell>
          <table:table-cell office:value-type="string" calcext:value-type="string">
            <text:p>https://bit.ly/3podAiY https://www.codingninjas.com/studio/problems/reverse-stack-using-recursion_631875?utm_source=striver&amp;utm_medium=website&amp;utm_campaign=a_zcoursetuf</text:p>
          </table:table-cell>
          <table:table-cell office:value-type="string" calcext:value-type="string">
            <text:p>[{"VALUE":"STACK","LABEL":"STACK"},{"VALUE":"RECURSION","LABEL":"RECURS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enerate all binary strings</text:p>
          </table:table-cell>
          <table:table-cell office:value-type="string" calcext:value-type="string">
            <text:p>https://bit.ly/3QJ0vwc https://www.codingninjas.com/studio/problems/-binary-strings-with-no-consecutive-1s._893001?utm_source=striver&amp;utm_medium=website&amp;utm_campaign=a_zcoursetuf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enerate Paranthesis</text:p>
          </table:table-cell>
          <table:table-cell office:value-type="string" calcext:value-type="string">
            <text:p>https://bit.ly/3K5keUw https://www.codingninjas.com/studio/problems/generate-all-parenthesis_920445?utm_source=striver&amp;utm_medium=website&amp;utm_campaign=a_zcoursetuf https://leetcode.com/problems/generate-parentheses/</text:p>
          </table:table-cell>
          <table:table-cell office:value-type="string" calcext:value-type="string">
            <text:p>[{"VALUE":"STRING","LABEL":"STRING"},{"VALUE":"DATA-STRUCTURE","LABEL":"DATA STRUCTURES"},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int all subsequences/Power Set</text:p>
          </table:table-cell>
          <table:table-cell office:value-type="string" calcext:value-type="string">
            <text:p>https://takeuforward.org/data-structure/power-set-print-all-the-possible-subsequences-of-the-string/ https://youtu.be/b7AYbpM5YrE https://bit.ly/3STXz1t https://www.codingninjas.com/studio/problems/print-subsequences_8416366?utm_source=striver&amp;utm_medium=website&amp;utm_campaign=a_zcoursetuf https://leetcode.com/problems/subsets/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arn All Patterns of Subsequences (Theory)</text:p>
          </table:table-cell>
          <table:table-cell office:value-type="string" calcext:value-type="string">
            <text:p>https://www.youtube.com/watch?v=eQCS_v3bw0Q&amp;list=PLgUwDviBIf0rGlzIn_7rsaR2FQ5e6ZOL9&amp;index=7 https://bit.ly/3US225G https://www.codingninjas.com/codestudio/problems/more-subsequence_8842355?utm_source=striver&amp;utm_medium=website&amp;utm_campaign=a_zcoursetuf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unt all subsequences with sum K</text:p>
          </table:table-cell>
          <table:table-cell office:value-type="string" calcext:value-type="string">
            <text:p>https://bit.ly/3SVf1me https://www.codingninjas.com/studio/problems/subarrays-with-sum-‘k'_6922076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eck if there exists a subsequence with sum K</text:p>
          </table:table-cell>
          <table:table-cell office:value-type="string" calcext:value-type="string">
            <text:p>https://www.codingninjas.com/studio/problems/subset-sum_630213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https://takeuforward.org/data-structure/combination-sum-1/ https://www.youtube.com/watch?v=OyZFFqQtu98&amp;list=PLgUwDviBIf0p4ozDR_kJJkONnb1wdx2Ma&amp;index=49 https://bit.ly/3C9bJ91 https://www.codingninjas.com/studio/problems/combination-sum_981296?utm_source=striver&amp;utm_medium=website&amp;utm_campaign=a_zcoursetuf https://leetcode.com/problems/combination-sum/</text:p>
          </table:table-cell>
          <table:table-cell office:value-type="string" calcext:value-type="string">
            <text:p>[{"VALUE":"RECURSION","LABEL":"RECURSION"},{"VALUE":"DATA-STRUCTURE","LABEL":"DATA STRUCTURES"},{"VALUE":"ARRAYS","LABEL":"ARRAY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mbination Sum-II</text:p>
          </table:table-cell>
          <table:table-cell office:value-type="string" calcext:value-type="string">
            <text:p>https://takeuforward.org/data-structure/combination-sum-ii-find-all-unique-combinations/ https://www.youtube.com/watch?v=G1fRTGRxXU8&amp;list=PLgUwDviBIf0p4ozDR_kJJkONnb1wdx2Ma&amp;index=50 https://bit.ly/3VgczZ2 https://www.codingninjas.com/studio/problems/combination-sum-ii_1112622?utm_source=striver&amp;utm_medium=website&amp;utm_campaign=a_zcoursetuf https://leetcode.com/problems/combination-sum-ii/</text:p>
          </table:table-cell>
          <table:table-cell office:value-type="string" calcext:value-type="string">
            <text:p>[{"VALUE":"RECURSION","LABEL":"RECURSION"},{"VALUE":"DATA-STRUCTURE","LABEL":"DATA STRUCTURES"},{"VALUE":"ARRAYS","LABEL":"ARRAY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ubset Sum-I</text:p>
          </table:table-cell>
          <table:table-cell office:value-type="string" calcext:value-type="string">
            <text:p>https://takeuforward.org/data-structure/subset-sum-sum-of-all-subsets/ https://www.youtube.com/watch?v=rYkfBRtMJr8&amp;list=PLgUwDviBIf0p4ozDR_kJJkONnb1wdx2Ma&amp;index=52 https://bit.ly/3C9GQRS https://www.codingninjas.com/studio/problems/subset-sum_3843086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bset Sum-II</text:p>
          </table:table-cell>
          <table:table-cell office:value-type="string" calcext:value-type="string">
            <text:p>https://takeuforward.org/data-structure/subset-ii-print-all-the-unique-subsets/ https://www.youtube.com/watch?v=RIn3gOkbhQE&amp;list=PLgUwDviBIf0p4ozDR_kJJkONnb1wdx2Ma&amp;index=53 https://bit.ly/3MlAvWF https://www.codingninjas.com/studio/problems/get-all-unique-subsets_624393?utm_source=striver&amp;utm_medium=website&amp;utm_campaign=a_zcoursetuf https://leetcode.com/problems/subsets-ii/</text:p>
          </table:table-cell>
          <table:table-cell office:value-type="string" calcext:value-type="string">
            <text:p>[{"VALUE":"ARRAYS","LABEL":"ARRAYS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mbination Sum - III</text:p>
          </table:table-cell>
          <table:table-cell office:value-type="string" calcext:value-type="string">
            <text:p>https://bit.ly/3CMZFul https://www.codingninjas.com/studio/problems/combination-sum-iii_5038357?utm_source=striver&amp;utm_medium=website&amp;utm_campaign=a_zcoursetuf https://leetcode.com/problems/combination-sum-iii/</text:p>
          </table:table-cell>
          <table:table-cell office:value-type="string" calcext:value-type="string">
            <text:p>[{"VALUE":"RECURSION","LABEL":"RECURSION"},{"VALUE":"DATA-STRUCTURE","LABEL":"DATA STRUCTURES"},{"VALUE":"ARRAYS","LABEL":"ARRAY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tter Combinations of a Phone number</text:p>
          </table:table-cell>
          <table:table-cell office:value-type="string" calcext:value-type="string">
            <text:p>https://bit.ly/3K1INBO https://www.codingninjas.com/studio/problems/letter-phone_626178?utm_source=striver&amp;utm_medium=website&amp;utm_campaign=a_zcoursetuf https://leetcode.com/problems/letter-combinations-of-a-phone-number/</text:p>
          </table:table-cell>
          <table:table-cell office:value-type="string" calcext:value-type="string">
            <text:p>[{"VALUE":"HASHING","LABEL":"HASHING"},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lindrome Partitioning</text:p>
          </table:table-cell>
          <table:table-cell office:value-type="string" calcext:value-type="string">
            <text:p>https://takeuforward.org/data-structure/palindrome-partitioning/ https://www.youtube.com/watch?v=WBgsABoClE0&amp;list=PLgUwDviBIf0p4ozDR_kJJkONnb1wdx2Ma&amp;index=51 https://bit.ly/3T63roP https://www.codingninjas.com/studio/problems/palindrome-partitioning_626181?utm_source=striver&amp;utm_medium=website&amp;utm_campaign=a_zcoursetuf https://leetcode.com/problems/palindrome-partitioning/</text:p>
          </table:table-cell>
          <table:table-cell office:value-type="string" calcext:value-type="string">
            <text:p>[{"VALUE":"STRING","LABEL":"STRING"},{"VALUE":"DATA-STRUCTURE","LABEL":"DATA STRUCTURES"},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https://takeuforward.org/data-structure/word-search-leetcode/ https://bit.ly/3Ca9xOL https://www.codingninjas.com/studio/problems/word-search---l_892986?utm_source=striver&amp;utm_medium=website&amp;utm_campaign=a_zcoursetuf https://leetcode.com/problems/word-search/</text:p>
          </table:table-cell>
          <table:table-cell office:value-type="string" calcext:value-type="string">
            <text:p>[{"VALUE":"ARRAYS","LABEL":"ARRAYS"},{"VALUE":"DATA-STRUCTURE","LABEL":"DATA STRUCTURES"},{"VALUE":"STRING","LABEL":"STR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 Queen</text:p>
          </table:table-cell>
          <table:table-cell office:value-type="string" calcext:value-type="string">
            <text:p>https://takeuforward.org/data-structure/n-queen-problem-return-all-distinct-solutions-to-the-n-queens-puzzle/ https://www.youtube.com/watch?v=i05Ju7AftcM&amp;list=PLgUwDviBIf0p4ozDR_kJJkONnb1wdx2Ma&amp;index=57 https://bit.ly/3QurLP8 https://www.codingninjas.com/studio/problems/n-queens_696453?utm_source=striver&amp;utm_medium=website&amp;utm_campaign=a_zcoursetuf https://leetcode.com/problems/n-queens/</text:p>
          </table:table-cell>
          <table:table-cell office:value-type="string" calcext:value-type="string">
            <text:p>[{"VALUE":"ARRAYS","LABEL":"ARRAY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t in a Maze</text:p>
          </table:table-cell>
          <table:table-cell office:value-type="string" calcext:value-type="string">
            <text:p>https://takeuforward.org/data-structure/rat-in-a-maze/ https://www.youtube.com/watch?v=bLGZhJlt4y0&amp;list=PLgUwDviBIf0p4ozDR_kJJkONnb1wdx2Ma&amp;index=60 https://bit.ly/3pkqK0g https://www.codingninjas.com/studio/problems/rat-in-a-maze-_8842357?utm_source=striver&amp;utm_medium=website&amp;utm_campaign=a_zcoursetuf https://practice.geeksforgeeks.org/problems/rat-in-a-maze-problem/1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ord Break</text:p>
          </table:table-cell>
          <table:table-cell office:value-type="string" calcext:value-type="string">
            <text:p>https://bit.ly/3bVT5XN https://www.codingninjas.com/studio/problems/word-break-1_758963?utm_source=striver&amp;utm_medium=website&amp;utm_campaign=a_zcoursetuf https://leetcode.com/problems/word-break/</text:p>
          </table:table-cell>
          <table:table-cell/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 Coloring Problem</text:p>
          </table:table-cell>
          <table:table-cell office:value-type="string" calcext:value-type="string">
            <text:p>https://takeuforward.org/data-structure/m-coloring-problem/ https://www.youtube.com/watch?v=wuVwUK25Rfc&amp;list=PLgUwDviBIf0p4ozDR_kJJkONnb1wdx2Ma&amp;index=59 https://bit.ly/3Cepqnv https://www.codingninjas.com/studio/problems/m-coloring-problem_981273?utm_source=striver&amp;utm_medium=website&amp;utm_campaign=a_zcoursetuf https://practice.geeksforgeeks.org/problems/m-coloring-problem-1587115620/1#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doko Solver</text:p>
          </table:table-cell>
          <table:table-cell office:value-type="string" calcext:value-type="string">
            <text:p>https://takeuforward.org/data-structure/sudoku-solver/ https://www.youtube.com/watch?v=FWAIf_EVUKE&amp;list=PLgUwDviBIf0p4ozDR_kJJkONnb1wdx2Ma&amp;index=58 https://bit.ly/3PrA5hs https://www.codingninjas.com/studio/problems/sudoku-solver_8416969?utm_source=striver&amp;utm_medium=website&amp;utm_campaign=a_zcoursetuf https://leetcode.com/problems/sudoku-solver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ression Add Operators</text:p>
          </table:table-cell>
          <table:table-cell office:value-type="string" calcext:value-type="string">
            <text:p>https://bit.ly/3yPPZN3 https://www.codingninjas.com/studio/problems/find-x-raised-to-power-n-_626560?utm_source=striver&amp;utm_medium=website&amp;utm_campaign=a_zcoursetuf https://leetcode.com/problems/expression-add-operators/</text:p>
          </table:table-cell>
          <table:table-cell office:value-type="string" calcext:value-type="string">
            <text:p>[{"VALUE":"MATHS","LABEL":"MATHS"},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ntroduction to Bit Manipulation [Theory]</text:p>
          </table:table-cell>
          <table:table-cell office:value-type="string" calcext:value-type="string">
            <text:p>https://youtu.be/qQd-ViW7bfk?si=QtdNaRhHmZb08Mr8 https://bit.ly/3Eo8JVW https://www.codingninjas.com/studio/problems/bit-manipulation_8142533?utm_source=striver&amp;utm_medium=website&amp;utm_campaign=a_zcoursetuf</text:p>
          </table:table-cell>
          <table:table-cell office:value-type="string" calcext:value-type="string">
            <text:p>[{"VALUE":"BIT-MANIPULATION","LABEL":"BIT MANIPULAT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heck if the i-th bit is set or not</text:p>
          </table:table-cell>
          <table:table-cell office:value-type="string" calcext:value-type="string">
            <text:p>https://youtu.be/nttpF8kwgd4?si=x9o8PsYaA2XVZ9rV https://practice.geeksforgeeks.org/problems/check-whether-k-th-bit-is-set-or-not-1587115620/1 https://www.codingninjas.com/studio/problems/check-whether-k-th-bit-is-set-or-not_5026446?utm_source=striver&amp;utm_medium=website&amp;utm_campaign=a_zcoursetuf</text:p>
          </table:table-cell>
          <table:table-cell office:value-type="string" calcext:value-type="string">
            <text:p>[{"VALUE":"BIT-MANIPULATION","LABEL":"BIT MANIPULATION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eck if a number is odd or not</text:p>
          </table:table-cell>
          <table:table-cell office:value-type="string" calcext:value-type="string">
            <text:p>https://youtu.be/nttpF8kwgd4?si=x9o8PsYaA2XVZ9rV https://practice.geeksforgeeks.org/problems/odd-or-even3618/1 https://www.codingninjas.com/codestudio/problems/odd-even_7993579?utm_source=striver&amp;utm_medium=website&amp;utm_campaign=a_zcoursetuf</text:p>
          </table:table-cell>
          <table:table-cell office:value-type="string" calcext:value-type="string">
            <text:p>[{"VALUE":"MATHS","LABEL":"MATH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eck if a number is power of 2 or not</text:p>
          </table:table-cell>
          <table:table-cell office:value-type="string" calcext:value-type="string">
            <text:p>https://youtu.be/nttpF8kwgd4?si=x9o8PsYaA2XVZ9rV https://practice.geeksforgeeks.org/problems/power-of-2-1587115620/1 https://www.codingninjas.com/studio/problems/power-of-two_893061?utm_source=striver&amp;utm_medium=website&amp;utm_campaign=a_zcoursetuf https://leetcode.com/problems/power-of-two/</text:p>
          </table:table-cell>
          <table:table-cell office:value-type="string" calcext:value-type="string">
            <text:p>[{"VALUE":"MATHS","LABEL":"MATH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unt the number of set bits</text:p>
          </table:table-cell>
          <table:table-cell office:value-type="string" calcext:value-type="string">
            <text:p>https://youtu.be/nttpF8kwgd4?si=x9o8PsYaA2XVZ9rV https://practice.geeksforgeeks.org/problems/count-total-set-bits-1587115620/1 https://www.codingninjas.com/studio/problems/count-total-set-bits_784?utm_source=striver&amp;utm_medium=website&amp;utm_campaign=a_zcoursetuf</text:p>
          </table:table-cell>
          <table:table-cell office:value-type="string" calcext:value-type="string">
            <text:p>[{"VALUE":"BIT-MANIPULATION","LABEL":"BIT MANIPULAT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t/Unset the rightmost unset bit</text:p>
          </table:table-cell>
          <table:table-cell office:value-type="string" calcext:value-type="string">
            <text:p>https://youtu.be/nttpF8kwgd4?si=x9o8PsYaA2XVZ9rV https://practice.geeksforgeeks.org/problems/set-the-rightmost-unset-bit4436/1 https://www.codingninjas.com/studio/problems/set-the-rightmost-unset-bit_8160456?utm_source=striver&amp;utm_medium=website&amp;utm_campaign=a_zcoursetuf</text:p>
          </table:table-cell>
          <table:table-cell office:value-type="string" calcext:value-type="string">
            <text:p>[{"VALUE":"BIT-MANIPULATION","LABEL":"BIT MANIPULATION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wap two numbers</text:p>
          </table:table-cell>
          <table:table-cell office:value-type="string" calcext:value-type="string">
            <text:p>https://youtu.be/nttpF8kwgd4?si=x9o8PsYaA2XVZ9rV https://practice.geeksforgeeks.org/problems/swap-two-numbers3844/1 https://www.codingninjas.com/studio/problems/swap-two-numbers_1380853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ivide two integers without using multiplication, division and mod operator</text:p>
          </table:table-cell>
          <table:table-cell office:value-type="string" calcext:value-type="string">
            <text:p>https://youtu.be/pBD4B1tzgVc?si=G9c5pEE-RrzeU6sz https://practice.geeksforgeeks.org/problems/division-without-using-multiplication-division-and-mod-operator/0 https://www.codingninjas.com/studio/problems/-divide-two-integers_1112617?utm_source=striver&amp;utm_medium=website&amp;utm_campaign=a_zcoursetuf https://leetcode.com/problems/divide-two-integers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unt number of bits to be flipped to convert A to B</text:p>
          </table:table-cell>
          <table:table-cell office:value-type="string" calcext:value-type="string">
            <text:p>https://youtu.be/OOdrmcfZXd8?si=rnkRVz1UiVBKWC69 https://practice.geeksforgeeks.org/problems/bit-difference-1587115620/1 https://www.codingninjas.com/studio/problems/flip-bits_8160405?utm_source=striver&amp;utm_medium=website&amp;utm_campaign=a_zcoursetuf https://leetcode.com/problems/minimum-bit-flips-to-convert-number/</text:p>
          </table:table-cell>
          <table:table-cell office:value-type="string" calcext:value-type="string">
            <text:p>[{"VALUE":"BIT-MANIPULATION","LABEL":"BIT MANIPULAT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ind the number that appears odd number of times</text:p>
          </table:table-cell>
          <table:table-cell office:value-type="string" calcext:value-type="string">
            <text:p>https://youtu.be/sFBCAl8yBfE?si=fETk-BA0cvmF02rR https://practice.geeksforgeeks.org/problems/find-the-odd-occurence4820/1 https://www.codingninjas.com/studio/problems/one-odd-occurring_4606074?utm_source=striver&amp;utm_medium=website&amp;utm_campaign=a_zcoursetuf https://leetcode.com/problems/single-number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wer Set</text:p>
          </table:table-cell>
          <table:table-cell office:value-type="string" calcext:value-type="string">
            <text:p>https://youtu.be/LqKaUv1G3_I?si=UXU_T5OsHiokPRvP https://practice.geeksforgeeks.org/problems/power-set4302/1 https://www.codingninjas.com/studio/problems/subsequences-of-string_985087?utm_source=striver&amp;utm_medium=website&amp;utm_campaign=a_zcoursetuf https://leetcode.com/problems/subsets/</text:p>
          </table:table-cell>
          <table:table-cell office:value-type="string" calcext:value-type="string">
            <text:p>[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ind xor of numbers from L to R</text:p>
          </table:table-cell>
          <table:table-cell office:value-type="string" calcext:value-type="string">
            <text:p>https://youtu.be/WqGb7159h7Q?si=uGUEbNUUaIN_6Vvr https://bit.ly/3T8xUCf https://www.codingninjas.com/studio/problems/l-to-r-xor_8160412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ind the two numbers appearing odd number of times</text:p>
          </table:table-cell>
          <table:table-cell office:value-type="string" calcext:value-type="string">
            <text:p>https://youtu.be/UA5JnV1J2sI?si=VFBRJyb3boZvx_r1 https://practice.geeksforgeeks.org/problems/two-numbers-with-odd-occurrences5846/1 https://www.codingninjas.com/studio/problems/two-numbers-with-odd-occurrences_8160466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int Prime Factors of a Number</text:p>
          </table:table-cell>
          <table:table-cell office:value-type="string" calcext:value-type="string">
            <text:p>https://youtu.be/LT7XhVdeRyg?si=6HkjQokJRPTFai21 https://bit.ly/3C165p8 https://www.codingninjas.com/studio/problems/prime-factorisation_1760849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l Divisors of a Number</text:p>
          </table:table-cell>
          <table:table-cell office:value-type="string" calcext:value-type="string">
            <text:p>https://youtu.be/Ae_Ag_saG9s?si=QQoDTW5DxyZ3Lfjg https://practice.geeksforgeeks.org/problems/all-divisors-of-a-number/1?utm_source=youtube&amp;amp;utm_medium=collab_striver_ytdescription&amp;amp;utm_campaign=all-divisors-of-a-number https://www.codingninjas.com/studio/problems/print-all-divisors-of-a-number_1164188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eve of Eratosthenes</text:p>
          </table:table-cell>
          <table:table-cell office:value-type="string" calcext:value-type="string">
            <text:p>https://youtu.be/g5Fuxn_AvSk?si=fv6Q-Po7wrMW0a5n https://bit.ly/3fduYVT https://www.codingninjas.com/studio/problems/prime-factorisation_1760849?utm_source=striver&amp;utm_medium=website&amp;utm_campaign=a_zcoursetuf https://leetcode.com/problems/count-primes/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ind Prime Factorisation of a Number using Sieve</text:p>
          </table:table-cell>
          <table:table-cell office:value-type="string" calcext:value-type="string">
            <text:p>https://youtu.be/glKWkmKFlMw?si=3k5K5oq3FvKVrWLB https://bit.ly/3SPGzbK https://www.codingninjas.com/studio/problems/prime-factorisation_1760849?utm_source=striver&amp;utm_medium=website&amp;utm_campaign=a_zcoursetuf</text:p>
          </table:table-cell>
          <table:table-cell office:value-type="string" calcext:value-type="string">
            <text:p>[{"VALUE":"MATHS","LABEL":"MATH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ower(n, x)</text:p>
          </table:table-cell>
          <table:table-cell office:value-type="string" calcext:value-type="string">
            <text:p>https://youtu.be/hFWckDXE-K8?si=lBoOx3qYcmGo_j5b https://practice.geeksforgeeks.org/problems/power-of-numbers-1587115620/1?utm_source=youtube&amp;amp;utm_medium=collab_striver_ytdescription&amp;amp;utm_campaign=power-of-numbers https://www.codingninjas.com/studio/problems/power-of-numbers_8157729?utm_source=striver&amp;utm_medium=website&amp;utm_campaign=a_zcoursetuf https://leetcode.com/problems/powx-n/</text:p>
          </table:table-cell>
          <table:table-cell office:value-type="string" calcext:value-type="string">
            <text:p>[{"VALUE":"MATHS","LABEL":"MATHS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mplement Stack using Arrays</text:p>
          </table:table-cell>
          <table:table-cell office:value-type="string" calcext:value-type="string">
            <text:p>https://takeuforward.org/data-structure/implement-stack-using-array/ https://youtu.be/tqQ5fTamIN4?si=ofLt8Zt1ZvhikZ6w https://bit.ly/3QPJ39w https://www.codingninjas.com/studio/problems/stack-implementation-using-array_3210209?utm_source=striver&amp;utm_medium=website&amp;utm_campaign=a_zcoursetuf</text:p>
          </table:table-cell>
          <table:table-cell office:value-type="string" calcext:value-type="string">
            <text:p>[{"VALUE":"STACK","LABEL":"STACK"},{"VALUE":"ARRAYS","LABEL":"ARRAYS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mplement Queue using Arrays</text:p>
          </table:table-cell>
          <table:table-cell office:value-type="string" calcext:value-type="string">
            <text:p>https://takeuforward.org/data-structure/implement-queue-using-array/ https://youtu.be/tqQ5fTamIN4?si=ofLt8Zt1ZvhikZ6w https://bit.ly/3C9HLli https://www.codingninjas.com/codestudio/problems/implement-queue-using-arrays_8390825?utm_source=striver&amp;utm_medium=website&amp;utm_campaign=a_zcoursetuf</text:p>
          </table:table-cell>
          <table:table-cell office:value-type="string" calcext:value-type="string">
            <text:p>[{"VALUE":"ARRAYS","LABEL":"ARRAYS"},{"VALUE":"QUEUE","LABEL":"QUEU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mplement Stack using Queue</text:p>
          </table:table-cell>
          <table:table-cell office:value-type="string" calcext:value-type="string">
            <text:p>https://takeuforward.org/data-structure/implement-stack-using-single-queue/ https://youtu.be/tqQ5fTamIN4?si=ofLt8Zt1ZvhikZ6w https://bit.ly/3PrRI0F https://www.codingninjas.com/studio/problems/stack-using-queue_795152?utm_source=striver&amp;utm_medium=website&amp;utm_campaign=a_zcoursetuf https://leetcode.com/problems/implement-stack-using-queues/</text:p>
          </table:table-cell>
          <table:table-cell office:value-type="string" calcext:value-type="string">
            <text:p>[{"VALUE":"STACK","LABEL":"STACK"},{"VALUE":"QUEUE","LABEL":"QUEU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mplement Queue using Stack</text:p>
          </table:table-cell>
          <table:table-cell office:value-type="string" calcext:value-type="string">
            <text:p>https://takeuforward.org/data-structure/implement-queue-using-stack/ https://youtu.be/tqQ5fTamIN4?si=ofLt8Zt1ZvhikZ6w https://bit.ly/3Quthki https://www.codingninjas.com/studio/problems/day-25-:-queue-using-stack_799482?utm_source=striver&amp;utm_medium=website&amp;utm_campaign=a_zcoursetuf https://leetcode.com/problems/implement-queue-using-stacks/</text:p>
          </table:table-cell>
          <table:table-cell office:value-type="string" calcext:value-type="string">
            <text:p>[{"VALUE":"QUEUE","LABEL":"QUEUE"},{"VALUE":"DATA-STRUCTURE","LABEL":"DATA STRUCTURES"},{"VALUE":"STACK","LABEL":"STACK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mplement stack using Linkedlist</text:p>
          </table:table-cell>
          <table:table-cell office:value-type="string" calcext:value-type="string">
            <text:p>https://takeuforward.org/data-structure/implement-stack-using-linked-list/ https://youtu.be/tqQ5fTamIN4?si=ofLt8Zt1ZvhikZ6w https://bit.ly/3w6PwVv https://www.codingninjas.com/studio/problems/implement-stack-with-linked-list_1279905?utm_source=striver&amp;utm_medium=website&amp;utm_campaign=a_zcoursetuf</text:p>
          </table:table-cell>
          <table:table-cell office:value-type="string" calcext:value-type="string">
            <text:p>[{"VALUE":"STACK","LABEL":"STACK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mplement queue using Linkedlist</text:p>
          </table:table-cell>
          <table:table-cell office:value-type="string" calcext:value-type="string">
            <text:p>https://takeuforward.org/data-structure/implement-queue-using-linked-list/ https://youtu.be/tqQ5fTamIN4?si=ofLt8Zt1ZvhikZ6w https://bit.ly/3PA7mY0 https://www.codingninjas.com/codestudio/problems/implement-queue-using-linked-list_8161235?utm_source=striver&amp;utm_medium=website&amp;utm_campaign=a_zcoursetuf</text:p>
          </table:table-cell>
          <table:table-cell office:value-type="string" calcext:value-type="string">
            <text:p>[{"VALUE":"QUEUE","LABEL":"QUEUE"},{"VALUE":"LINKED-LIST","LABEL":"LINKED LIST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heck for balanced paranthesis</text:p>
          </table:table-cell>
          <table:table-cell office:value-type="string" calcext:value-type="string">
            <text:p>https://takeuforward.org/data-structure/check-for-balanced-parentheses/ https://youtu.be/xwjS0iZhw4I?si=UoyKpFn4Q3nf5h2R https://bit.ly/3An2IIo https://www.codingninjas.com/studio/problems/valid-parentheses_795104?utm_source=striver&amp;utm_medium=website&amp;utm_campaign=a_zcoursetuf https://leetcode.com/problems/valid-parentheses/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mplement Min Stack</text:p>
          </table:table-cell>
          <table:table-cell office:value-type="string" calcext:value-type="string">
            <text:p>https://takeuforward.org/data-structure/implement-min-stack-o2n-and-on-space-complexity/ https://youtu.be/NdDIaH91P0g?si=4_Jbsq5trFvfSdUY https://bit.ly/3JVhFoe https://www.codingninjas.com/studio/problems/min-stack_3843991?utm_source=striver&amp;utm_medium=website&amp;utm_campaign=a_zcoursetuf https://leetcode.com/problems/min-stack/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nfix to Postfix Conversion using Stack</text:p>
          </table:table-cell>
          <table:table-cell office:value-type="string" calcext:value-type="string">
            <text:p>https://takeuforward.org/data-structure/infix-to-postfix/ https://youtu.be/4pIc9UBHJtk?si=ryeVvQWpCgwbTQrh https://bit.ly/3JWYj1P https://www.codingninjas.com/studio/problems/day-23-:-infix-to-postfix-_1382146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efix to Infix Conversion</text:p>
          </table:table-cell>
          <table:table-cell office:value-type="string" calcext:value-type="string">
            <text:p>https://youtu.be/4pIc9UBHJtk?si=ryeVvQWpCgwbTQrh https://bit.ly/3FwxK3j https://www.codingninjas.com/studio/problems/prefix-to-infix_1215000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efix to Postfix Conversion</text:p>
          </table:table-cell>
          <table:table-cell office:value-type="string" calcext:value-type="string">
            <text:p>https://youtu.be/4pIc9UBHJtk?si=0pWtyDC1GhbiYP3P https://bit.ly/3DrwCLI https://www.codingninjas.com/codestudio/problems/convert-prefix-to-postfix_8391014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ostfix to Prefix Conversion</text:p>
          </table:table-cell>
          <table:table-cell office:value-type="string" calcext:value-type="string">
            <text:p>https://youtu.be/4pIc9UBHJtk?si=0pWtyDC1GhbiYP3P https://bit.ly/3UaWJxk https://www.codingninjas.com/studio/problems/postfix-to-prefix_1788455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ostfix to Infix</text:p>
          </table:table-cell>
          <table:table-cell office:value-type="string" calcext:value-type="string">
            <text:p>https://youtu.be/4pIc9UBHJtk?si=0pWtyDC1GhbiYP3P https://bit.ly/3sNZ1a2 https://www.codingninjas.com/codestudio/problems/postfix-to-infix_8382386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nvert Infix To Prefix Notation</text:p>
          </table:table-cell>
          <table:table-cell office:value-type="string" calcext:value-type="string">
            <text:p>https://takeuforward.org/data-structure/infix-to-prefix/ https://youtu.be/4pIc9UBHJtk?si=0pWtyDC1GhbiYP3P https://bit.ly/3T0gZ4P https://www.codingninjas.com/studio/problems/day-23-:-infix-to-postfix-_1382146?utm_source=striver&amp;utm_medium=website&amp;utm_campaign=a_zcoursetuf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https://takeuforward.org/data-structure/next-greater-element-using-stack/ https://youtu.be/e7XQLtOQM3I?si=QdcHpTtx6gAHsext https://bit.ly/3QNPQAs https://www.codingninjas.com/studio/problems/next-greater-element_670312?utm_source=striver&amp;utm_medium=website&amp;utm_campaign=a_zcoursetuf https://leetcode.com/problems/next-greater-element-i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ext Greater Element 2</text:p>
          </table:table-cell>
          <table:table-cell office:value-type="string" calcext:value-type="string">
            <text:p>https://youtu.be/7PrncD7v9YQ?si=UkBc7eVy9HGlBpeW https://bit.ly/3DLe7TX https://www.codingninjas.com/studio/problems/next-greater-element-ii_6212757?utm_source=striver&amp;utm_medium=website&amp;utm_campaign=a_zcoursetuf https://leetcode.com/problems/next-greater-element-ii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ext Smaller Element</text:p>
          </table:table-cell>
          <table:table-cell office:value-type="string" calcext:value-type="string">
            <text:p>https://bit.ly/3wbhcIL https://www.codingninjas.com/studio/problems/immediate-smaller-element-_1062597?utm_source=striver&amp;utm_medium=website&amp;utm_campaign=a_zcoursetuf https://www.interviewbit.com/problems/nearest-smaller-element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umber of NGEs to the right</text:p>
          </table:table-cell>
          <table:table-cell office:value-type="string" calcext:value-type="string">
            <text:p>https://bit.ly/3Np2R2H https://www.codingninjas.com/studio/problems/count-of-greater-elements-to-the-right_8365436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rapping Rainwater</text:p>
          </table:table-cell>
          <table:table-cell office:value-type="string" calcext:value-type="string">
            <text:p>https://takeuforward.org/data-structure/trapping-rainwater/ https://youtu.be/1_5VuquLbXg?si=NFG6df318_6OtGvg https://bit.ly/3AqMa1W https://www.codingninjas.com/studio/problems/trapping-rain-water_630519?utm_source=striver&amp;utm_medium=website&amp;utm_campaign=a_zcoursetuf https://leetcode.com/problems/trapping-rain-water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um of subarray minimum</text:p>
          </table:table-cell>
          <table:table-cell office:value-type="string" calcext:value-type="string">
            <text:p>https://youtu.be/v0e8p9JCgRc?si=XAU7ekECgS5nboRw https://bit.ly/3yS5XpZ https://www.codingninjas.com/codestudio/problems/sum-of-subarray-minimums_8365431?utm_source=striver&amp;utm_medium=website&amp;utm_campaign=a_zcoursetuf https://leetcode.com/problems/sum-of-subarray-minimums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steroid Collision</text:p>
          </table:table-cell>
          <table:table-cell office:value-type="string" calcext:value-type="string">
            <text:p>https://youtu.be/_eYGqw_VDR4?si=YyxibcHq800RqgIQ https://bit.ly/3Tpi0Tw https://www.codingninjas.com/studio/problems/asteroid-collision_977232?utm_source=striver&amp;utm_medium=website&amp;utm_campaign=a_zcoursetuf https://leetcode.com/problems/asteroid-collision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um of subarray ranges</text:p>
          </table:table-cell>
          <table:table-cell office:value-type="string" calcext:value-type="string">
            <text:p>https://youtu.be/gIrMptNPf5M?si=Q_GHuBvzZVs27X_U https://bit.ly/3SdfheS https://www.codingninjas.com/studio/problems/subarray-range-sum_8365419?utm_source=striver&amp;utm_medium=website&amp;utm_campaign=a_zcoursetuf https://leetcode.com/problems/sum-of-subarray-ranges/</text:p>
          </table:table-cell>
          <table:table-cell office:value-type="string" calcext:value-type="string">
            <text:p>[{"VALUE":"ARRAYS","LABEL":"ARRAYS"},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emove k Digits</text:p>
          </table:table-cell>
          <table:table-cell office:value-type="string" calcext:value-type="string">
            <text:p>https://youtu.be/jmbuRzYPGrg?si=WN387gwQ7aXWkUao https://bit.ly/3pl6taP https://www.codingninjas.com/studio/problems/remove-k-digits_1461221?utm_source=striver&amp;utm_medium=website&amp;utm_campaign=a_zcoursetuf https://leetcode.com/problems/remove-k-digits/</text:p>
          </table:table-cell>
          <table:table-cell office:value-type="string" calcext:value-type="string">
            <text:p>[{"VALUE":"STRING","LABEL":"STRING"},{"VALUE":"STACK","LABEL":"STACK"},{"VALUE":"GREEDY","LABEL":"GREEDY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rgest rectangle in a histogram</text:p>
          </table:table-cell>
          <table:table-cell office:value-type="string" calcext:value-type="string">
            <text:p>https://takeuforward.org/data-structure/area-of-largest-rectangle-in-histogram/ https://youtu.be/Bzat9vgD0fs?si=DiBlLejXcr6EJoyB https://bit.ly/3AnVYd5 https://www.codingninjas.com/studio/problems/largest-rectangle-in-a-histogram_1058184?utm_source=striver&amp;utm_medium=website&amp;utm_campaign=a_zcoursetuf https://leetcode.com/problems/largest-rectangle-in-histogram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ximal Rectangles</text:p>
          </table:table-cell>
          <table:table-cell office:value-type="string" calcext:value-type="string">
            <text:p>https://youtu.be/ttVu6G7Ayik?si=RhyeKepNwjRUYp7A https://bit.ly/3C6BF5p https://www.codingninjas.com/studio/problems/maximum-size-rectangle-sub-matrix-with-all-1's_893017?utm_source=striver&amp;utm_medium=website&amp;utm_campaign=a_zcoursetuf https://leetcode.com/problems/maximal-rectangle/</text:p>
          </table:table-cell>
          <table:table-cell office:value-type="string" calcext:value-type="string">
            <text:p>[{"VALUE":"ARRAYS","LABEL":"ARRAYS"},{"VALUE":"DYNAMIC-PROGRAMMING","LABEL":"DYNAMIC PROGRAMMING"},{"VALUE":"STACK","LABEL":"STACK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liding Window maximum</text:p>
          </table:table-cell>
          <table:table-cell office:value-type="string" calcext:value-type="string">
            <text:p>https://takeuforward.org/data-structure/sliding-window-maximum/ https://youtu.be/NwBvene4Imo?si=eU1PY-bcQfk5wdog https://bit.ly/3w7SSri https://www.codingninjas.com/studio/problems/sliding-maximum-_701652?utm_source=striver&amp;utm_medium=website&amp;utm_campaign=a_zcoursetuf https://leetcode.com/problems/sliding-window-maximum/</text:p>
          </table:table-cell>
          <table:table-cell office:value-type="string" calcext:value-type="string">
            <text:p>[{"VALUE":"QUEUE","LABEL":"QUEUE"},{"VALUE":"HEAP","LABEL":"HEAP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ock span problem</text:p>
          </table:table-cell>
          <table:table-cell office:value-type="string" calcext:value-type="string">
            <text:p>https://youtu.be/eay-zoSRkVc?si=deNNe5i38BOAntha https://bit.ly/3dzHopW https://www.codingninjas.com/studio/problems/stock-span_5243295?utm_source=striver&amp;utm_medium=website&amp;utm_campaign=a_zcoursetuf https://leetcode.com/problems/online-stock-span/</text:p>
          </table:table-cell>
          <table:table-cell office:value-type="string" calcext:value-type="string">
            <text:p>[{"VALUE":"STACK","LABEL":"STACK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 Celebrity Problem</text:p>
          </table:table-cell>
          <table:table-cell office:value-type="string" calcext:value-type="string">
            <text:p>https://youtu.be/cEadsbTeze4?si=olXYfOs7l-SEn2zl https://bit.ly/3dC9IIB https://www.codingninjas.com/studio/problems/the-celebrity-problem_982769?utm_source=striver&amp;utm_medium=website&amp;utm_campaign=a_zcoursetuf https://leetcode.com/accounts/login/?next=/problems/find-the-celebrity/</text:p>
          </table:table-cell>
          <table:table-cell office:value-type="string" calcext:value-type="string">
            <text:p>[{"VALUE":"STACK","LABEL":"STACK"},{"VALUE":"QUEUE","LABEL":"QUEUE"},{"VALUE":"TWO-POINTERS","LABEL":"TWO POINTER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RU cache (IMPORTANT)</text:p>
          </table:table-cell>
          <table:table-cell office:value-type="string" calcext:value-type="string">
            <text:p>https://takeuforward.org/data-structure/implement-lru-cache/ https://youtu.be/z9bJUPxzFOw?si=IUo_d35rXBD0CBAF https://bit.ly/3zZneNN https://www.codingninjas.com/studio/problems/lru-cache-implementation_670276?utm_source=striver&amp;utm_medium=website&amp;utm_campaign=a_zcoursetuf https://leetcode.com/problems/lru-cache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FU cache</text:p>
          </table:table-cell>
          <table:table-cell office:value-type="string" calcext:value-type="string">
            <text:p>https://www.youtube.com/watch?v=0PSB9y8ehbk&amp;list=PLgUwDviBIf0p4ozDR_kJJkONnb1wdx2Ma&amp;index=79 https://bit.ly/3fpYDLQ https://www.codingninjas.com/codestudio/problems/lfu-cache_8381892?utm_source=striver&amp;utm_medium=website&amp;utm_campaign=a_zcoursetuf https://leetcode.com/problems/lfu-cache/</text:p>
          </table:table-cell>
          <table:table-cell office:value-type="string" calcext:value-type="string">
            <text:p>[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ongest Substring Without Repeating Characters</text:p>
          </table:table-cell>
          <table:table-cell office:value-type="string" calcext:value-type="string">
            <text:p>https://takeuforward.org/data-structure/length-of-longest-substring-without-any-repeating-character/ https://youtu.be/-zSxTJkcdAo?si=I2zfR-vlDMg0zU9z https://bit.ly/3wegomm https://www.codingninjas.com/studio/problems/longest-substring-without-repeating-characters_630418?utm_source=striver&amp;utm_medium=website&amp;utm_campaign=a_zcoursetuf https://leetcode.com/problems/longest-substring-without-repeating-characters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x Consecutive Ones III</text:p>
          </table:table-cell>
          <table:table-cell office:value-type="string" calcext:value-type="string">
            <text:p>https://youtu.be/3E4JBHSLpYk?si=SoOW64pP6otEKxBw https://bit.ly/3RjRcCO https://www.codingninjas.com/studio/problems/maximum-consecutive-ones_892994?utm_source=striver&amp;utm_medium=website&amp;utm_campaign=a_zcoursetuf https://leetcode.com/problems/max-consecutive-ones-iii/</text:p>
          </table:table-cell>
          <table:table-cell office:value-type="string" calcext:value-type="string">
            <text:p>[{"VALUE":"ARRAYS","LABEL":"ARRAYS"},{"VALUE":"BINARY-SEARCH","LABEL":"BINARY SEARC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uit Into Baskets</text:p>
          </table:table-cell>
          <table:table-cell office:value-type="string" calcext:value-type="string">
            <text:p>https://youtu.be/e3bs0uA1NhQ?si=gR8pO62u-nJeFAXk https://bit.ly/3D6d94w https://www.codingninjas.com/studio/problems/fruits-and-baskets_985356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ngest repeating character replacement</text:p>
          </table:table-cell>
          <table:table-cell office:value-type="string" calcext:value-type="string">
            <text:p>https://youtu.be/_eNhaDCr6P0?si=pBWcEjozF5poom0p https://bit.ly/3WhN89U https://www.codingninjas.com/studio/problems/longest-repeating-substring_980523?utm_source=striver&amp;utm_medium=website&amp;utm_campaign=a_zcoursetuf https://leetcode.com/problems/longest-repeating-character-replacement/</text:p>
          </table:table-cell>
          <table:table-cell office:value-type="string" calcext:value-type="string">
            <text:p>[{"VALUE":"STRING","LABEL":"STRING"},{"VALUE":"HASHING","LABEL":"HASH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inary subarray with sum</text:p>
          </table:table-cell>
          <table:table-cell office:value-type="string" calcext:value-type="string">
            <text:p>https://youtu.be/XnMdNUkX6VM?si=Nyt8EveeLUg8lmty https://bit.ly/3S8xsCG https://www.codingninjas.com/studio/problems/count-substrings-with-k-ones_3128698?utm_source=striver&amp;utm_medium=website&amp;utm_campaign=a_zcoursetuf https://leetcode.com/problems/binary-subarrays-with-sum/</text:p>
          </table:table-cell>
          <table:table-cell office:value-type="string" calcext:value-type="string">
            <text:p>[{"VALUE":"ARRAYS","LABEL":"ARRAYS"},{"VALUE":"DATA-STRUCTURE","LABEL":"DATA STRUCTURES"},{"VALUE":"HASHING","LABEL":"HASHING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unt number of nice subarrays</text:p>
          </table:table-cell>
          <table:table-cell office:value-type="string" calcext:value-type="string">
            <text:p>https://youtu.be/j_QOv9OT9Og?si=Oq5-5hyFkzVSOZpP https://bit.ly/3xZvUUc https://www.codingninjas.com/studio/problems/count-distinct-subarrays-with-at-most-k-odd-elements_1069335?utm_source=striver&amp;utm_medium=website&amp;utm_campaign=a_zcoursetuf https://leetcode.com/problems/count-number-of-nice-subarrays/</text:p>
          </table:table-cell>
          <table:table-cell office:value-type="string" calcext:value-type="string">
            <text:p>[{"VALUE":"ARRAYS","LABEL":"ARRAYS"},{"VALUE":"HASHING","LABEL":"HASHING"},{"VALUE":"MATHS","LABEL":"MATH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umber of substring containing all three characters</text:p>
          </table:table-cell>
          <table:table-cell office:value-type="string" calcext:value-type="string">
            <text:p>https://youtu.be/xtqN4qlgr8s?si=kuaLHVOLXhh5Z2tW https://bit.ly/3xVYTZa https://www.codingninjas.com/studio/problems/count-substring-with-abc_8160465?utm_source=striver&amp;utm_medium=website&amp;utm_campaign=a_zcoursetuf https://leetcode.com/problems/number-of-substrings-containing-all-three-characters/</text:p>
          </table:table-cell>
          <table:table-cell office:value-type="string" calcext:value-type="string">
            <text:p>[{"VALUE":"HASHING","LABEL":"HASHING"},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ximum point you can obtain from cards</text:p>
          </table:table-cell>
          <table:table-cell office:value-type="string" calcext:value-type="string">
            <text:p>https://youtu.be/pBWCOCS636U?si=-X64rY67noxvOwrG https://bit.ly/3DxaMXw https://www.codingninjas.com/codestudio/problems/maximum-points-from-cards_8391016?utm_source=striver&amp;utm_medium=website&amp;utm_campaign=a_zcoursetuf https://leetcode.com/problems/maximum-points-you-can-obtain-from-cards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ongest Substring with At Most K Distinct Characters</text:p>
          </table:table-cell>
          <table:table-cell office:value-type="string" calcext:value-type="string">
            <text:p>https://youtu.be/teM9ZsVRQyc?si=Kh0_u6aCkkBU3Q33 https://bit.ly/3T12HRu https://www.codingninjas.com/studio/problems/longest-substring-with-at-most-k-distinct-characters_2221410?utm_source=striver&amp;utm_medium=website&amp;utm_campaign=a_zcoursetuf https://leetcode.com/problems/longest-substring-with-at-most-k-distinct-characters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ubarray with k different integers</text:p>
          </table:table-cell>
          <table:table-cell office:value-type="string" calcext:value-type="string">
            <text:p>https://youtu.be/7wYGbV_LsX4?si=KWa48RgLDCvdNqRb https://bit.ly/3DLRtee https://www.codingninjas.com/studio/problems/subarrays-with-at-most-‘k’-distinct-values_1473804?utm_source=striver&amp;utm_medium=website&amp;utm_campaign=a_zcoursetuf https://leetcode.com/problems/subarrays-with-k-different-integers/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inimum Window Substring</text:p>
          </table:table-cell>
          <table:table-cell office:value-type="string" calcext:value-type="string">
            <text:p>https://youtu.be/WJaij9ffOIY?si=-xnsWIH84zWU0ICd https://practice.geeksforgeeks.org/problems/smallest-window-in-a-string-containing-all-the-characters-of-another-string-1587115621/1 https://www.codingninjas.com/studio/problems/minimum-window-substring_1215004?utm_source=striver&amp;utm_medium=website&amp;utm_campaign=a_zcoursetuf https://leetcode.com/problems/minimum-window-substring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nimum Window Subsequence</text:p>
          </table:table-cell>
          <table:table-cell office:value-type="string" calcext:value-type="string">
            <text:p>https://bit.ly/3DnB4uZ https://www.codingninjas.com/studio/problems/minimum-window-subsequence_2181133?utm_source=striver&amp;utm_medium=website&amp;utm_campaign=a_zcoursetuf https://leetcode.com/problems/minimum-window-subsequence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ntroduction to Priority Queues using Binary Heaps</text:p>
          </table:table-cell>
          <table:table-cell office:value-type="string" calcext:value-type="string">
            <text:p>https://bit.ly/3TSxAHd https://www.codingninjas.com/studio/problems/implement-a-priority-queue-_1743878?utm_source=striver&amp;utm_medium=website&amp;utm_campaign=a_zcoursetuf</text:p>
          </table:table-cell>
          <table:table-cell office:value-type="string" calcext:value-type="string">
            <text:p>[{"VALUE":"QUEUE","LABEL":"QUEUE"},{"VALUE":"HEAP","LABEL":"HEAP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n Heap and Max Heap Implementation</text:p>
          </table:table-cell>
          <table:table-cell office:value-type="string" calcext:value-type="string">
            <text:p>https://bit.ly/3weGgP3 https://www.codingninjas.com/studio/problems/min-heap-implementation_5480527?utm_source=striver&amp;utm_medium=website&amp;utm_campaign=a_zcoursetuf</text:p>
          </table:table-cell>
          <table:table-cell office:value-type="string" calcext:value-type="string">
            <text:p>[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eck if an array represents a min-heap or not</text:p>
          </table:table-cell>
          <table:table-cell office:value-type="string" calcext:value-type="string">
            <text:p>https://bit.ly/3AbFrrI https://www.codingninjas.com/studio/problems/is-heap-possible-from-the-array?_8164274?utm_source=striver&amp;utm_medium=website&amp;utm_campaign=a_zcoursetuf</text:p>
          </table:table-cell>
          <table:table-cell office:value-type="string" calcext:value-type="string">
            <text:p>[{"VALUE":"ARRAYS","LABEL":"ARRAYS"},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onvert min Heap to max Heap</text:p>
          </table:table-cell>
          <table:table-cell office:value-type="string" calcext:value-type="string">
            <text:p>https://bit.ly/3flmw7c https://www.codingninjas.com/codestudio/problems/convert-min-heap-to-max-heap_1381084?utm_source=striver&amp;utm_medium=website&amp;utm_campaign=a_zcoursetuf</text:p>
          </table:table-cell>
          <table:table-cell office:value-type="string" calcext:value-type="string">
            <text:p>[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th largest element in an array [use priority queue]</text:p>
          </table:table-cell>
          <table:table-cell office:value-type="string" calcext:value-type="string">
            <text:p>https://takeuforward.org/data-structure/kth-largest-smallest-element-in-an-array/ https://bit.ly/3Avss5k https://www.codingninjas.com/codestudio/problems/k-largest-elements_796005?utm_source=striver&amp;utm_medium=website&amp;utm_campaign=a_zcoursetuf https://leetcode.com/problems/kth-largest-element-in-an-array/</text:p>
          </table:table-cell>
          <table:table-cell office:value-type="string" calcext:value-type="string">
            <text:p>[{"VALUE":"ARRAYS","LABEL":"ARRAYS"},{"VALUE":"DATA-STRUCTURE","LABEL":"DATA STRUCTURES"},{"VALUE":"HEAP","LABEL":"HEAP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th smallest element in an array [use priority queue]</text:p>
          </table:table-cell>
          <table:table-cell office:value-type="string" calcext:value-type="string">
            <text:p>https://takeuforward.org/data-structure/kth-largest-smallest-element-in-an-array/ https://bit.ly/3PvAOhK https://www.codingninjas.com/studio/problems/merge-k-sorted-arrays_975379?utm_source=striver&amp;utm_medium=website&amp;utm_campaign=a_zcoursetuf</text:p>
          </table:table-cell>
          <table:table-cell office:value-type="string" calcext:value-type="string">
            <text:p>[{"VALUE":"ARRAYS","LABEL":"ARRAYS"},{"VALUE":"HEAP","LABEL":"HEAP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rt K sorted array</text:p>
          </table:table-cell>
          <table:table-cell office:value-type="string" calcext:value-type="string">
            <text:p>https://bit.ly/3QLpaAs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erge M sorted Lists</text:p>
          </table:table-cell>
          <table:table-cell office:value-type="string" calcext:value-type="string">
            <text:p>https://bit.ly/3QObTXC https://www.codingninjas.com/studio/problems/merge-k-sorted-lists_992772?utm_source=striver&amp;utm_medium=website&amp;utm_campaign=a_zcoursetuf https://leetcode.com/problems/merge-k-sorted-lists/</text:p>
          </table:table-cell>
          <table:table-cell office:value-type="string" calcext:value-type="string">
            <text:p>[{"VALUE":"ARRAYS","LABEL":"ARRAYS"},{"VALUE":"HEAP","LABEL":"HEAP"},{"VALUE":"DATA-STRUCTURE","LABEL":"DATA STRUCTURES"},{"VALUE":"LINKED-LIST","LABEL":"LINKED LIST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eplace each array element by its corresponding rank</text:p>
          </table:table-cell>
          <table:table-cell office:value-type="string" calcext:value-type="string">
            <text:p>https://takeuforward.org/data-structure/replace-elements-by-its-rank-in-the-array/ https://bit.ly/3TS3jcg https://www.codingninjas.com/studio/problems/replace-each-element-of-array-with-its-corresponding-rank_975384?utm_source=striver&amp;utm_medium=website&amp;utm_campaign=a_zcoursetuf</text:p>
          </table:table-cell>
          <table:table-cell office:value-type="string" calcext:value-type="string">
            <text:p>[{"VALUE":"ARRAYS","LABEL":"ARRAYS"},{"VALUE":"HASHING","LABEL":"HASH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sk Scheduler</text:p>
          </table:table-cell>
          <table:table-cell office:value-type="string" calcext:value-type="string">
            <text:p>https://bit.ly/3h2Z92Z https://www.codingninjas.com/studio/problems/task-scheduler_1070424?utm_source=striver&amp;utm_medium=website&amp;utm_campaign=a_zcoursetuf https://leetcode.com/problems/task-scheduler/</text:p>
          </table:table-cell>
          <table:table-cell office:value-type="string" calcext:value-type="string">
            <text:p>[{"VALUE":"ARRAYS","LABEL":"ARRAYS"},{"VALUE":"HASHING","LABEL":"HASHING"},{"VALUE":"GREEDY","LABEL":"GREEDY"},{"VALUE":"SORTING","LABEL":"SORTING"},{"VALUE":"HEAP","LABEL":"HEAP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ands of Straights</text:p>
          </table:table-cell>
          <table:table-cell office:value-type="string" calcext:value-type="string">
            <text:p>https://www.codingninjas.com/studio/problems/groups-in-ninja-land._1459215?utm_source=striver&amp;utm_medium=website&amp;utm_campaign=a_zcoursetuf https://leetcode.com/problems/hand-of-straights/</text:p>
          </table:table-cell>
          <table:table-cell office:value-type="string" calcext:value-type="string">
            <text:p>[{"VALUE":"ARRAYS","LABEL":"ARRAYS"},{"VALUE":"HASHING","LABEL":"HASHING"},{"VALUE":"GREEDY","LABEL":"GREEDY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esign twitter</text:p>
          </table:table-cell>
          <table:table-cell office:value-type="string" calcext:value-type="string">
            <text:p>https://practice.geeksforgeeks.org/problems/design-twitter/1 https://www.codingninjas.com/codestudio/problems/design-twitter_8380711?utm_source=striver&amp;utm_medium=website&amp;utm_campaign=a_zcoursetuf https://leetcode.com/problems/design-twitter/</text:p>
          </table:table-cell>
          <table:table-cell office:value-type="string" calcext:value-type="string">
            <text:p>[{"VALUE":"HASHING","LABEL":"HASHING"},{"VALUE":"LINKED-LIST","LABEL":"LINKED LIST"},{"VALUE":"HEAP","LABEL":"HEAP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nnect `n` ropes with minimal cost</text:p>
          </table:table-cell>
          <table:table-cell office:value-type="string" calcext:value-type="string">
            <text:p>https://bit.ly/3QVb1jR https://www.codingninjas.com/studio/problems/connect-n-ropes-with-minimum-cost_625783?utm_source=striver&amp;utm_medium=website&amp;utm_campaign=a_zcoursetuf</text:p>
          </table:table-cell>
          <table:table-cell office:value-type="string" calcext:value-type="string">
            <text:p>[{"VALUE":"ARRAYS","LABEL":"ARRAYS"},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th largest element in a stream of running integers</text:p>
          </table:table-cell>
          <table:table-cell office:value-type="string" calcext:value-type="string">
            <text:p>https://bit.ly/3JZPqEV https://www.codingninjas.com/studio/problems/kth-largest-element-in-a-stream_800301?utm_source=striver&amp;utm_medium=website&amp;utm_campaign=a_zcoursetuf https://leetcode.com/problems/kth-largest-element-in-a-stream/#:~:text=Implement%20KthLargest%20class%3A,largest%20element%20in%20the%20stream.</text:p>
          </table:table-cell>
          <table:table-cell office:value-type="string" calcext:value-type="string">
            <text:p>[{"VALUE":"BINARY-SEARCH-TREE","LABEL":"BINARY SEARCH TREE"},{"VALUE":"HEAP","LABEL":"HEAP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ximum Sum Combination</text:p>
          </table:table-cell>
          <table:table-cell office:value-type="string" calcext:value-type="string">
            <text:p>https://bit.ly/3sSXvTT https://www.codingninjas.com/studio/problems/median-in-a-stream_975268?utm_source=striver&amp;utm_medium=website&amp;utm_campaign=a_zcoursetuf https://www.interviewbit.com/problems/maximum-sum-combinations/</text:p>
          </table:table-cell>
          <table:table-cell office:value-type="string" calcext:value-type="string">
            <text:p>[{"VALUE":"ARRAYS","LABEL":"ARRAYS"},{"VALUE":"SORTING","LABEL":"SORTING"},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ind Median from Data Stream</text:p>
          </table:table-cell>
          <table:table-cell office:value-type="string" calcext:value-type="string">
            <text:p>https://bit.ly/3QIknj4 https://www.codingninjas.com/studio/problems/median-in-a-stream_975268?utm_source=striver&amp;utm_medium=website&amp;utm_campaign=a_zcoursetuf https://leetcode.com/problems/find-median-from-data-stream/</text:p>
          </table:table-cell>
          <table:table-cell office:value-type="string" calcext:value-type="string">
            <text:p>[{"VALUE":"TWO-POINTERS","LABEL":"TWO POINTER"},{"VALUE":"SORTING","LABEL":"SORTING"},{"VALUE":"HEAP","LABEL":"HEAP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 most frequent elements</text:p>
          </table:table-cell>
          <table:table-cell office:value-type="string" calcext:value-type="string">
            <text:p>https://bit.ly/3wcIHla https://www.codingninjas.com/studio/problems/k-most-frequent-elements_3167808?utm_source=striver&amp;utm_medium=website&amp;utm_campaign=a_zcoursetuf https://leetcode.com/problems/top-k-frequent-elements/</text:p>
          </table:table-cell>
          <table:table-cell office:value-type="string" calcext:value-type="string">
            <text:p>[{"VALUE":"ARRAYS","LABEL":"ARRAYS"},{"VALUE":"HASHING","LABEL":"HASHING"},{"VALUE":"SORTING","LABEL":"SORTING"},{"VALUE":"HEAP","LABEL":"HEAP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ssign Cookies</text:p>
          </table:table-cell>
          <table:table-cell office:value-type="string" calcext:value-type="string">
            <text:p>https://takeuforward.org/Greedy/assign-cookies https://youtu.be/DIX2p7vb9co?si=GofAIDimue-Av0Fi https://bit.ly/3Wl3PBd https://www.codingninjas.com/codestudio/problems/assign-cookies_8390826?utm_source=striver&amp;utm_medium=website&amp;utm_campaign=a_zcoursetuf https://leetcode.com/problems/assign-cookies/</text:p>
          </table:table-cell>
          <table:table-cell office:value-type="string" calcext:value-type="string">
            <text:p>[{"VALUE":"ARRAYS","LABEL":"ARRAYS"},{"VALUE":"TWO-POINTERS","LABEL":"TWO POINTER"},{"VALUE":"GREEDY","LABEL":"GREEDY"},{"VALUE":"DATA-STRUCTURE","LABEL":"DATA STRUCTURES"},{"VALUE":"SORTING","LABEL":"SORTING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ctional Knapsack Problem</text:p>
          </table:table-cell>
          <table:table-cell office:value-type="string" calcext:value-type="string">
            <text:p>https://takeuforward.org/data-structure/fractional-knapsack-problem-greedy-approach/ https://youtu.be/1ibsQrnuEEg?si=8R2By3wpHo0zZVHE https://bit.ly/3PsqOFL https://www.codingninjas.com/studio/problems/fractional-knapsack_975286?utm_source=striver&amp;utm_medium=website&amp;utm_campaign=a_zcoursetuf https://practice.geeksforgeeks.org/problems/fractional-knapsack-1587115620/1</text:p>
          </table:table-cell>
          <table:table-cell office:value-type="string" calcext:value-type="string">
            <text:p>[{"VALUE":"GREEDY","LABEL":"GREEDY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 algorithm to find minimum number of coins</text:p>
          </table:table-cell>
          <table:table-cell office:value-type="string" calcext:value-type="string">
            <text:p>https://takeuforward.org/data-structure/find-minimum-number-of-coins/ https://www.youtube.com/watch?v=mVg9CfJvayM&amp;list=PLgUwDviBIf0p4ozDR_kJJkONnb1wdx2Ma&amp;index=48 https://bit.ly/3Ka7xYU https://www.codingninjas.com/studio/problems/find-minimum-number-of-coins_975277?utm_source=striver&amp;utm_medium=website&amp;utm_campaign=a_zcoursetuf https://www.geeksforgeeks.org/find-minimum-number-of-coins-that-make-a-change/</text:p>
          </table:table-cell>
          <table:table-cell office:value-type="string" calcext:value-type="string">
            <text:p>[{"VALUE":"GREEDY","LABEL":"GREEDY"},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emonade Change</text:p>
          </table:table-cell>
          <table:table-cell office:value-type="string" calcext:value-type="string">
            <text:p>https://takeuforward.org/Greedy/lemonade-change https://youtu.be/n_tmibEhO6Q?si=q1NW8MfPy0QU6fIl https://bit.ly/3DoFGRx https://www.codingninjas.com/codestudio/problems/lemonade-change_8224112?utm_source=striver&amp;utm_medium=website&amp;utm_campaign=a_zcoursetuf https://leetcode.com/problems/lemonade-change/</text:p>
          </table:table-cell>
          <table:table-cell office:value-type="string" calcext:value-type="string">
            <text:p>[{"VALUE":"ARRAYS","LABEL":"ARRAYS"},{"VALUE":"GREEDY","LABEL":"GREEDY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alid Paranthesis Checker</text:p>
          </table:table-cell>
          <table:table-cell office:value-type="string" calcext:value-type="string">
            <text:p>https://youtu.be/cHT6sG_hUZI?si=XRHeyh7jOaLaTy3g https://bit.ly/3K6ulZA https://www.codingninjas.com/studio/problems/balanced-parentheses_8162202?utm_source=striver&amp;utm_medium=website&amp;utm_campaign=a_zcoursetuf https://leetcode.com/problems/valid-parenthesis-string/</text:p>
          </table:table-cell>
          <table:table-cell office:value-type="string" calcext:value-type="string">
            <text:p>[{"VALUE":"STACK","LABEL":"STACK"},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 meetings in one room</text:p>
          </table:table-cell>
          <table:table-cell office:value-type="string" calcext:value-type="string">
            <text:p>https://takeuforward.org/data-structure/n-meetings-in-one-room/ https://youtu.be/mKfhTotEguk?si=2RELeq18mpmIIN3Q https://bit.ly/3A6Ob1Y https://www.codingninjas.com/studio/problems/maximum-meetings_1062658?utm_source=striver&amp;utm_medium=website&amp;utm_campaign=a_zcoursetuf https://practice.geeksforgeeks.org/problems/n-meetings-in-one-room-1587115620/1</text:p>
          </table:table-cell>
          <table:table-cell office:value-type="string" calcext:value-type="string">
            <text:p>[{"VALUE":"ARRAYS","LABEL":"ARRAYS"},{"VALUE":"GREEDY","LABEL":"GREEDY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ump Game</text:p>
          </table:table-cell>
          <table:table-cell office:value-type="string" calcext:value-type="string">
            <text:p>https://takeuforward.org/Greedy/jump-game-i https://youtu.be/tZAa_jJ3SwQ?si=voKd7n9VTLDRRNzJ https://bit.ly/3AbFYKe https://www.codingninjas.com/studio/problems/jump-game_3164697?utm_source=striver&amp;utm_medium=website&amp;utm_campaign=a_zcoursetuf https://leetcode.com/problems/jump-game/</text:p>
          </table:table-cell>
          <table:table-cell office:value-type="string" calcext:value-type="string">
            <text:p>[{"VALUE":"ARRAYS","LABEL":"ARRAYS"},{"VALUE":"DYNAMIC-PROGRAMMING","LABEL":"DYNAMIC PROGRAMMING"},{"VALUE":"GREEDY","LABEL":"GREEDY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ump Game 2</text:p>
          </table:table-cell>
          <table:table-cell office:value-type="string" calcext:value-type="string">
            <text:p>https://youtu.be/7SBVnw7GSTk?si=9uUouBELh9K3m2jZ https://bit.ly/3Av2ezM https://www.codingninjas.com/studio/problems/jump-game_893178?utm_source=striver&amp;utm_medium=website&amp;utm_campaign=a_zcoursetuf https://leetcode.com/problems/jump-game-ii/</text:p>
          </table:table-cell>
          <table:table-cell office:value-type="string" calcext:value-type="string">
            <text:p>[{"VALUE":"ARRAYS","LABEL":"ARRAYS"},{"VALUE":"DYNAMIC-PROGRAMMING","LABEL":"DYNAMIC PROGRAMMING"},{"VALUE":"GREEDY","LABEL":"GREEDY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inimum number of platforms required for a railway</text:p>
          </table:table-cell>
          <table:table-cell office:value-type="string" calcext:value-type="string">
            <text:p>https://takeuforward.org/data-structure/minimum-number-of-platforms-required-for-a-railway/ https://youtu.be/AsGzwR_FWok?si=165acXU_dtqOHuo9 https://bit.ly/3bXX5Hm https://www.codingninjas.com/studio/problems/minimum-number-of-platforms_799400?utm_source=striver&amp;utm_medium=website&amp;utm_campaign=a_zcoursetuf https://practice.geeksforgeeks.org/problems/minimum-platforms-1587115620/1#</text:p>
          </table:table-cell>
          <table:table-cell office:value-type="string" calcext:value-type="string">
            <text:p>[{"VALUE":"ARRAYS","LABEL":"ARRAYS"},{"VALUE":"GREEDY","LABEL":"GREEDY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ob sequencing Problem</text:p>
          </table:table-cell>
          <table:table-cell office:value-type="string" calcext:value-type="string">
            <text:p>https://takeuforward.org/data-structure/job-sequencing-problem/ https://youtu.be/QbwltemZbRg?si=wvcemJ5BLPlTRmkG https://bit.ly/3Pttpzj https://www.codingninjas.com/studio/problems/job-sequencing-problem_1169460?utm_source=striver&amp;utm_medium=website&amp;utm_campaign=a_zcoursetuf https://practice.geeksforgeeks.org/problems/job-sequencing-problem-1587115620/1#</text:p>
          </table:table-cell>
          <table:table-cell office:value-type="string" calcext:value-type="string">
            <text:p>[{"VALUE":"GREEDY","LABEL":"GREEDY"},{"VALUE":"DATA-STRUCTURE","LABEL":"DATA STRUCTURES"},{"VALUE":"ARRAYS","LABEL":"ARRAY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https://youtu.be/IIqVFvKE6RY?si=EjmuXZJNLQLUkEd7 https://bit.ly/3h14wzm https://www.codingninjas.com/studio/problems/candies_893290?utm_source=striver&amp;utm_medium=website&amp;utm_campaign=a_zcoursetuf https://leetcode.com/problems/candy/</text:p>
          </table:table-cell>
          <table:table-cell office:value-type="string" calcext:value-type="string">
            <text:p>[{"VALUE":"ARRAYS","LABEL":"ARRAYS"},{"VALUE":"GREEDY","LABEL":"GREEDY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ogram for Shortest Job First (or SJF) CPU Scheduling</text:p>
          </table:table-cell>
          <table:table-cell office:value-type="string" calcext:value-type="string">
            <text:p>https://takeuforward.org/Greedy/shortest-job-first-or-sjf-cpu-scheduling https://youtu.be/3-QbX1iDbXs?si=IH8QZUblr01F7UoQ https://bit.ly/3DYCIFb https://www.codingninjas.com/studio/problems/sjf_1172165?utm_source=striver&amp;utm_medium=website&amp;utm_campaign=a_zcoursetuf</text:p>
          </table:table-cell>
          <table:table-cell office:value-type="string" calcext:value-type="string">
            <text:p>[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rogram for Least Recently Used (LRU) Page Replacement Algorithm</text:p>
          </table:table-cell>
          <table:table-cell office:value-type="string" calcext:value-type="string">
            <text:p>https://bit.ly/3dtFqHG</text:p>
          </table:table-cell>
          <table:table-cell office:value-type="string" calcext:value-type="string">
            <text:p>[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https://takeuforward.org/?s=Insert+Interval https://youtu.be/xxRE-46OCC8?si=a7aPuIw16zDx2lAa https://bit.ly/3VeNtc1 https://www.codingninjas.com/studio/problems/-insert-interval_285893?utm_source=striver&amp;utm_medium=website&amp;utm_campaign=a_zcoursetuf https://leetcode.com/problems/insert-interval/</text:p>
          </table:table-cell>
          <table:table-cell office:value-type="string" calcext:value-type="string">
            <text:p>[{"VALUE":"ARRAYS","LABEL":"ARRAYS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https://takeuforward.org/data-structure/merge-overlapping-sub-intervals/ https://www.youtube.com/watch?v=2JzRBPFYbKE&amp;list=PLgUwDviBIf0rPG3Ictpu74YWBQ1CaBkm2&amp;index=6 https://bit.ly/3K6pRlt https://www.codingninjas.com/studio/problems/merge-intervals_699917?utm_source=striver&amp;utm_medium=website&amp;utm_campaign=a_zcoursetuf https://leetcode.com/problems/merge-intervals/</text:p>
          </table:table-cell>
          <table:table-cell office:value-type="string" calcext:value-type="string">
            <text:p>[{"VALUE":"ARRAYS","LABEL":"ARRAYS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n-overlapping Intervals</text:p>
          </table:table-cell>
          <table:table-cell office:value-type="string" calcext:value-type="string">
            <text:p>https://youtu.be/HDHQ8lAWakY?si=JVtLqboGdpUTOVjf https://bit.ly/3UM6liN https://www.codingninjas.com/studio/problems/non-overlapping-intervals_3169341?utm_source=striver&amp;utm_medium=website&amp;utm_campaign=a_zcoursetuf https://leetcode.com/problems/non-overlapping-intervals/</text:p>
          </table:table-cell>
          <table:table-cell office:value-type="string" calcext:value-type="string">
            <text:p>[{"VALUE":"ARRAYS","LABEL":"ARRAYS"},{"VALUE":"GREEDY","LABEL":"GREEDY"},{"VALUE":"SORTING","LABEL":"SORT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ntroduction to Trees</text:p>
          </table:table-cell>
          <table:table-cell office:value-type="string" calcext:value-type="string">
            <text:p>https://takeuforward.org/binary-tree/introduction-to-trees/ https://youtu.be/_ANrF3FJm7I https://bit.ly/3EsRmTM https://www.codingninjas.com/studio/problems/number-of-nodes_8162204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inary Tree Representation in C++</text:p>
          </table:table-cell>
          <table:table-cell office:value-type="string" calcext:value-type="string">
            <text:p>https://takeuforward.org/binary-tree/binary-tree-representation-in-c/ https://youtu.be/ctCpP0RFDFc https://bit.ly/3gn5Soh https://www.codingninjas.com/codestudio/problems/create-binary-tree_8360671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inary Tree Representation in Java</text:p>
          </table:table-cell>
          <table:table-cell office:value-type="string" calcext:value-type="string">
            <text:p>https://takeuforward.org/binary-tree/binary-tree-representation-in-java/ https://youtu.be/hyLyW7rP24I https://bit.ly/3gn5Soh https://www.codingninjas.com/codestudio/problems/create-binary-tree_8360671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inary Tree Traversals in Binary Tree</text:p>
          </table:table-cell>
          <table:table-cell office:value-type="string" calcext:value-type="string">
            <text:p>https://takeuforward.org/binary-tree/binary-tree-traversal-inorder-preorder-postorder/ https://youtu.be/jmy0LaGET1I https://www.codingninjas.com/codestudio/problems/tree-traversal_981269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reorder Traversal of Binary Tree</text:p>
          </table:table-cell>
          <table:table-cell office:value-type="string" calcext:value-type="string">
            <text:p>https://takeuforward.org/data-structure/preorder-traversal-of-binary-tree/ https://youtu.be/RlUu72JrOCQ https://bit.ly/3Cb4VIh https://www.codingninjas.com/studio/problems/preorder-binary-tree_5948?utm_source=striver&amp;utm_medium=website&amp;utm_campaign=a_zcoursetuf https://leetcode.com/problems/binary-tree-pre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norder Traversal of Binary Tree</text:p>
          </table:table-cell>
          <table:table-cell office:value-type="string" calcext:value-type="string">
            <text:p>https://takeuforward.org/data-structure/inorder-traversal-of-binary-tree/ https://youtu.be/Z_NEgBgbRVI https://bit.ly/3QzNDbU https://www.codingninjas.com/studio/problems/inorder-traversal_3839605?utm_source=striver&amp;utm_medium=website&amp;utm_campaign=a_zcoursetuf https://leetcode.com/problems/binary-tree-in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ost-order Traversal of Binary Tree</text:p>
          </table:table-cell>
          <table:table-cell office:value-type="string" calcext:value-type="string">
            <text:p>https://takeuforward.org/data-structure/post-order-traversal-of-binary-tree/ https://youtu.be/COQOU6klsBg https://bit.ly/3SZauQ4 https://www.codingninjas.com/studio/problems/postorder-traversal_2035933?utm_source=striver&amp;utm_medium=website&amp;utm_campaign=a_zcoursetuf https://leetcode.com/problems/binary-tree-post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vel order Traversal / Level order traversal in spiral form</text:p>
          </table:table-cell>
          <table:table-cell office:value-type="string" calcext:value-type="string">
            <text:p>https://takeuforward.org/data-structure/level-order-traversal-of-a-binary-tree/ https://youtu.be/EoAsWbO7sqg https://bit.ly/3K6t9VR https://www.codingninjas.com/studio/problems/zigzag-binary-tree-traversal_920532?utm_source=striver&amp;utm_medium=website&amp;utm_campaign=a_zcoursetuf https://leetcode.com/problems/binary-tree-level-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terative Preorder Traversal of Binary Tree</text:p>
          </table:table-cell>
          <table:table-cell office:value-type="string" calcext:value-type="string">
            <text:p>https://takeuforward.org/data-structure/iterative-preorder-traversal-of-binary-tree https://youtu.be/Bfqd8BsPVuw https://bit.ly/3Cb4VIh https://www.codingninjas.com/studio/problems/preorder-binary-tree_5948?utm_source=striver&amp;utm_medium=website&amp;utm_campaign=a_zcoursetuf https://leetcode.com/problems/binary-tree-pre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terative Inorder Traversal of Binary Tree</text:p>
          </table:table-cell>
          <table:table-cell office:value-type="string" calcext:value-type="string">
            <text:p>https://takeuforward.org/data-structure/inorder-traversal-of-binary-tree/ https://youtu.be/lxTGsVXjwvM https://bit.ly/3QzNDbU https://www.codingninjas.com/studio/problems/inorder-traversal_3839605?utm_source=striver&amp;utm_medium=website&amp;utm_campaign=a_zcoursetuf https://leetcode.com/problems/binary-tree-in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ost-order Traversal of Binary Tree using 2 stack</text:p>
          </table:table-cell>
          <table:table-cell office:value-type="string" calcext:value-type="string">
            <text:p>https://takeuforward.org/data-structure/iterative-postorder-traversal-of-binary-tree-using-2-stack https://youtu.be/2YBhNLodD8Q https://bit.ly/3Cb5Wjz https://www.codingninjas.com/studio/problems/postorder-traversal_2035933?utm_source=striver&amp;utm_medium=website&amp;utm_campaign=a_zcoursetuf https://leetcode.com/problems/binary-tree-post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ost-order Traversal of Binary Tree using 1 stack</text:p>
          </table:table-cell>
          <table:table-cell office:value-type="string" calcext:value-type="string">
            <text:p>https://takeuforward.org/data-structure/post-order-traversal-of-binary-tree/ https://youtu.be/NzIGLLwZBS8 https://bit.ly/3SZauQ4 https://www.codingninjas.com/studio/problems/postorder-traversal_2035933?utm_source=striver&amp;utm_medium=website&amp;utm_campaign=a_zcoursetuf https://leetcode.com/problems/binary-tree-post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reorder, Inorder, and Postorder Traversal in one Traversal</text:p>
          </table:table-cell>
          <table:table-cell office:value-type="string" calcext:value-type="string">
            <text:p>https://takeuforward.org/data-structure/preorder-inorder-postorder-traversals-in-one-traversal/ https://youtu.be/ySp2epYvgTE https://bit.ly/3T3oW9M https://www.codingninjas.com/studio/problems/tree-traversals_981269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eight of a Binary Tree</text:p>
          </table:table-cell>
          <table:table-cell office:value-type="string" calcext:value-type="string">
            <text:p>https://takeuforward.org/data-structure/maximum-depth-of-a-binary-tree/ https://youtu.be/eD3tmO66aBA https://bit.ly/3CitiDM https://www.codingninjas.com/studio/problems/height-of-binary-tree_4609628?utm_source=striver&amp;utm_medium=website&amp;utm_campaign=a_zcoursetuf https://leetcode.com/problems/maximum-depth-of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eck if the Binary tree is height-balanced or not</text:p>
          </table:table-cell>
          <table:table-cell office:value-type="string" calcext:value-type="string">
            <text:p>https://takeuforward.org/data-structure/check-if-the-binary-tree-is-balanced-binary-tree/ https://youtu.be/Yt50Jfbd8Po https://bit.ly/3K9YbfB https://www.codingninjas.com/studio/problems/is-height-balanced-binary-tree_975497?utm_source=striver&amp;utm_medium=website&amp;utm_campaign=a_zcoursetuf https://leetcode.com/problems/balanced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iameter of Binary Tree</text:p>
          </table:table-cell>
          <table:table-cell office:value-type="string" calcext:value-type="string">
            <text:p>https://takeuforward.org/data-structure/calculate-the-diameter-of-a-binary-tree/ https://youtu.be/Rezetez59Nk https://bit.ly/3wcfG9l https://www.codingninjas.com/studio/problems/diameter-of-binary-tree_920552?utm_source=striver&amp;utm_medium=website&amp;utm_campaign=a_zcoursetuf https://leetcode.com/problems/diameter-of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ximum path sum</text:p>
          </table:table-cell>
          <table:table-cell office:value-type="string" calcext:value-type="string">
            <text:p>https://takeuforward.org/data-structure/maximum-sum-path-in-binary-tree/ https://youtu.be/WszrfSwMz58 https://bit.ly/3QAFjbW https://www.codingninjas.com/studio/problems/maximum-sum-path-of-a-binary-tree._1214968?utm_source=striver&amp;utm_medium=website&amp;utm_campaign=a_zcoursetuf https://leetcode.com/problems/binary-tree-maximum-path-sum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heck if two trees are identical or not</text:p>
          </table:table-cell>
          <table:table-cell office:value-type="string" calcext:value-type="string">
            <text:p>https://takeuforward.org/data-structure/check-if-two-trees-are-identical/ https://youtu.be/BhuvF_-PWS0 https://bit.ly/3c2K52Z https://www.codingninjas.com/studio/problems/check-identical-trees_799364?utm_source=striver&amp;utm_medium=website&amp;utm_campaign=a_zcoursetuf https://leetcode.com/problems/same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Zig Zag Traversal of Binary Tree</text:p>
          </table:table-cell>
          <table:table-cell office:value-type="string" calcext:value-type="string">
            <text:p>https://takeuforward.org/data-structure/zig-zag-traversal-of-binary-tree/ https://youtu.be/3OXWEdlIGl4 https://bit.ly/3K4mwn5 https://www.codingninjas.com/studio/problems/zigzag-binary-tree-traversal_920532?utm_source=striver&amp;utm_medium=website&amp;utm_campaign=a_zcoursetuf https://leetcode.com/problems/binary-tree-zigzag-level-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undary Traversal of Binary Tree</text:p>
          </table:table-cell>
          <table:table-cell office:value-type="string" calcext:value-type="string">
            <text:p>https://takeuforward.org/data-structure/boundary-traversal-of-a-binary-tree/ https://youtu.be/0ca1nvR0be4 https://bit.ly/3AsfgOK https://www.codingninjas.com/studio/problems/boundary-traversal-of-binary-tree_790725?utm_source=striver&amp;utm_medium=website&amp;utm_campaign=a_zcoursetuf https://leetcode.com/problems/boundary-of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ertical Order Traversal of Binary Tree</text:p>
          </table:table-cell>
          <table:table-cell office:value-type="string" calcext:value-type="string">
            <text:p>https://takeuforward.org/data-structure/vertical-order-traversal-of-binary-tree/ https://youtu.be/q_a6lpbKJdw https://bit.ly/3pqu1er https://www.codingninjas.com/studio/problems/vertical-order-traversal_3622711?utm_source=striver&amp;utm_medium=website&amp;utm_campaign=a_zcoursetuf https://leetcode.com/problems/vertical-order-traversal-of-a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op View of Binary Tree</text:p>
          </table:table-cell>
          <table:table-cell office:value-type="string" calcext:value-type="string">
            <text:p>https://takeuforward.org/data-structure/top-view-of-a-binary-tree/ https://youtu.be/Et9OCDNvJ78 https://bit.ly/3PsvE5T https://www.codingninjas.com/studio/problems/top-view-of-binary-tree_799401?utm_source=striver&amp;utm_medium=website&amp;utm_campaign=a_zcoursetuf https://practice.geeksforgeeks.org/problems/top-view-of-binary-tree/1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ottom View of Binary Tree</text:p>
          </table:table-cell>
          <table:table-cell office:value-type="string" calcext:value-type="string">
            <text:p>https://takeuforward.org/data-structure/bottom-view-of-a-binary-tree/ https://youtu.be/0FtVY6I4pB8 https://bit.ly/3Asftl0 https://www.codingninjas.com/studio/problems/bottom-view-of-binary-tree_893110?utm_source=striver&amp;utm_medium=website&amp;utm_campaign=a_zcoursetuf https://practice.geeksforgeeks.org/problems/bottom-view-of-binary-tree/1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ight/Left View of Binary Tree</text:p>
          </table:table-cell>
          <table:table-cell office:value-type="string" calcext:value-type="string">
            <text:p>https://takeuforward.org/data-structure/right-left-view-of-binary-tree/ https://youtu.be/KV4mRzTjlAk https://bit.ly/3PCqyE9 https://www.codingninjas.com/studio/problems/left-view-of-binary-tree_625707?utm_source=striver&amp;utm_medium=website&amp;utm_campaign=a_zcoursetuf https://leetcode.com/problems/binary-tree-right-side-view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ymmetric Binary Tree</text:p>
          </table:table-cell>
          <table:table-cell office:value-type="string" calcext:value-type="string">
            <text:p>https://takeuforward.org/data-structure/check-for-symmetrical-binary-tree/ https://youtu.be/nKggiEpBE https://bit.ly/3PCqBzP https://www.codingninjas.com/studio/problems/symmetric-tree_981177?utm_source=striver&amp;utm_medium=website&amp;utm_campaign=a_zcoursetuf https://leetcode.com/problems/symmetric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ot to Node Path in Binary Tree</text:p>
          </table:table-cell>
          <table:table-cell office:value-type="string" calcext:value-type="string">
            <text:p>https://takeuforward.org/data-structure/print-root-to-node-path-in-a-binary-tree/ https://youtu.be/fmflMqVOC7k https://bit.ly/3QA600D https://www.codingninjas.com/studio/problems/all-root-to-leaf-paths-in-binary-tree._983599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CA in Binary Tree</text:p>
          </table:table-cell>
          <table:table-cell office:value-type="string" calcext:value-type="string">
            <text:p>https://takeuforward.org/data-structure/lowest-common-ancestor-for-two-given-nodes/ https://youtu.be/_-QHfMDde90 https://bit.ly/3popvgG https://www.codingninjas.com/studio/problems/lca-of-binary-tree_920541?utm_source=striver&amp;utm_medium=website&amp;utm_campaign=a_zcoursetuf https://leetcode.com/problems/lowest-common-ancestor-of-a-binary-tree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ximum width of a Binary Tree</text:p>
          </table:table-cell>
          <table:table-cell office:value-type="string" calcext:value-type="string">
            <text:p>https://takeuforward.org/data-structure/maximum-width-of-a-binary-tree/ https://youtu.be/ZbybYvcVLks https://bit.ly/3dxUfZP https://www.codingninjas.com/studio/problems/maximum-width-in-binary-tree_763671?utm_source=striver&amp;utm_medium=website&amp;utm_campaign=a_zcoursetuf https://leetcode.com/problems/maximum-width-of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heck for Children Sum Property</text:p>
          </table:table-cell>
          <table:table-cell office:value-type="string" calcext:value-type="string">
            <text:p>https://takeuforward.org/data-structure/check-for-children-sum-property-in-a-binary-tree/ https://youtu.be/fnmisPM6cVo https://bit.ly/3dEr73g https://www.codingninjas.com/studio/problems/children-sum-property_8357239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rint all the Nodes at a distance of K in a Binary Tree</text:p>
          </table:table-cell>
          <table:table-cell office:value-type="string" calcext:value-type="string">
            <text:p>https://youtu.be/i9ORlEy6EsI https://bit.ly/3QytIu6 https://www.codingninjas.com/studio/problems/print-nodes-at-distance-k-from-a-given-node_842560?utm_source=striver&amp;utm_medium=website&amp;utm_campaign=a_zcoursetuf https://leetcode.com/problems/all-nodes-distance-k-in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inimum time taken to BURN the Binary Tree from a Node</text:p>
          </table:table-cell>
          <table:table-cell office:value-type="string" calcext:value-type="string">
            <text:p>https://youtu.be/2r5wLmQfD6g https://bit.ly/3wcg7k1 https://www.codingninjas.com/studio/problems/time-to-burn-tree_1469067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ount total Nodes in a COMPLETE Binary Tree</text:p>
          </table:table-cell>
          <table:table-cell office:value-type="string" calcext:value-type="string">
            <text:p>https://takeuforward.org/binary-tree/count-number-of-nodes-in-a-binary-tree/ https://youtu.be/u-yWemKGWO0 https://bit.ly/3EoPFXM https://www.codingninjas.com/studio/problems/nodes-in-complete-binary-tree_1281151?utm_source=striver&amp;utm_medium=website&amp;utm_campaign=a_zcoursetuf https://leetcode.com/problems/count-complete-tree-nodes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equirements needed to construct a Unique Binary Tree | Theory</text:p>
          </table:table-cell>
          <table:table-cell office:value-type="string" calcext:value-type="string">
            <text:p>https://youtu.be/9GMECGQgWrQ https://bit.ly/3UVCR1U https://www.codingninjas.com/studio/problems/unique-binary-tree_8180906?utm_source=striver&amp;utm_medium=website&amp;utm_campaign=a_zcoursetuf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onstruct Binary Tree from inorder and preorder</text:p>
          </table:table-cell>
          <table:table-cell office:value-type="string" calcext:value-type="string">
            <text:p>https://takeuforward.org/data-structure/construct-a-binary-tree-from-inorder-and-preorder-traversal/ https://youtu.be/aZNaLrVebKQ https://bit.ly/3AoZ4N5 https://www.codingninjas.com/studio/problems/construct-binary-tree-from-inorder-and-preorder-traversal_920539?utm_source=striver&amp;utm_medium=website&amp;utm_campaign=a_zcoursetuf https://leetcode.com/problems/construct-binary-tree-from-preorder-and-in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onstruct the Binary Tree from Postorder and Inorder Traversal</text:p>
          </table:table-cell>
          <table:table-cell office:value-type="string" calcext:value-type="string">
            <text:p>https://takeuforward.org/data-structure/construct-binary-tree-from-inorder-and-postorder-traversal/ https://youtu.be/LgLRTaEMRVc https://bit.ly/3wbFiTI https://www.codingninjas.com/studio/problems/construct-binary-tree-from-inorder-and-postorder-traversal_1266106?utm_source=striver&amp;utm_medium=website&amp;utm_campaign=a_zcoursetuf https://leetcode.com/problems/construct-binary-tree-from-inorder-and-post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erialize and deserialize Binary Tree</text:p>
          </table:table-cell>
          <table:table-cell office:value-type="string" calcext:value-type="string">
            <text:p>https://takeuforward.org/data-structure/serialize-and-deserialize-a-binary-tree/ https://youtu.be/-YbXySKJsX8 https://bit.ly/3PqPDSE https://www.codingninjas.com/studio/problems/serialize-and-deserialize-binary-tree_920328?utm_source=striver&amp;utm_medium=website&amp;utm_campaign=a_zcoursetuf https://leetcode.com/problems/serialize-and-deserialize-binary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orris Preorder Traversal of a Binary Tree</text:p>
          </table:table-cell>
          <table:table-cell office:value-type="string" calcext:value-type="string">
            <text:p>https://takeuforward.org/data-structure/morris-preorder-traversal-of-a-binary-tree/ https://youtu.be/80Zug6D1_r4 https://bit.ly/3EORTB9 https://www.codingninjas.com/studio/problems/preorder-binary-tree_5948?utm_source=striver&amp;utm_medium=website&amp;utm_campaign=a_zcoursetuf https://leetcode.com/problems/binary-tree-in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orris Inorder Traversal of a Binary Tree</text:p>
          </table:table-cell>
          <table:table-cell office:value-type="string" calcext:value-type="string">
            <text:p>https://takeuforward.org/data-structure/morris-inorder-traversal-of-a-binary-tree/ https://youtu.be/80Zug6D1_r4 https://bit.ly/3tJQiGk https://www.codingninjas.com/studio/problems/inorder-traversal_3839605?utm_source=striver&amp;utm_medium=website&amp;utm_campaign=a_zcoursetuf https://leetcode.com/problems/binary-tree-inorder-traversal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latten Binary Tree to LinkedList</text:p>
          </table:table-cell>
          <table:table-cell office:value-type="string" calcext:value-type="string">
            <text:p>https://takeuforward.org/data-structure/flatten-binary-tree-to-linked-list/ https://youtu.be/sWf7k1x9XR4 https://bit.ly/3PFzwko https://www.codingninjas.com/studio/problems/flatten-binary-tree-to-linked-list_1112615?utm_source=striver&amp;utm_medium=website&amp;utm_campaign=a_zcoursetuf https://leetcode.com/problems/flatten-binary-tree-to-linked-list/</text:p>
          </table:table-cell>
          <table:table-cell office:value-type="string" calcext:value-type="string">
            <text:p>[{"VALUE":"BINARY-TREE","LABEL":"BINARY TREE"},{"VALUE":"LINKED-LIST","LABEL":"LINKED LIST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troduction to Binary Search Tree</text:p>
          </table:table-cell>
          <table:table-cell office:value-type="string" calcext:value-type="string">
            <text:p>https://takeuforward.org/binary-search-tree/introduction-to-binary-search-trees/ https://youtu.be/p7-9UvDQZ3w https://bit.ly/3gprRLk https://www.codingninjas.com/studio/problems/binary-search-trees_8160443?utm_source=striver&amp;utm_medium=website&amp;utm_campaign=a_zcoursetuf</text:p>
          </table:table-cell>
          <table:table-cell office:value-type="string" calcext:value-type="string">
            <text:p>[{"VALUE":"BINARY-SEARCH-TREE","LABEL":"BINARY SEARCH TREE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earch in a Binary Search Tree</text:p>
          </table:table-cell>
          <table:table-cell office:value-type="string" calcext:value-type="string">
            <text:p>https://takeuforward.org/data-structure/search-in-a-binary-search-tree-2/ https://youtu.be/KcNt6v_56cc https://practice.geeksforgeeks.org/problems/search-a-node-in-bst/1 https://www.codingninjas.com/studio/problems/search-in-bst_1402878?utm_source=striver&amp;utm_medium=website&amp;utm_campaign=a_zcoursetuf https://leetcode.com/problems/search-in-a-binary-search-tree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ind Min/Max in BST</text:p>
          </table:table-cell>
          <table:table-cell office:value-type="string" calcext:value-type="string">
            <text:p>https://practice.geeksforgeeks.org/problems/minimum-element-in-bst/1 https://www.codingninjas.com/studio/problems/minimum-element-in-bst_8160462?utm_source=striver&amp;utm_medium=website&amp;utm_campaign=a_zcoursetuf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eil in a Binary Search Tree</text:p>
          </table:table-cell>
          <table:table-cell office:value-type="string" calcext:value-type="string">
            <text:p>https://takeuforward.org/binary-search-tree/ceil-in-a-binary-search-tree/ https://youtu.be/KSsk8AhdOZA https://practice.geeksforgeeks.org/problems/implementing-ceil-in-bst/1 https://www.codingninjas.com/studio/problems/ceil-from-bst_920464?utm_source=striver&amp;utm_medium=website&amp;utm_campaign=a_zcoursetuf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loor in a Binary Search Tree</text:p>
          </table:table-cell>
          <table:table-cell office:value-type="string" calcext:value-type="string">
            <text:p>https://takeuforward.org/binary-search-tree/floor-in-a-binary-search-tree/ https://youtu.be/xm_W1ub-K-w https://bit.ly/3TSbXXE https://www.codingninjas.com/codestudio/problems/floor-from-bst_625868?utm_source=striver&amp;utm_medium=website&amp;utm_campaign=a_zcoursetuf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nsert a given Node in Binary Search Tree</text:p>
          </table:table-cell>
          <table:table-cell office:value-type="string" calcext:value-type="string">
            <text:p>https://youtu.be/FiFiNvM29ps https://practice.geeksforgeeks.org/problems/insert-a-node-in-a-bst/1 https://www.codingninjas.com/studio/problems/insert-into-a-binary-search-tree_1279913?utm_source=striver&amp;utm_medium=website&amp;utm_campaign=a_zcoursetuf https://leetcode.com/problems/insert-into-a-binary-search-tree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elete a Node in Binary Search Tree</text:p>
          </table:table-cell>
          <table:table-cell office:value-type="string" calcext:value-type="string">
            <text:p>https://youtu.be/kouxiP_H5WE https://practice.geeksforgeeks.org/problems/delete-a-node-from-bst/1 https://www.codingninjas.com/studio/problems/delete-node-in-bst_920381?utm_source=striver&amp;utm_medium=website&amp;utm_campaign=a_zcoursetuf https://leetcode.com/problems/delete-node-in-a-bst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ind K-th smallest/largest element in BST</text:p>
          </table:table-cell>
          <table:table-cell office:value-type="string" calcext:value-type="string">
            <text:p>https://takeuforward.org/data-structure/kth-largest-smallest-element-in-binary-search-tree/ https://youtu.be/9TJYWh0adfk https://practice.geeksforgeeks.org/problems/find-k-th-smallest-element-in-bst/1#:~:text=Find%20the%20Kth%20Smallest%20element%20in%20the%20BST.&amp;text=Your%20Task%3A,such%20element%20exists%20return%20%2D1. https://www.codingninjas.com/studio/problems/kth-smallest-node-in-bst_920441?utm_source=striver&amp;utm_medium=website&amp;utm_campaign=a_zcoursetuf https://leetcode.com/problems/kth-smallest-element-in-a-bst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heck if a tree is a BST or BT</text:p>
          </table:table-cell>
          <table:table-cell office:value-type="string" calcext:value-type="string">
            <text:p>https://youtu.be/f-sj7I5oXEI https://bit.ly/3poHDqN https://www.codingninjas.com/studio/problems/check-bst_5975?utm_source=striver&amp;utm_medium=website&amp;utm_campaign=a_zcoursetuf https://leetcode.com/problems/validate-binary-search-tree/</text:p>
          </table:table-cell>
          <table:table-cell office:value-type="string" calcext:value-type="string">
            <text:p>[{"VALUE":"BINARY-TREE","LABEL":"BINARY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CA in Binary Search Tree</text:p>
          </table:table-cell>
          <table:table-cell office:value-type="string" calcext:value-type="string">
            <text:p>https://youtu.be/cX_kPV_foZc https://practice.geeksforgeeks.org/problems/lowest-common-ancestor-in-a-bst/1 https://leetcode.com/problems/lowest-common-ancestor-of-a-binary-search-tree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onstruct a BST from a preorder traversal</text:p>
          </table:table-cell>
          <table:table-cell office:value-type="string" calcext:value-type="string">
            <text:p>https://youtu.be/UmJT3j26t1I https://practice.geeksforgeeks.org/problems/preorder-to-postorder4423/1 https://www.codingninjas.com/studio/problems/construct-bst-from-preorder-traversal_2689307?utm_source=striver&amp;utm_medium=website&amp;utm_campaign=a_zcoursetuf https://leetcode.com/problems/construct-binary-search-tree-from-preorder-traversal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order Successor/Predecessor in BST</text:p>
          </table:table-cell>
          <table:table-cell office:value-type="string" calcext:value-type="string">
            <text:p>https://youtu.be/SXKAD2svfmI https://practice.geeksforgeeks.org/problems/predecessor-and-successor/1 https://www.codingninjas.com/studio/problems/predecessor-and-successor-in-bst_893049?utm_source=striver&amp;utm_medium=website&amp;utm_campaign=a_zcoursetuf https://leetcode.com/problems/inorder-successor-in-bst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rge 2 BST's</text:p>
          </table:table-cell>
          <table:table-cell office:value-type="string" calcext:value-type="string">
            <text:p>https://youtu.be/D2jMcmxU4bs https://practice.geeksforgeeks.org/problems/merge-two-bst-s/1 https://www.codingninjas.com/studio/problems/merge-two-bsts_920474?utm_source=striver&amp;utm_medium=website&amp;utm_campaign=a_zcoursetuf https://leetcode.com/problems/binary-search-tree-iterator/</text:p>
          </table:table-cell>
          <table:table-cell office:value-type="string" calcext:value-type="string">
            <text:p>[{"VALUE":"BINARY-SEARCH-TREE","LABEL":"BINARY SEARCH TREE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wo Sum In BST | Check if there exists a pair with Sum K</text:p>
          </table:table-cell>
          <table:table-cell office:value-type="string" calcext:value-type="string">
            <text:p>https://youtu.be/ssL3sHwPeb4 https://practice.geeksforgeeks.org/problems/find-a-pair-with-given-target-in-bst/1 https://www.codingninjas.com/studio/problems/pair-sum-in-bst._920493?utm_source=striver&amp;utm_medium=website&amp;utm_campaign=a_zcoursetuf https://leetcode.com/problems/two-sum-iv-input-is-a-bst/</text:p>
          </table:table-cell>
          <table:table-cell office:value-type="string" calcext:value-type="string">
            <text:p>[{"VALUE":"TWO-POINTERS","LABEL":"TWO POINTER"},{"VALUE":"BINARY-SEARCH-TREE","LABEL":"BINARY SEARCH TREE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ecover BST | Correct BST with two nodes swapped</text:p>
          </table:table-cell>
          <table:table-cell office:value-type="string" calcext:value-type="string">
            <text:p>https://youtu.be/ZWGW7FminDM https://bit.ly/3PBJwea https://www.codingninjas.com/studio/problems/fix-bst_873137?utm_source=striver&amp;utm_medium=website&amp;utm_campaign=a_zcoursetuf https://leetcode.com/problems/recover-binary-search-tree/</text:p>
          </table:table-cell>
          <table:table-cell office:value-type="string" calcext:value-type="string">
            <text:p>[{"VALUE":"BINARY-SEARCH-TREE","LABEL":"BINARY SEARCH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rgest BST in Binary Tree</text:p>
          </table:table-cell>
          <table:table-cell office:value-type="string" calcext:value-type="string">
            <text:p>https://youtu.be/X0oXMdtUDwo https://practice.geeksforgeeks.org/problems/largest-bst/1 https://www.codingninjas.com/studio/problems/size-of-largest-bst-in-binary-tree_893103?utm_source=striver&amp;utm_medium=website&amp;utm_campaign=a_zcoursetuf</text:p>
          </table:table-cell>
          <table:table-cell office:value-type="string" calcext:value-type="string">
            <text:p>[{"VALUE":"BINARY-SEARCH-TREE","LABEL":"BINARY SEARCH TREE"},{"VALUE":"BINARY-TREE","LABEL":"BINARY TRE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ph and Types</text:p>
          </table:table-cell>
          <table:table-cell office:value-type="string" calcext:value-type="string">
            <text:p>https://takeuforward.org/graph/introduction-to-graph/ https://youtu.be/M3_pLsDdeuU https://bit.ly/3gpY19t https://www.codingninjas.com/studio/problems/counting-graphs_8357237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ph Representation | C++</text:p>
          </table:table-cell>
          <table:table-cell office:value-type="string" calcext:value-type="string">
            <text:p>https://takeuforward.org/graph/graph-representation-in-c/ https://youtu.be/3oI-34aPMWM https://bit.ly/3dGuwyv https://www.codingninjas.com/studio/problems/creating-and-printing_1214551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ph Representation | Java</text:p>
          </table:table-cell>
          <table:table-cell office:value-type="string" calcext:value-type="string">
            <text:p>https://youtu.be/3oI-34aPMWM https://bit.ly/3dGuwyv https://www.codingninjas.com/studio/problems/creating-and-printing_1214551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nnected Components | Logic Explanation</text:p>
          </table:table-cell>
          <table:table-cell office:value-type="string" calcext:value-type="string">
            <text:p>https://takeuforward.org/graph/connected-components-in-graphs/ https://youtu.be/lea-Wl_uWXY https://bit.ly/3AxzhDG https://www.codingninjas.com/studio/problems/find-the-number-of-states_1377943?utm_source=striver&amp;utm_medium=website&amp;utm_campaign=a_zcoursetuf https://leetcode.com/problems/number-of-connected-components-in-an-undirected-graph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https://takeuforward.org/graph/breadth-first-search-bfs-level-order-traversal/ https://youtu.be/-tgVpUgsQ5k https://practice.geeksforgeeks.org/problems/bfs-traversal-of-graph/1?utm_source=youtube&amp;utm_medium=collab_striver_ytdescription&amp;utm_campaign=bfs_of_graph https://www.codingninjas.com/studio/problems/bfs-in-graph_973002?utm_source=striver&amp;utm_medium=website&amp;utm_campaign=a_zcoursetuf https://practice.geeksforgeeks.org/problems/bfs-traversal-of-graph/1</text:p>
          </table:table-cell>
          <table:table-cell office:value-type="string" calcext:value-type="string">
            <text:p>[{"VALUE":"ARRAYS","LABEL":"ARRAYS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https://takeuforward.org/data-structure/depth-first-search-dfs/ https://youtu.be/Qzf1a--rhp8 https://practice.geeksforgeeks.org/problems/depth-first-traversal-for-a-graph/1?utm_source=youtube&amp;utm_medium=collab_striver_ytdescription&amp;utm_campaign=dfs_of_graph https://www.codingninjas.com/studio/problems/dfs-traversal_630462?utm_source=striver&amp;utm_medium=website&amp;utm_campaign=a_zcoursetuf https://practice.geeksforgeeks.org/problems/depth-first-traversal-for-a-graph/1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umber of provinces (leetcode)</text:p>
          </table:table-cell>
          <table:table-cell office:value-type="string" calcext:value-type="string">
            <text:p>https://takeuforward.org/data-structure/number-of-provinces/ https://youtu.be/ACzkVtewUYA https://practice.geeksforgeeks.org/problems/number-of-provinces/1?utm_source=youtube&amp;utm_medium=collab_striver_ytdescription&amp;utm_campaign=number_of_provinces https://www.codingninjas.com/studio/problems/find-the-number-of-states_1377943?utm_source=striver&amp;utm_medium=website&amp;utm_campaign=a_zcoursetuf https://leetcode.com/problems/number-of-provinces/#:~:text=A%20province%20is%20a%20group,the%20total%20number%20of%20provinces.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nnected Components Problem in Matrix</text:p>
          </table:table-cell>
          <table:table-cell office:value-type="string" calcext:value-type="string">
            <text:p>https://bit.ly/3AxzhDG https://www.codingninjas.com/studio/problems/find-the-number-of-states_1377943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tten Oranges</text:p>
          </table:table-cell>
          <table:table-cell office:value-type="string" calcext:value-type="string">
            <text:p>https://takeuforward.org/data-structure/rotten-oranges-min-time-to-rot-all-oranges-bfs/ https://www.youtube.com/watch?v=yf3oUhkvqA0 https://bit.ly/3R4htWb https://www.codingninjas.com/studio/problems/rotting-oranges_701655?utm_source=striver&amp;utm_medium=website&amp;utm_campaign=a_zcoursetuf https://leetcode.com/problems/rotting-oranges/</text:p>
          </table:table-cell>
          <table:table-cell office:value-type="string" calcext:value-type="string">
            <text:p>[{"VALUE":"STACK","LABEL":"STACK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lood fill</text:p>
          </table:table-cell>
          <table:table-cell office:value-type="string" calcext:value-type="string">
            <text:p>https://takeuforward.org/graph/flood-fill-algorithm-graphs/ https://youtu.be/C-2_uSRli8o https://practice.geeksforgeeks.org/problems/flood-fill-algorithm1856/1?utm_source=youtube&amp;utm_medium=collab_striver_ytdescription&amp;utm_campaign=flood-fill-algorithm https://www.codingninjas.com/studio/problems/flood-fill-_1082141?utm_source=striver&amp;utm_medium=website&amp;utm_campaign=a_zcoursetuf https://leetcode.com/problems/flood-fill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e Detection in unirected Graph (bfs)</text:p>
          </table:table-cell>
          <table:table-cell office:value-type="string" calcext:value-type="string">
            <text:p>https://takeuforward.org/data-structure/detect-cycle-in-an-undirected-graph-using-bfs/ https://youtu.be/BPlrALf1LDU https://practice.geeksforgeeks.org/problems/detect-cycle-in-an-undirected-graph/1?utm_source=youtube&amp;utm_medium=collab_striver_ytdescription&amp;utm_campaign=detect-cycle-in-an-undirected-graph https://www.codingninjas.com/studio/problems/detect-cycle-in-an-undirected-graph-_758967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e Detection in undirected Graph (dfs)</text:p>
          </table:table-cell>
          <table:table-cell office:value-type="string" calcext:value-type="string">
            <text:p>https://takeuforward.org/data-structure/detect-cycle-in-an-undirected-graph-using-dfs/ https://youtu.be/zQ3zgFypzX4 https://practice.geeksforgeeks.org/problems/detect-cycle-in-an-undirected-graph/1?utm_source=youtube&amp;utm_medium=collab_striver_ytdescription&amp;utm_campaign=detect-cycle-in-an-undirected-graph https://www.codingninjas.com/studio/problems/detect-cycle-in-an-undirected-graph-_758967?utm_source=striver&amp;utm_medium=website&amp;utm_campaign=a_zcoursetuf</text:p>
          </table:table-cell>
          <table:table-cell office:value-type="string" calcext:value-type="string">
            <text:p>[{"VALUE":"DATA-STRUCTURE","LABEL":"DATA STRUCTURES"},{"VALUE":"GRAPH","LABEL":"GRAP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/1 Matrix (Bfs Problem)</text:p>
          </table:table-cell>
          <table:table-cell office:value-type="string" calcext:value-type="string">
            <text:p>https://takeuforward.org/graph/distance-of-nearest-cell-having-1/ https://youtu.be/edXdVwkYHF8 https://practice.geeksforgeeks.org/problems/distance-of-nearest-cell-having-1-1587115620/1 https://www.codingninjas.com/studio/problems/distance-of-nearest-cell-having-1-in-a-binary-matrix_1169913?utm_source=striver&amp;utm_medium=website&amp;utm_campaign=a_zcoursetuf https://leetcode.com/problems/01-matrix/</text:p>
          </table:table-cell>
          <table:table-cell office:value-type="string" calcext:value-type="string">
            <text:p>[{"VALUE":"ARRAYS","LABEL":"ARRAYS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urrounded Regions (dfs)</text:p>
          </table:table-cell>
          <table:table-cell office:value-type="string" calcext:value-type="string">
            <text:p>https://takeuforward.org/graph/surrounded-regions-replace-os-with-xs/ https://youtu.be/BtdgAys4yMk https://bit.ly/3T3oDLR https://www.codingninjas.com/studio/problems/replace-‘o’-with-‘x’_630517?utm_source=striver&amp;utm_medium=website&amp;utm_campaign=a_zcoursetuf https://leetcode.com/problems/surrounded-regions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umber of Enclaves [flood fill implementation - multisource]</text:p>
          </table:table-cell>
          <table:table-cell office:value-type="string" calcext:value-type="string">
            <text:p>https://takeuforward.org/graph/number-of-enclaves/ https://youtu.be/rxKcepXQgU4 https://practice.geeksforgeeks.org/problems/number-of-enclaves/1 https://www.codingninjas.com/studio/problems/matrix-traps_8365440?utm_source=striver&amp;utm_medium=website&amp;utm_campaign=a_zcoursetuf https://leetcode.com/problems/number-of-enclaves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ord ladder - 1</text:p>
          </table:table-cell>
          <table:table-cell office:value-type="string" calcext:value-type="string">
            <text:p>https://takeuforward.org/graph/word-ladder-i-g-29/ https://youtu.be/tRPda0rcf8E https://practice.geeksforgeeks.org/problems/word-ladder/1 https://www.codingninjas.com/studio/problems/word-ladder_1102319?utm_source=striver&amp;utm_medium=website&amp;utm_campaign=a_zcoursetuf https://leetcode.com/problems/word-ladder/</text:p>
          </table:table-cell>
          <table:table-cell office:value-type="string" calcext:value-type="string">
            <text:p>[{"VALUE":"HASHING","LABEL":"HASHING"},{"VALUE":"DATA-STRUCTURE","LABEL":"DATA STRUCTURES"},{"VALUE":"STRING","LABEL":"STR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ord ladder - 2</text:p>
          </table:table-cell>
          <table:table-cell office:value-type="string" calcext:value-type="string">
            <text:p>https://takeuforward.org/graph/g-30-word-ladder-ii/ https://youtu.be/tRPda0rcf8E https://practice.geeksforgeeks.org/problems/word-ladder-ii/1 https://www.codingninjas.com/codestudio/problems/shortest-transition-paths_8391015?utm_source=striver&amp;utm_medium=website&amp;utm_campaign=a_zcoursetuf https://leetcode.com/problems/word-ladder-ii/</text:p>
          </table:table-cell>
          <table:table-cell office:value-type="string" calcext:value-type="string">
            <text:p>[{"VALUE":"HASHING","LABEL":"HASHING"},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umber of Distinct Islands [dfs multisource]</text:p>
          </table:table-cell>
          <table:table-cell office:value-type="string" calcext:value-type="string">
            <text:p>https://takeuforward.org/data-structure/number-of-islands/ https://youtu.be/muncqlKJrH0 https://practice.geeksforgeeks.org/problems/number-of-distinct-islands/1 https://www.codingninjas.com/studio/problems/distinct-islands_630460?utm_source=striver&amp;utm_medium=website&amp;utm_campaign=a_zcoursetuf https://leetcode.com/problems/number-of-distinct-islands-ii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ipartite Graph (DFS)</text:p>
          </table:table-cell>
          <table:table-cell office:value-type="string" calcext:value-type="string">
            <text:p>https://takeuforward.org/graph/bipartite-graph-dfs-implementation/ https://youtu.be/KG5YFfR0j8A https://practice.geeksforgeeks.org/problems/bipartite-graph/1 https://www.codingninjas.com/studio/problems/check-bipartite-graph-_920551?utm_source=striver&amp;utm_medium=website&amp;utm_campaign=a_zcoursetuf https://leetcode.com/problems/is-graph-bipartite/</text:p>
          </table:table-cell>
          <table:table-cell office:value-type="string" calcext:value-type="string">
            <text:p>[{"VALUE":"ARRAYS","LABEL":"ARRAYS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ycle Detection in Directed Graph (DFS)</text:p>
          </table:table-cell>
          <table:table-cell office:value-type="string" calcext:value-type="string">
            <text:p>https://takeuforward.org/data-structure/detect-cycle-in-a-directed-graph-using-dfs-g-19/ https://youtu.be/9twcmtQj4DU https://practice.geeksforgeeks.org/problems/detect-cycle-in-a-directed-graph/1 https://www.codingninjas.com/studio/problems/detect-cycle-in-a-directed-graph-_920545?utm_source=striver&amp;utm_medium=website&amp;utm_campaign=a_zcoursetuf https://leetcode.com/problems/course-schedule-ii/discuss/293048/detecting-cycle-in-directed-graph-problem</text:p>
          </table:table-cell>
          <table:table-cell office:value-type="string" calcext:value-type="string">
            <text:p>[{"VALUE":"DATA-STRUCTURE","LABEL":"DATA STRUCTURES"},{"VALUE":"GRAPH","LABEL":"GRAP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opo Sort</text:p>
          </table:table-cell>
          <table:table-cell office:value-type="string" calcext:value-type="string">
            <text:p>https://takeuforward.org/data-structure/topological-sort-algorithm-dfs-g-21/ https://youtu.be/5lZ0iJMrUMk https://practice.geeksforgeeks.org/problems/topological-sort/1 https://www.codingninjas.com/studio/problems/topological-sorting_973003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ahn's Algorithm</text:p>
          </table:table-cell>
          <table:table-cell office:value-type="string" calcext:value-type="string">
            <text:p>https://takeuforward.org/data-structure/kahns-algorithm-topological-sort-algorithm-bfs-g-22/ https://youtu.be/73sneFXuTEg https://bit.ly/3c690mm https://www.codingninjas.com/studio/problems/topological-sorting_973003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ycle Detection in Directed Graph (BFS)</text:p>
          </table:table-cell>
          <table:table-cell office:value-type="string" calcext:value-type="string">
            <text:p>https://youtu.be/iTBaI90lpDQ https://practice.geeksforgeeks.org/problems/detect-cycle-in-a-directed-graph/1 https://www.codingninjas.com/studio/problems/detect-cycle-in-a-directed-graph_1062626?utm_source=striver&amp;utm_medium=website&amp;utm_campaign=a_zcoursetuf</text:p>
          </table:table-cell>
          <table:table-cell office:value-type="string" calcext:value-type="string">
            <text:p>[{"VALUE":"DATA-STRUCTURE","LABEL":"DATA STRUCTURES"},{"VALUE":"GRAPH","LABEL":"GRAPH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ourse Schedule - I</text:p>
          </table:table-cell>
          <table:table-cell office:value-type="string" calcext:value-type="string">
            <text:p>https://takeuforward.org/data-structure/course-schedule-i-and-ii-pre-requisite-tasks-topological-sort-g-24/ https://youtu.be/WAOfKpxYHR8 https://practice.geeksforgeeks.org/problems/course-schedule/1 https://www.codingninjas.com/studio/problems/course-schedule-ii_1069243?utm_source=striver&amp;utm_medium=website&amp;utm_campaign=a_zcoursetuf https://leetcode.com/problems/course-schedule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ourse Schedule - II</text:p>
          </table:table-cell>
          <table:table-cell office:value-type="string" calcext:value-type="string">
            <text:p>https://takeuforward.org/data-structure/course-schedule-i-and-ii-pre-requisite-tasks-topological-sort-g-24/ https://youtu.be/WAOfKpxYHR8 https://bit.ly/3w8ZBBl https://www.codingninjas.com/studio/problems/course-schedule-ii_1069243?utm_source=striver&amp;utm_medium=website&amp;utm_campaign=a_zcoursetuf https://leetcode.com/problems/course-schedule-ii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ind eventual safe states</text:p>
          </table:table-cell>
          <table:table-cell office:value-type="string" calcext:value-type="string">
            <text:p>https://takeuforward.org/data-structure/find-eventual-safe-states-bfs-topological-sort-g-25/ https://youtu.be/2gtg3VsDGyc https://practice.geeksforgeeks.org/problems/eventual-safe-states/1 https://www.codingninjas.com/studio/problems/safe-nodes-in-the-graph_1376703?utm_source=striver&amp;utm_medium=website&amp;utm_campaign=a_zcoursetuf https://leetcode.com/problems/find-eventual-safe-states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ien dictionary</text:p>
          </table:table-cell>
          <table:table-cell office:value-type="string" calcext:value-type="string">
            <text:p>https://takeuforward.org/data-structure/alien-dictionary-topological-sort-g-26/ https://youtu.be/U3N_je7tWAs https://practice.geeksforgeeks.org/problems/alien-dictionary/1 https://www.codingninjas.com/studio/problems/alien-dictionary_630423?utm_source=striver&amp;utm_medium=website&amp;utm_campaign=a_zcoursetuf https://leetcode.com/problems/alien-dictionary/solution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hortest Path in UG with unit weights</text:p>
          </table:table-cell>
          <table:table-cell office:value-type="string" calcext:value-type="string">
            <text:p>https://takeuforward.org/data-structure/shortest-path-in-undirected-graph-with-unit-distance-g-28/ https://www.youtube.com/watch?v=C4gxoTaI71U&amp;list=PLgUwDviBIf0oE3gA41TKO2H5bHpPd7fzn&amp;index=28 https://bit.ly/3UVQD4C https://www.codingninjas.com/codestudio/problems/single-source-shortest-path_8416371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hortest Path in DAG</text:p>
          </table:table-cell>
          <table:table-cell office:value-type="string" calcext:value-type="string">
            <text:p>https://takeuforward.org/data-structure/shortest-path-in-directed-acyclic-graph-topological-sort-g-27/ https://www.youtube.com/watch?v=ZUFQfFaU-8U&amp;list=PLgUwDviBIf0oE3gA41TKO2H5bHpPd7fzn&amp;index=27 https://bit.ly/3Eo1mhq https://www.codingninjas.com/codestudio/problems/shortest-path-in-dag_8381897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jisktra's Algorithm</text:p>
          </table:table-cell>
          <table:table-cell office:value-type="string" calcext:value-type="string">
            <text:p>https://takeuforward.org/data-structure/dijkstras-algorithm-using-set-g-33/ https://www.youtube.com/watch?v=rp1SMw7HSO8&amp;list=PLgUwDviBIf0oE3gA41TKO2H5bHpPd7fzn&amp;index=35 https://practice.geeksforgeeks.org/problems/implementing-dijkstra-set-1-adjacency-matrix/1 https://www.codingninjas.com/studio/problems/dijkstra's-shortest-path_985358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hy priority Queue is used in Djisktra's Algorithm</text:p>
          </table:table-cell>
          <table:table-cell office:value-type="string" calcext:value-type="string">
            <text:p>https://takeuforward.org/data-structure/dijkstras-algorithm-using-priority-queue-g-32/ https://www.youtube.com/watch?v=rp1SMw7HSO8&amp;list=PLgUwDviBIf0oE3gA41TKO2H5bHpPd7fzn&amp;index=35 https://bit.ly/3Et6alk https://www.codingninjas.com/studio/problems/dijkstra's-shortest-path_985358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hortest path in a binary maze</text:p>
          </table:table-cell>
          <table:table-cell office:value-type="string" calcext:value-type="string">
            <text:p>https://takeuforward.org/data-structure/g-36-shortest-distance-in-a-binary-maze/ https://www.youtube.com/watch?v=U5Mw4eyUmw4&amp;list=PLgUwDviBIf0oE3gA41TKO2H5bHpPd7fzn&amp;index=36 https://bit.ly/3ArrkzD https://www.codingninjas.com/studio/problems/shortest-path-in-a-binary-maze_893065?utm_source=striver&amp;utm_medium=website&amp;utm_campaign=a_zcoursetuf https://leetcode.com/problems/shortest-path-in-binary-matrix/</text:p>
          </table:table-cell>
          <table:table-cell office:value-type="string" calcext:value-type="string">
            <text:p>[{"VALUE":"ARRAYS","LABEL":"ARRAYS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ath with minimum effort</text:p>
          </table:table-cell>
          <table:table-cell office:value-type="string" calcext:value-type="string">
            <text:p>https://takeuforward.org/data-structure/g-37-path-with-minimum-effort/ https://youtu.be/0ytpZyiZFhA https://bit.ly/3OpIfbh https://www.codingninjas.com/studio/problems/path-with-minimum-effort_1380958?utm_source=striver&amp;utm_medium=website&amp;utm_campaign=a_zcoursetuf https://leetcode.com/problems/path-with-minimum-effort/</text:p>
          </table:table-cell>
          <table:table-cell office:value-type="string" calcext:value-type="string">
            <text:p>[{"VALUE":"ARRAYS","LABEL":"ARRAYS"},{"VALUE":"BINARY-SEARCH","LABEL":"BINARY SEARCH"},{"VALUE":"HEAP","LABEL":"HEAP"},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eapest flights within k stops</text:p>
          </table:table-cell>
          <table:table-cell office:value-type="string" calcext:value-type="string">
            <text:p>https://takeuforward.org/data-structure/g-38-cheapest-flights-within-k-stops/ https://youtu.be/9XybHVqTHcQ https://bit.ly/3OnPWi4 https://www.codingninjas.com/studio/problems/saving-money_1171195?utm_source=striver&amp;utm_medium=website&amp;utm_campaign=a_zcoursetuf https://leetcode.com/problems/cheapest-flights-within-k-stops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etwork Delay time</text:p>
          </table:table-cell>
          <table:table-cell office:value-type="string" calcext:value-type="string">
            <text:p>https://bit.ly/3pr6ObZ https://www.codingninjas.com/studio/problems/network-delay-time_1382215?utm_source=striver&amp;utm_medium=website&amp;utm_campaign=a_zcoursetuf https://leetcode.com/problems/network-delay-time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umber of ways to arrive at destination</text:p>
          </table:table-cell>
          <table:table-cell office:value-type="string" calcext:value-type="string">
            <text:p>https://takeuforward.org/data-structure/g-40-number-of-ways-to-arrive-at-destination/ https://youtu.be/_-0mx0SmYxA https://practice.geeksforgeeks.org/problems/number-of-ways-to-arrive-at-destination/1 https://www.codingninjas.com/studio/problems/number-of-ways_8360639?utm_source=striver&amp;utm_medium=website&amp;utm_campaign=a_zcoursetuf https://leetcode.com/problems/number-of-ways-to-arrive-at-destination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nimum steps to reach end from start by performing multiplication and mod operations with array elements</text:p>
          </table:table-cell>
          <table:table-cell office:value-type="string" calcext:value-type="string">
            <text:p>https://takeuforward.org/graph/g-39-minimum-multiplications-to-reach-end/ https://www.youtube.com/watch?v=_BvEJ3VIDWw&amp;list=PLgUwDviBIf0oE3gA41TKO2H5bHpPd7fzn&amp;index=39 https://bit.ly/3QAEsrY https://www.codingninjas.com/studio/problems/minimum-operations_8360665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llman Ford Algorithm</text:p>
          </table:table-cell>
          <table:table-cell office:value-type="string" calcext:value-type="string">
            <text:p>https://takeuforward.org/data-structure/bellman-ford-algorithm-g-41/ https://youtu.be/0vVofAhAYjc https://practice.geeksforgeeks.org/problems/distance-from-the-source-bellman-ford-algorithm/1 https://www.codingninjas.com/studio/problems/bellman-ford_2041977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loyd Warshal Algorithm</text:p>
          </table:table-cell>
          <table:table-cell office:value-type="string" calcext:value-type="string">
            <text:p>https://takeuforward.org/data-structure/floyd-warshall-algorithm-g-42/ https://youtu.be/YbY8cVwWAvw https://practice.geeksforgeeks.org/problems/implementing-floyd-warshall2042/1 https://www.codingninjas.com/studio/problems/floyd-warshall_2041979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ind the city with the smallest number of neighbors in a threshold distance</text:p>
          </table:table-cell>
          <table:table-cell office:value-type="string" calcext:value-type="string">
            <text:p>https://takeuforward.org/data-structure/find-the-city-with-the-smallest-number-of-neighbours-at-a-threshold-distance-g-43/ https://youtu.be/9XybHVqTHcQ https://practice.geeksforgeeks.org/problems/city-with-the-smallest-number-of-neighbors-at-a-threshold-distance/0/?category[]=Shortest%20Path&amp;category[]=Shortest%20Path&amp;page=1&amp;query=category[]Shortest%20Pathpage1category[]Shortest%20Path https://www.codingninjas.com/studio/problems/find-the-city-with-the-smallest-number-of-neighbors-at-a-threshold-distance_1264289?utm_source=striver&amp;utm_medium=website&amp;utm_campaign=a_zcoursetuf https://leetcode.com/problems/find-the-city-with-the-smallest-number-of-neighbors-at-a-threshold-distance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inimum Spanning Tree</text:p>
          </table:table-cell>
          <table:table-cell office:value-type="string" calcext:value-type="string">
            <text:p>https://takeuforward.org/data-structure/minimum-spanning-tree-theory-g-44/ https://youtu.be/ZSPjZuZWCME https://practice.geeksforgeeks.org/problems/minimum-spanning-tree/1 https://www.codingninjas.com/studio/problems/minimum-spanning-tree_631769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rim's Algorithm</text:p>
          </table:table-cell>
          <table:table-cell office:value-type="string" calcext:value-type="string">
            <text:p>https://takeuforward.org/data-structure/prims-algorithm-minimum-spanning-tree-c-and-java-g-45/ https://youtu.be/mJcZjjKzeqk https://practice.geeksforgeeks.org/problems/minimum-spanning-tree/1 https://www.codingninjas.com/studio/problems/minimum-spanning-tree_631769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Disjoint Set [Union by Rank]</text:p>
          </table:table-cell>
          <table:table-cell office:value-type="string" calcext:value-type="string">
            <text:p>https://takeuforward.org/data-structure/disjoint-set-union-by-rank-union-by-size-path-compression-g-46/ https://youtu.be/aBxjDBC4M1U https://bit.ly/3QSGvHz https://www.codingninjas.com/studio/problems/data-stream-as-disjoint-intervals_1382362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isjoint Set [Union by Size]</text:p>
          </table:table-cell>
          <table:table-cell office:value-type="string" calcext:value-type="string">
            <text:p>https://takeuforward.org/data-structure/disjoint-set-union-by-rank-union-by-size-path-compression-g-46/ https://youtu.be/aBxjDBC4M1U https://bit.ly/3QSGvHz https://www.codingninjas.com/studio/problems/data-stream-as-disjoint-intervals_1382362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ruskal's Algorithm</text:p>
          </table:table-cell>
          <table:table-cell office:value-type="string" calcext:value-type="string">
            <text:p>https://takeuforward.org/data-structure/kruskals-algorithm-minimum-spanning-tree-g-47/ https://youtu.be/DMnDM_sxVig https://practice.geeksforgeeks.org/problems/minimum-spanning-tree/1 https://www.codingninjas.com/studio/problems/kruskal’s-minimum-spanning-tree-algorithm_1082553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umber of operations to make network connected</text:p>
          </table:table-cell>
          <table:table-cell office:value-type="string" calcext:value-type="string">
            <text:p>https://takeuforward.org/data-structure/number-of-operations-to-make-network-connected-dsu-g-49/ https://youtu.be/FYrl7iz9_ZU https://bit.ly/3Esuzrd https://www.codingninjas.com/studio/problems/number-of-operations-to-make-graph-connected._1385179?utm_source=striver&amp;utm_medium=website&amp;utm_campaign=a_zcoursetuf https://leetcode.com/problems/number-of-operations-to-make-network-connected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ost stones removed with same rows or columns</text:p>
          </table:table-cell>
          <table:table-cell office:value-type="string" calcext:value-type="string">
            <text:p>https://takeuforward.org/data-structure/most-stones-removed-with-same-row-or-column-dsu-g-53/ https://youtu.be/OwMNX8SPavM https://bit.ly/3Ep4Tfo https://www.codingninjas.com/studio/problems/-most-stones-removed-with-same-row-or-column_1376597?utm_source=striver&amp;utm_medium=website&amp;utm_campaign=a_zcoursetuf https://leetcode.com/problems/most-stones-removed-with-same-row-or-column/</text:p>
          </table:table-cell>
          <table:table-cell office:value-type="string" calcext:value-type="string">
            <text:p>[{"VALUE":"ARRAYS","LABEL":"ARRAYS"},{"VALUE":"DATA-STRUCTURE","LABEL":"DATA STRUCTURES"},{"VALUE":"GRAPH","LABEL":"GRAPH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ccounts merge</text:p>
          </table:table-cell>
          <table:table-cell office:value-type="string" calcext:value-type="string">
            <text:p>https://takeuforward.org/data-structure/accounts-merge-dsu-g-50/ https://youtu.be/FMwpt_aQOGw https://practice.geeksforgeeks.org/problems/merging-details/1 https://www.codingninjas.com/studio/problems/accounts-merge_1089558?utm_source=striver&amp;utm_medium=website&amp;utm_campaign=a_zcoursetuf https://leetcode.com/problems/accounts-merge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umber of island II</text:p>
          </table:table-cell>
          <table:table-cell office:value-type="string" calcext:value-type="string">
            <text:p>https://takeuforward.org/graph/number-of-islands-ii-online-queries-dsu-g-51/ https://youtu.be/Rn6B-Q4SNyA https://bit.ly/3A7BofH https://www.codingninjas.com/studio/problems/largest-island_840701?utm_source=striver&amp;utm_medium=website&amp;utm_campaign=a_zcoursetuf https://leetcode.com/problems/number-of-islands-ii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aking a Large Island</text:p>
          </table:table-cell>
          <table:table-cell office:value-type="string" calcext:value-type="string">
            <text:p>https://takeuforward.org/data-structure/making-a-large-island-dsu-g-52/ https://youtu.be/lgiz0Oup6gM https://bit.ly/3i1yOmk https://www.codingninjas.com/studio/problems/making-the-largest-island_1381282?utm_source=striver&amp;utm_medium=website&amp;utm_campaign=a_zcoursetuf https://leetcode.com/problems/making-a-large-island/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wim in rising water</text:p>
          </table:table-cell>
          <table:table-cell office:value-type="string" calcext:value-type="string">
            <text:p>https://bit.ly/3VftZ7i https://www.codingninjas.com/studio/problems/minimum-time_8360128?utm_source=striver&amp;utm_medium=website&amp;utm_campaign=a_zcoursetuf https://leetcode.com/problems/swim-in-rising-water/</text:p>
          </table:table-cell>
          <table:table-cell office:value-type="string" calcext:value-type="string">
            <text:p>[{"VALUE":"ARRAYS","LABEL":"ARRAYS"},{"VALUE":"BINARY-SEARCH","LABEL":"BINARY SEARCH"},{"VALUE":"GRAPH","LABEL":"GRAPH"},{"VALUE":"HEAP","LABEL":"HEAP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ridges in Graph</text:p>
          </table:table-cell>
          <table:table-cell office:value-type="string" calcext:value-type="string">
            <text:p>https://takeuforward.org/graph/bridges-in-graph-using-tarjans-algorithm-of-time-in-and-low-time-g-55/ https://youtu.be/qrAub5z8FeA https://bit.ly/3dFdvVe https://www.codingninjas.com/studio/problems/bridges-in-a-graph_893026?utm_source=striver&amp;utm_medium=website&amp;utm_campaign=a_zcoursetuf https://leetcode.com/problems/critical-connections-in-a-network/discuss/382385/find-bridges-in-a-graph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rticulation Point</text:p>
          </table:table-cell>
          <table:table-cell office:value-type="string" calcext:value-type="string">
            <text:p>https://takeuforward.org/data-structure/articulation-point-in-graph-g-56/ https://youtu.be/j1QDfU21iZk https://bit.ly/3T2LPKu https://www.codingninjas.com/codestudio/problems/articulation-point_840708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Kosaraju's Algorithm</text:p>
          </table:table-cell>
          <table:table-cell office:value-type="string" calcext:value-type="string">
            <text:p>https://takeuforward.org/graph/strongly-connected-components-kosarajus-algorithm-g-54/ https://youtu.be/R6uoSjZ2imo https://bit.ly/3TbvByL https://www.codingninjas.com/studio/problems/count-strongly-connected-components-(kosaraju’s-algorithm)_1171151?utm_source=striver&amp;utm_medium=website&amp;utm_campaign=a_zcoursetuf</text:p>
          </table:table-cell>
          <table:table-cell office:value-type="string" calcext:value-type="string">
            <text:p>[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ynamic Programming Introduction</text:p>
          </table:table-cell>
          <table:table-cell office:value-type="string" calcext:value-type="string">
            <text:p>https://takeuforward.org/data-structure/dynamic-programming-introduction/ https://youtu.be/tyB0ztf0DNY https://bit.ly/3UWkWrS https://www.codingninjas.com/studio/problems/nth-fibonacci-number_74156?utm_source=striver&amp;utm_medium=website&amp;utm_campaign=a_zcoursetuf</text:p>
          </table:table-cell>
          <table:table-cell office:value-type="string" calcext:value-type="string">
            <text:p>[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limbing Stars</text:p>
          </table:table-cell>
          <table:table-cell office:value-type="string" calcext:value-type="string">
            <text:p>https://takeuforward.org/data-structure/dynamic-programming-climbing-stairs/ https://youtu.be/mLfjzJsN8us https://practice.geeksforgeeks.org/problems/count-ways-to-reach-the-nth-stair-1587115620/1 https://www.codingninjas.com/studio/problems/count-ways-to-reach-the-n-th-stairs_798650?utm_source=striver&amp;utm_medium=website&amp;utm_campaign=a_zcoursetuf https://leetcode.com/problems/climbing-stairs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rog Jump(DP-3)</text:p>
          </table:table-cell>
          <table:table-cell office:value-type="string" calcext:value-type="string">
            <text:p>https://takeuforward.org/data-structure/dynamic-programming-frog-jump-dp-3/ https://www.youtube.com/watch?v=EgG3jsGoPvQ https://bit.ly/3Xn0Kkw https://www.codingninjas.com/studio/problems/frog-jump_3621012?utm_source=striver&amp;utm_medium=website&amp;utm_campaign=a_zcoursetuf</text:p>
          </table:table-cell>
          <table:table-cell office:value-type="string" calcext:value-type="string">
            <text:p>[{"VALUE":"DYNAMIC-PROGRAMMING","LABEL":"DYNAMIC PROGRAMMING"},{"VALUE":"ARRAYS","LABEL":"ARRAYS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rog Jump with k distances(DP-4)</text:p>
          </table:table-cell>
          <table:table-cell office:value-type="string" calcext:value-type="string">
            <text:p>https://takeuforward.org/data-structure/dynamic-programming-frog-jump-with-k-distances-dp-4/ https://www.youtube.com/watch?v=Kmh3rhyEtB8 https://bit.ly/3GyNRya https://www.codingninjas.com/studio/problems/minimal-cost_8180930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aximum sum of non-adjacent elements (DP 5)</text:p>
          </table:table-cell>
          <table:table-cell office:value-type="string" calcext:value-type="string">
            <text:p>https://takeuforward.org/data-structure/maximum-sum-of-non-adjacent-elements-dp-5/ https://www.youtube.com/watch?v=GrMBfJNk_NY https://bit.ly/3QOMRs1 https://www.codingninjas.com/studio/problems/maximum-sum-of-non-adjacent-elements_843261?utm_source=striver&amp;utm_medium=website&amp;utm_campaign=a_zcoursetuf https://leetcode.com/problems/house-robber/</text:p>
          </table:table-cell>
          <table:table-cell office:value-type="string" calcext:value-type="string">
            <text:p>[{"VALUE":"ARRAYS","LABEL":"ARRAYS"},{"VALUE":"RECURSION","LABEL":"RECURSION"},{"VALUE":"DATA-STRUCTURE","LABEL":"DATA STRUCTURES"},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House Robber (DP 6)</text:p>
          </table:table-cell>
          <table:table-cell office:value-type="string" calcext:value-type="string">
            <text:p>https://takeuforward.org/data-structure/dynamic-programming-house-robber-dp-6/ https://www.youtube.com/watch?v=3WaxQMELSkw https://bit.ly/3QCCpDQ https://www.codingninjas.com/studio/problems/house-robber-ii_839733?utm_source=striver&amp;utm_medium=website&amp;utm_campaign=a_zcoursetuf https://leetcode.com/problems/house-robber-ii/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inja's Training (DP 7)</text:p>
          </table:table-cell>
          <table:table-cell office:value-type="string" calcext:value-type="string">
            <text:p>https://takeuforward.org/data-structure/dynamic-programming-ninjas-training-dp-7/ https://www.youtube.com/watch?v=AE39gJYuRog https://bit.ly/3glc9kp https://www.codingninjas.com/studio/problems/ninja’s-training_3621003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id Unique Paths : DP on Grids (DP8)</text:p>
          </table:table-cell>
          <table:table-cell office:value-type="string" calcext:value-type="string">
            <text:p>https://takeuforward.org/data-structure/grid-unique-paths-dp-on-grids-dp8/ https://www.youtube.com/watch?v=sdE0A2Oxofw https://practice.geeksforgeeks.org/problems/number-of-unique-paths/0 https://www.codingninjas.com/studio/problems/unique-paths_1081470?utm_source=striver&amp;utm_medium=website&amp;utm_campaign=a_zcoursetuf https://leetcode.com/problems/unique-paths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id Unique Paths 2 (DP 9)</text:p>
          </table:table-cell>
          <table:table-cell office:value-type="string" calcext:value-type="string">
            <text:p>https://takeuforward.org/data-structure/grid-unique-paths-2-dp-9/ https://www.youtube.com/watch?v=TmhpgXScLyY https://bit.ly/3tNYlBU https://www.codingninjas.com/studio/problems/unique-paths-ii_977241?utm_source=striver&amp;utm_medium=website&amp;utm_campaign=a_zcoursetuf https://leetcode.com/problems/unique-paths-ii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nimum path sum in Grid (DP 10)</text:p>
          </table:table-cell>
          <table:table-cell office:value-type="string" calcext:value-type="string">
            <text:p>https://takeuforward.org/data-structure/minimum-path-sum-in-a-grid-dp-10/ https://www.youtube.com/watch?v=_rgTlyky1uQ https://bit.ly/3c1H9Uf https://www.codingninjas.com/studio/problems/minimum-path-sum_985349?utm_source=striver&amp;utm_medium=website&amp;utm_campaign=a_zcoursetuf https://leetcode.com/problems/minimum-path-sum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inimum path sum in Triangular Grid (DP 11)</text:p>
          </table:table-cell>
          <table:table-cell office:value-type="string" calcext:value-type="string">
            <text:p>https://takeuforward.org/data-structure/minimum-path-sum-in-triangular-grid-dp-11/ https://www.youtube.com/watch?v=SrP-PiLSYC0 https://bit.ly/3c1H9Uf https://www.codingninjas.com/studio/problems/triangle_1229398?utm_source=striver&amp;utm_medium=website&amp;utm_campaign=a_zcoursetuf https://leetcode.com/problems/triangle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inimum/Maximum Falling Path Sum (DP-12)</text:p>
          </table:table-cell>
          <table:table-cell office:value-type="string" calcext:value-type="string">
            <text:p>https://takeuforward.org/data-structure/minimum-maximum-falling-path-sum-dp-12/ https://www.youtube.com/watch?v=N_aJ5qQbYA0 https://bit.ly/3PwqvtO https://www.codingninjas.com/studio/problems/maximum-path-sum-in-the-matrix_797998?utm_source=striver&amp;utm_medium=website&amp;utm_campaign=a_zcoursetuf https://leetcode.com/problems/minimum-falling-path-sum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3-d DP : Ninja and his friends (DP-13)</text:p>
          </table:table-cell>
          <table:table-cell office:value-type="string" calcext:value-type="string">
            <text:p>https://takeuforward.org/data-structure/3-d-dp-ninja-and-his-friends-dp-13/ https://www.youtube.com/watch?v=QGfn7JeXK54 https://bit.ly/3U9k6XT https://www.codingninjas.com/studio/problems/chocolate-pickup_3125885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ATA-STRUCTURE","LABEL":"DATA STRUCTURES"},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ubset sum equal to target (DP- 14)</text:p>
          </table:table-cell>
          <table:table-cell office:value-type="string" calcext:value-type="string">
            <text:p>https://takeuforward.org/data-structure/subset-sum-equal-to-target-dp-14/ https://www.youtube.com/watch?v=fWX9xDmIzRI https://practice.geeksforgeeks.org/problems/subset-sum-problem-1611555638/1 https://www.codingninjas.com/studio/problems/subset-sum-equal-to-k_1550954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artition Equal Subset Sum (DP- 15)</text:p>
          </table:table-cell>
          <table:table-cell office:value-type="string" calcext:value-type="string">
            <text:p>https://takeuforward.org/data-structure/partition-equal-subset-sum-dp-15/ https://www.youtube.com/watch?v=7win3dcgo3k https://practice.geeksforgeeks.org/problems/subset-sum-problem2014/1 https://www.codingninjas.com/studio/problems/partition-equal-subset-sum-_892980?utm_source=striver&amp;utm_medium=website&amp;utm_campaign=a_zcoursetuf https://leetcode.com/problems/partition-equal-subset-sum/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artition Set Into 2 Subsets With Min Absolute Sum Diff (DP- 16)</text:p>
          </table:table-cell>
          <table:table-cell office:value-type="string" calcext:value-type="string">
            <text:p>https://takeuforward.org/data-structure/partition-set-into-2-subsets-with-min-absolute-sum-diff-dp-16/ https://www.youtube.com/watch?v=GS_OqZb2CWc https://practice.geeksforgeeks.org/problems/minimum-sum-partition3317/1 https://www.codingninjas.com/studio/problems/partition-a-set-into-two-subsets-such-that-the-difference-of-subset-sums-is-minimum._842494?utm_source=striver&amp;utm_medium=website&amp;utm_campaign=a_zcoursetuf https://leetcode.com/problems/partition-array-into-two-arrays-to-minimize-sum-difference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unt Subsets with Sum K (DP - 17)</text:p>
          </table:table-cell>
          <table:table-cell office:value-type="string" calcext:value-type="string">
            <text:p>https://takeuforward.org/data-structure/count-subsets-with-sum-k-dp-17/ https://www.youtube.com/watch?v=ZHyb-A2Mte4 https://bit.ly/3AwVr8I https://www.codingninjas.com/studio/problems/count-subsets-with-sum-k_3952532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ATA-STRUCTURE","LABEL":"DATA STRUCTURES"},{"VALUE":"DYNAMIC-PROGRAMMING","LABEL":"DYNAMIC PROGRAMMING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unt Partitions with Given Difference (DP - 18)</text:p>
          </table:table-cell>
          <table:table-cell office:value-type="string" calcext:value-type="string">
            <text:p>https://takeuforward.org/data-structure/count-partitions-with-given-difference-dp-18/ https://www.youtube.com/watch?v=zoilQD1kYSg https://bit.ly/3gkAM0s https://www.codingninjas.com/studio/problems/partitions-with-given-difference_3751628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ssign Cookies</text:p>
          </table:table-cell>
          <table:table-cell office:value-type="string" calcext:value-type="string">
            <text:p>https://youtu.be/DIX2p7vb9co?si=6G7JzMZ2TSP_LWSG https://practice.geeksforgeeks.org/problems/0-1-knapsack-problem0945/1 https://www.codingninjas.com/codestudio/problems/assign-cookies_8390826?utm_source=striver&amp;utm_medium=website&amp;utm_campaign=a_zcoursetuf https://leetcode.com/problems/assign-cookies/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inimum Coins (DP - 20)</text:p>
          </table:table-cell>
          <table:table-cell office:value-type="string" calcext:value-type="string">
            <text:p>https://takeuforward.org/data-structure/minimum-coins-dp-20/ https://www.youtube.com/watch?v=myPeWb3Y68A https://practice.geeksforgeeks.org/problems/-minimum-number-of-coins4426/1 https://www.codingninjas.com/studio/problems/minimum-elements_3843091?utm_source=striver&amp;utm_medium=website&amp;utm_campaign=a_zcoursetuf https://leetcode.com/problems/coin-change/</text:p>
          </table:table-cell>
          <table:table-cell office:value-type="string" calcext:value-type="string">
            <text:p>[{"VALUE":"RECURSION","LABEL":"RECURSION"},{"VALUE":"ARRAYS","LABEL":"ARRAYS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rget Sum (DP - 21)</text:p>
          </table:table-cell>
          <table:table-cell office:value-type="string" calcext:value-type="string">
            <text:p>https://takeuforward.org/data-structure/target-sum-dp-21/ https://www.youtube.com/watch?v=b3GD8263-PQ https://practice.geeksforgeeks.org/problems/target-sum-1626326450/1 https://www.codingninjas.com/studio/problems/target-sum_4127362?utm_source=striver&amp;utm_medium=website&amp;utm_campaign=a_zcoursetuf https://leetcode.com/problems/target-sum/</text:p>
          </table:table-cell>
          <table:table-cell office:value-type="string" calcext:value-type="string">
            <text:p>[{"VALUE":"DYNAMIC-PROGRAMMING","LABEL":"DYNAMIC PROGRAMMING"},{"VALUE":"DATA-STRUCTURE","LABEL":"DATA STRUCTURES"},{"VALUE":"ARRAYS","LABEL":"ARRAY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oin Change 2 (DP - 22)</text:p>
          </table:table-cell>
          <table:table-cell office:value-type="string" calcext:value-type="string">
            <text:p>https://takeuforward.org/data-structure/coin-change-2-dp-22/ https://www.youtube.com/watch?v=HgyouUi11zk https://bit.ly/3SZJWOl https://www.codingninjas.com/studio/problems/ways-to-make-coin-change_630471?utm_source=striver&amp;utm_medium=website&amp;utm_campaign=a_zcoursetuf https://leetcode.com/problems/coin-change-2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bounded Knapsack (DP - 23)</text:p>
          </table:table-cell>
          <table:table-cell office:value-type="string" calcext:value-type="string">
            <text:p>https://takeuforward.org/data-structure/unbounded-knapsack-dp-23/ https://youtu.be/OgvOZ6OrJoY https://bit.ly/3Cbc5fz https://www.codingninjas.com/studio/problems/unbounded-knapsack_1215029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d Cutting Problem | (DP - 24)</text:p>
          </table:table-cell>
          <table:table-cell office:value-type="string" calcext:value-type="string">
            <text:p>https://takeuforward.org/data-structure/rod-cutting-problem-dp-24/ https://youtu.be/mO8XpGoJwuo https://practice.geeksforgeeks.org/problems/rod-cutting0840/1 https://www.codingninjas.com/studio/problems/rod-cutting-problem_800284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ongest Common Subsequence | (DP - 25)</text:p>
          </table:table-cell>
          <table:table-cell office:value-type="string" calcext:value-type="string">
            <text:p>https://takeuforward.org/data-structure/longest-common-subsequence-dp-25/ https://youtu.be/NPZn9jBrX8U https://practice.geeksforgeeks.org/problems/longest-common-subsequence-1587115620/1 https://www.codingninjas.com/studio/problems/longest-common-subsequence_624879?utm_source=striver&amp;utm_medium=website&amp;utm_campaign=a_zcoursetuf https://leetcode.com/problems/longest-common-subsequence/</text:p>
          </table:table-cell>
          <table:table-cell office:value-type="string" calcext:value-type="string">
            <text:p>[{"VALUE":"DYNAMIC-PROGRAMMING","LABEL":"DYNAMIC PROGRAMMING"},{"VALUE":"ARRAYS","LABEL":"ARRAYS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rint Longest Common Subsequence | (DP - 26)</text:p>
          </table:table-cell>
          <table:table-cell office:value-type="string" calcext:value-type="string">
            <text:p>https://takeuforward.org/data-structure/print-longest-common-subsequence-dp-26/ https://youtu.be/-zI4mrF2Pb4 https://bit.ly/3T1Va4U https://www.codingninjas.com/codestudio/problems/print-longest-common-subsequence_8416383?utm_source=striver&amp;utm_medium=website&amp;utm_campaign=a_zcoursetuf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ongest Common Substring | (DP - 27)</text:p>
          </table:table-cell>
          <table:table-cell office:value-type="string" calcext:value-type="string">
            <text:p>https://takeuforward.org/data-structure/longest-common-substring-dp-27/ https://youtu.be/_wP9mWNPL5w https://practice.geeksforgeeks.org/problems/longest-common-substring1452/1 https://www.codingninjas.com/studio/problems/longest-common-substring_1235207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ongest Palindromic Subsequence | (DP-28)</text:p>
          </table:table-cell>
          <table:table-cell office:value-type="string" calcext:value-type="string">
            <text:p>https://takeuforward.org/data-structure/longest-palindromic-subsequence-dp-28/ https://youtu.be/6i_T5kkfv4A https://practice.geeksforgeeks.org/problems/longest-palindromic-subsequence-1612327878/1 https://www.codingninjas.com/studio/problems/longest-palindromic-subsequence_842787?utm_source=striver&amp;utm_medium=website&amp;utm_campaign=a_zcoursetuf https://leetcode.com/problems/longest-palindromic-subsequence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inimum insertions to make string palindrome | DP-29</text:p>
          </table:table-cell>
          <table:table-cell office:value-type="string" calcext:value-type="string">
            <text:p>https://takeuforward.org/data-structure/minimum-insertions-to-make-string-palindrome-dp-29/ https://www.youtube.com/watch?v=xPBLEj41rFU https://practice.geeksforgeeks.org/problems/form-a-palindrome1455/1 https://www.codingninjas.com/studio/problems/minimum-insertions-to-make-a-string-palindrome_985293?utm_source=striver&amp;utm_medium=website&amp;utm_campaign=a_zcoursetuf https://leetcode.com/problems/minimum-insertion-steps-to-make-a-string-palindrome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inimum Insertions/Deletions to Convert String | (DP- 30)</text:p>
          </table:table-cell>
          <table:table-cell office:value-type="string" calcext:value-type="string">
            <text:p>https://takeuforward.org/data-structure/minimum-insertions-deletions-to-convert-string-dp-30/ https://www.youtube.com/watch?v=yMnH0jrir0Q https://practice.geeksforgeeks.org/problems/minimum-number-of-deletions-and-insertions0209/1 https://www.codingninjas.com/studio/problems/minimum-number-of-deletions-and-insertions_4244510?utm_source=striver&amp;utm_medium=website&amp;utm_campaign=a_zcoursetuf https://leetcode.com/problems/delete-operation-for-two-strings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hortest Common Supersequence | (DP - 31)</text:p>
          </table:table-cell>
          <table:table-cell office:value-type="string" calcext:value-type="string">
            <text:p>https://takeuforward.org/data-structure/shortest-common-supersequence-dp-31/ https://youtu.be/xElxAuBcvsU https://practice.geeksforgeeks.org/problems/shortest-common-supersequence0322/1 https://www.codingninjas.com/studio/problems/shortest-common-supersequence_4244493?utm_source=striver&amp;utm_medium=website&amp;utm_campaign=a_zcoursetuf https://leetcode.com/problems/shortest-common-supersequence/</text:p>
          </table:table-cell>
          <table:table-cell office:value-type="string" calcext:value-type="string">
            <text:p>[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istinct Subsequences| (DP-32)</text:p>
          </table:table-cell>
          <table:table-cell office:value-type="string" calcext:value-type="string">
            <text:p>https://takeuforward.org/data-structure/distinct-subsequences-dp-32/ https://youtu.be/nVG7eTiD2bY https://practice.geeksforgeeks.org/problems/number-of-distinct-subsequences0909/1 https://www.codingninjas.com/studio/problems/subsequence-counting_3755256?utm_source=striver&amp;utm_medium=website&amp;utm_campaign=a_zcoursetuf https://leetcode.com/problems/distinct-subsequences/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dit Distance | (DP-33)</text:p>
          </table:table-cell>
          <table:table-cell office:value-type="string" calcext:value-type="string">
            <text:p>https://takeuforward.org/data-structure/edit-distance-dp-33/ https://youtu.be/fJaKO8FbDdo https://practice.geeksforgeeks.org/problems/edit-distance3702/1 https://www.codingninjas.com/studio/problems/shortest-common-supersequence_4244493?utm_source=striver&amp;utm_medium=website&amp;utm_campaign=a_zcoursetuf https://leetcode.com/problems/edit-distance/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Wildcard Matching | (DP-34)</text:p>
          </table:table-cell>
          <table:table-cell office:value-type="string" calcext:value-type="string">
            <text:p>https://takeuforward.org/data-structure/wildcard-matching-dp-34/ https://youtu.be/ZmlQ3vgAOMo https://practice.geeksforgeeks.org/problems/wildcard-pattern-matching/1 https://www.codingninjas.com/studio/problems/wildcard-pattern-matching_701650?utm_source=striver&amp;utm_medium=website&amp;utm_campaign=a_zcoursetuf https://leetcode.com/problems/wildcard-matching/</text:p>
          </table:table-cell>
          <table:table-cell office:value-type="string" calcext:value-type="string">
            <text:p>[{"VALUE":"DATA-STRUCTURE","LABEL":"DATA STRUCTURES"},{"VALUE":"DYNAMIC-PROGRAMMING","LABEL":"DYNAMIC PROGRAMMING"},{"VALUE":"ARRAYS","LABEL":"ARRAYS"},{"VALUE":"RECURSION","LABEL":"RECURSION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est Time to Buy and Sell Stock |(DP-35)</text:p>
          </table:table-cell>
          <table:table-cell office:value-type="string" calcext:value-type="string">
            <text:p>https://takeuforward.org/data-structure/stock-buy-and-sell-dp-35/ https://youtu.be/excAOvwF_Wk https://practice.geeksforgeeks.org/problems/stock-buy-and-sell-1587115621/1 https://www.codingninjas.com/studio/problems/best-time-to-buy-and-sell-stock_893405?utm_source=striver&amp;utm_medium=website&amp;utm_campaign=a_zcoursetuf https://leetcode.com/problems/best-time-to-buy-and-sell-stock/</text:p>
          </table:table-cell>
          <table:table-cell office:value-type="string" calcext:value-type="string">
            <text:p>[{"VALUE":"ARRAYS","LABEL":"ARRAYS"},{"VALUE":"DATA-STRUCTURE","LABEL":"DATA STRUCTURES"},{"VALUE":"RECURSION","LABEL":"RECURSION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uy and Sell Stock - II|(DP-36)</text:p>
          </table:table-cell>
          <table:table-cell office:value-type="string" calcext:value-type="string">
            <text:p>https://takeuforward.org/data-structure/buy-and-sell-stock-ii-dp-36/ https://youtu.be/nGJmxkUJQGs https://bit.ly/3gkV5en https://www.codingninjas.com/studio/problems/best-time-to-buy-and-sell-stock-ii_630282?utm_source=striver&amp;utm_medium=website&amp;utm_campaign=a_zcoursetuf https://leetcode.com/problems/best-time-to-buy-and-sell-stock-ii/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uy and Sell Stocks III|(DP-37)</text:p>
          </table:table-cell>
          <table:table-cell office:value-type="string" calcext:value-type="string">
            <text:p>https://takeuforward.org/data-structure/buy-and-sell-stock-iii-dp-37/ https://youtu.be/-uQGzhYj8BQ https://practice.geeksforgeeks.org/problems/buy-and-sell-a-share-at-most-twice/1 https://www.codingninjas.com/studio/problems/best-time-to-buy-and-sell-stock-iii_1071012?utm_source=striver&amp;utm_medium=website&amp;utm_campaign=a_zcoursetuf https://leetcode.com/problems/best-time-to-buy-and-sell-stock-iii/description/</text:p>
          </table:table-cell>
          <table:table-cell office:value-type="string" calcext:value-type="string">
            <text:p>[{"VALUE":"DYNAMIC-PROGRAMMING","LABEL":"DYNAMIC PROGRAMMING"},{"VALUE":"ARRAYS","LABEL":"ARRAYS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uy and Stock Sell IV |(DP-38)</text:p>
          </table:table-cell>
          <table:table-cell office:value-type="string" calcext:value-type="string">
            <text:p>https://takeuforward.org/data-structure/buy-and-sell-stock-iv-dp-38/ https://youtu.be/IV1dHbk5CDc https://practice.geeksforgeeks.org/problems/maximum-profit4657/1 https://www.codingninjas.com/studio/problems/best-time-to-buy-and-sell-stock-iv_1080698?utm_source=striver&amp;utm_medium=website&amp;utm_campaign=a_zcoursetuf https://leetcode.com/problems/best-time-to-buy-and-sell-stock-iv/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uy and Sell Stocks With Cooldown|(DP-39)</text:p>
          </table:table-cell>
          <table:table-cell office:value-type="string" calcext:value-type="string">
            <text:p>https://takeuforward.org/data-structure/buy-and-sell-stocks-with-cooldown-dp-39/ https://youtu.be/IGIe46xw3YY https://bit.ly/3GycvyA https://www.codingninjas.com/studio/problems/best-time-to-buy-and-sell-stock-with-cooldown_3125969?utm_source=striver&amp;utm_medium=website&amp;utm_campaign=a_zcoursetuf https://leetcode.com/problems/best-time-to-buy-and-sell-stock-with-cooldown/</text:p>
          </table:table-cell>
          <table:table-cell office:value-type="string" calcext:value-type="string">
            <text:p>[{"VALUE":"ARRAYS","LABEL":"ARRAYS"},{"VALUE":"DATA-STRUCTURE","LABEL":"DATA STRUCTURES"},{"VALUE":"RECURSION","LABEL":"RECURSION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uy and Sell Stocks With Transaction Fee|(DP-40)</text:p>
          </table:table-cell>
          <table:table-cell office:value-type="string" calcext:value-type="string">
            <text:p>https://takeuforward.org/data-structure/buy-and-sell-stocks-with-transaction-fees-dp-40/ https://youtu.be/k4eK-vEmnKg https://bit.ly/3AwUkpe https://www.codingninjas.com/studio/problems/best-time-to-buy-and-sell-stock-with-transaction-fee_3118974?utm_source=striver&amp;utm_medium=website&amp;utm_campaign=a_zcoursetuf https://leetcode.com/problems/best-time-to-buy-and-sell-stock-with-transaction-fee/</text:p>
          </table:table-cell>
          <table:table-cell office:value-type="string" calcext:value-type="string">
            <text:p>[{"VALUE":"ARRAYS","LABEL":"ARRAYS"},{"VALUE":"DATA-STRUCTURE","LABEL":"DATA STRUCTURES"},{"VALUE":"RECURSION","LABEL":"RECURSION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ongest Increasing Subsequence |(DP-41)</text:p>
          </table:table-cell>
          <table:table-cell office:value-type="string" calcext:value-type="string">
            <text:p>https://takeuforward.org/data-structure/longest-increasing-subsequence-dp-41/ https://youtu.be/ekcwMsSIzVc https://practice.geeksforgeeks.org/problems/longest-increasing-subsequence-1587115620/1 https://www.codingninjas.com/studio/problems/longest-increasing-subsequence_630459?utm_source=striver&amp;utm_medium=website&amp;utm_campaign=a_zcoursetuf https://leetcode.com/problems/longest-increasing-subsequence/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rinting Longest Increasing Subsequence|(DP-42)</text:p>
          </table:table-cell>
          <table:table-cell office:value-type="string" calcext:value-type="string">
            <text:p>https://takeuforward.org/data-structure/printing-longest-increasing-subsequence-dp-42/ https://youtu.be/IFfYfonAFGc https://bit.ly/3XiRbmG https://www.codingninjas.com/studio/problems/printing-longest-increasing-subsequence_8360670?utm_source=striver&amp;utm_medium=website&amp;utm_campaign=a_zcoursetuf</text:p>
          </table:table-cell>
          <table:table-cell office:value-type="string" calcext:value-type="string">
            <text:p>[{"VALUE":"DATA-STRUCTURE","LABEL":"DATA STRUCTURES"},{"VALUE":"ARRAYS","LABEL":"ARRAY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ongest Increasing Subsequence |(DP-43)</text:p>
          </table:table-cell>
          <table:table-cell office:value-type="string" calcext:value-type="string">
            <text:p>https://takeuforward.org/data-structure/longest-increasing-subsequence-binary-search-dp-43/ https://youtu.be/on2hvxBXJH4 https://bit.ly/3Pxf84L https://www.codingninjas.com/studio/problems/longest-increasing-subsequence_630459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rgest Divisible Subset|(DP-44)</text:p>
          </table:table-cell>
          <table:table-cell office:value-type="string" calcext:value-type="string">
            <text:p>https://takeuforward.org/data-structure/longest-divisible-subset-dp-44/ https://youtu.be/gDuZwBW9VvM https://bit.ly/3hYsWKC https://www.codingninjas.com/studio/problems/divisible-set_3754960?utm_source=striver&amp;utm_medium=website&amp;utm_campaign=a_zcoursetuf https://leetcode.com/problems/largest-divisible-subset/</text:p>
          </table:table-cell>
          <table:table-cell office:value-type="string" calcext:value-type="string">
            <text:p>[{"VALUE":"ARRAYS","LABEL":"ARRAYS"},{"VALUE":"RECURSION","LABEL":"RECURSION"},{"VALUE":"DATA-STRUCTURE","LABEL":"DATA STRUCTURES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ngest String Chain|(DP-45)</text:p>
          </table:table-cell>
          <table:table-cell office:value-type="string" calcext:value-type="string">
            <text:p>https://takeuforward.org/data-structure/longest-string-chain-dp-45/ https://youtu.be/YY8iBaYcc4g https://bit.ly/3TSqOkS https://www.codingninjas.com/studio/problems/longest-string-chain_3752111?utm_source=striver&amp;utm_medium=website&amp;utm_campaign=a_zcoursetuf https://leetcode.com/problems/longest-string-chain/</text:p>
          </table:table-cell>
          <table:table-cell office:value-type="string" calcext:value-type="string">
            <text:p>[{"VALUE":"STRING","LABEL":"STRING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ongest Bitonic Subsequence |(DP-46)</text:p>
          </table:table-cell>
          <table:table-cell office:value-type="string" calcext:value-type="string">
            <text:p>https://takeuforward.org/data-structure/longest-bitonic-subsequence-dp-46/ https://youtu.be/y4vN0WNdrlg https://practice.geeksforgeeks.org/problems/longest-bitonic-subsequence0824/1 https://www.codingninjas.com/studio/problems/longest-bitonic-sequence_1062688?utm_source=striver&amp;utm_medium=website&amp;utm_campaign=a_zcoursetuf</text:p>
          </table:table-cell>
          <table:table-cell office:value-type="string" calcext:value-type="string">
            <text:p>[{"VALUE":"ARRAYS","LABEL":"ARRAYS"},{"VALUE":"RECURSION","LABEL":"RECURSION"},{"VALUE":"DATA-STRUCTURE","LABEL":"DATA STRUCTURES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umber of Longest Increasing Subsequences|(DP-47)</text:p>
          </table:table-cell>
          <table:table-cell office:value-type="string" calcext:value-type="string">
            <text:p>https://takeuforward.org/data-structure/number-of-longest-increasing-subsequences-dp-47/ https://youtu.be/cKVl1TFdNXg https://bit.ly/3EohD60 https://www.codingninjas.com/studio/problems/number-of-longest-increasing-subsequence_3751627?utm_source=striver&amp;utm_medium=website&amp;utm_campaign=a_zcoursetuf https://leetcode.com/problems/number-of-longest-increasing-subsequence/</text:p>
          </table:table-cell>
          <table:table-cell office:value-type="string" calcext:value-type="string">
            <text:p>[{"VALUE":"ARRAYS","LABEL":"ARRAYS"},{"VALUE":"DYNAMIC-PROGRAMMING","LABEL":"DYNAMIC PROGRAMMING"},{"VALUE":"GRAPH","LABEL":"GRAPH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trix Chain Multiplication|(DP-48)</text:p>
          </table:table-cell>
          <table:table-cell office:value-type="string" calcext:value-type="string">
            <text:p>https://takeuforward.org/dynamic-programming/matrix-chain-multiplication-dp-48/ https://youtu.be/vRVfmbCFW7Y https://bit.ly/3Cgg36D https://www.codingninjas.com/studio/problems/matrix-chain-multiplication_624880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trix Chain Multiplication | Bottom-Up|(DP-49)</text:p>
          </table:table-cell>
          <table:table-cell office:value-type="string" calcext:value-type="string">
            <text:p>https://takeuforward.org/data-structure/matrix-chain-multiplication-tabulation-method-dp-49/ https://youtu.be/pDCXsbAw5Cg https://bit.ly/3Cgg36D https://www.codingninjas.com/studio/problems/matrix-chain-multiplication_624880?utm_source=striver&amp;utm_medium=website&amp;utm_campaign=a_zcoursetuf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nimum Cost to Cut the Stick|(DP-50)</text:p>
          </table:table-cell>
          <table:table-cell office:value-type="string" calcext:value-type="string">
            <text:p>https://takeuforward.org/data-structure/minimum-cost-to-cut-the-stick-dp-50/ https://youtu.be/xwomavsC86c https://bit.ly/3K3ItCE https://www.codingninjas.com/studio/problems/rod-cutting-problem_800284?utm_source=striver&amp;utm_medium=website&amp;utm_campaign=a_zcoursetuf https://leetcode.com/problems/minimum-cost-to-cut-a-stick/</text:p>
          </table:table-cell>
          <table:table-cell office:value-type="string" calcext:value-type="string">
            <text:p>[{"VALUE":"ARRAYS","LABEL":"ARRAYS"},{"VALUE":"DYNAMIC-PROGRAMMING","LABEL":"DYNAMIC PROGRAMMING"},{"VALUE":"DATA-STRUCTURE","LABEL":"DATA STRUCTURES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urst Balloons|(DP-51)</text:p>
          </table:table-cell>
          <table:table-cell office:value-type="string" calcext:value-type="string">
            <text:p>https://takeuforward.org/data-structure/burst-balloons-partition-dp-dp-51/ https://youtu.be/Yz4LlDSlkns https://bit.ly/3A9LdKp https://www.codingninjas.com/codestudio/problems/burst-balloons_628471?utm_source=striver&amp;utm_medium=website&amp;utm_campaign=a_zcoursetuf https://leetcode.com/problems/burst-balloons/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valuate Boolean Expression to True|(DP-52)</text:p>
          </table:table-cell>
          <table:table-cell office:value-type="string" calcext:value-type="string">
            <text:p>https://takeuforward.org/data-structure/evaluate-boolean-expression-to-true-partition-dp-dp-52/ https://youtu.be/MM7fXopgyjw https://bit.ly/3QFAe2o https://www.codingninjas.com/studio/problems/boolean-evaluation_1214650?utm_source=striver&amp;utm_medium=website&amp;utm_campaign=a_zcoursetuf https://leetcode.com/problems/parsing-a-boolean-expression/</text:p>
          </table:table-cell>
          <table:table-cell office:value-type="string" calcext:value-type="string">
            <text:p>[{"VALUE":"STRING","LABEL":"STRING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alindrome Partitioning - II|(DP-53)</text:p>
          </table:table-cell>
          <table:table-cell office:value-type="string" calcext:value-type="string">
            <text:p>https://takeuforward.org/data-structure/palindrome-partitioning-ii-front-partition-dp-53/ https://youtu.be/_H8V5hJUGd0 https://bit.ly/3QP6gsc https://www.codingninjas.com/studio/problems/palindrome-partitioning-ll_873266?utm_source=striver&amp;utm_medium=website&amp;utm_campaign=a_zcoursetuf https://leetcode.com/problems/palindrome-partitioning-ii/</text:p>
          </table:table-cell>
          <table:table-cell office:value-type="string" calcext:value-type="string">
            <text:p>[{"VALUE":"STRING","LABEL":"STRING"},{"VALUE":"DATA-STRUCTURE","LABEL":"DATA STRUCTURES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rtition Array for Maximum Sum|(DP-54)</text:p>
          </table:table-cell>
          <table:table-cell office:value-type="string" calcext:value-type="string">
            <text:p>https://takeuforward.org/data-structure/partition-array-for-maximum-sum-front-partition-dp-54/ https://youtu.be/PhWWJmaKfMc https://bit.ly/3AUSIGj https://www.codingninjas.com/studio/problems/partition-array-for-maximum-sum_3755255?utm_source=striver&amp;utm_medium=website&amp;utm_campaign=a_zcoursetuf https://leetcode.com/problems/partition-array-for-maximum-sum/</text:p>
          </table:table-cell>
          <table:table-cell office:value-type="string" calcext:value-type="string">
            <text:p>[{"VALUE":"ARRAYS","LABEL":"ARRAYS"},{"VALUE":"DYNAMIC-PROGRAMMING","LABEL":"DYNAMIC PROGRAMMING"},{"VALUE":"RECURSION","LABEL":"RECURSION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aximum Rectangle Area with all 1's|(DP-55)</text:p>
          </table:table-cell>
          <table:table-cell office:value-type="string" calcext:value-type="string">
            <text:p>https://takeuforward.org/data-structure/maximum-rectangle-area-with-all-1s-dp-on-rectangles-dp-55/ https://youtu.be/tOylVCugy9k https://practice.geeksforgeeks.org/problems/max-rectangle/1 https://leetcode.com/problems/maximal-rectangle/</text:p>
          </table:table-cell>
          <table:table-cell office:value-type="string" calcext:value-type="string">
            <text:p>[{"VALUE":"ARRAYS","LABEL":"ARRAYS"},{"VALUE":"DATA-STRUCTURE","LABEL":"DATA STRUCTURES"},{"VALUE":"DYNAMIC-PROGRAMMING","LABEL":"DYNAMIC PROGRAMMING"},{"VALUE":"RECURSION","LABEL":"RECURSION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ount Square Submatrices with All Ones|(DP-56)</text:p>
          </table:table-cell>
          <table:table-cell office:value-type="string" calcext:value-type="string">
            <text:p>https://takeuforward.org/data-structure/count-square-submatrices-with-all-1s-dp-on-rectangles-dp-56/ https://youtu.be/auS1fynpnjo https://bit.ly/3UW7u7o https://leetcode.com/problems/count-square-submatrices-with-all-ones/</text:p>
          </table:table-cell>
          <table:table-cell office:value-type="string" calcext:value-type="string">
            <text:p>[{"VALUE":"ARRAYS","LABEL":"ARRAYS"},{"VALUE":"DATA-STRUCTURE","LABEL":"DATA STRUCTURES"},{"VALUE":"RECURSION","LABEL":"RECURSION"},{"VALUE":"DYNAMIC-PROGRAMMING","LABEL":"DYNAMIC PROGRAMM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Implement TRIE | INSERT | SEARCH | STARTSWITH</text:p>
          </table:table-cell>
          <table:table-cell office:value-type="string" calcext:value-type="string">
            <text:p>https://takeuforward.org/data-structure/implement-trie-1/ https://www.youtube.com/watch?v=dBGUmUQhjaM&amp;list=PLgUwDviBIf0pcIDCZnxhv0LkHf5KzG9zp https://bit.ly/3pqacEj https://www.codingninjas.com/studio/problems/trie-implementation_1062581?utm_source=striver&amp;utm_medium=website&amp;utm_campaign=a_zcoursetuf https://leetcode.com/problems/implement-trie-prefix-tree/</text:p>
          </table:table-cell>
          <table:table-cell office:value-type="string" calcext:value-type="string">
            <text:p>[{"VALUE":"TRIE","LABEL":"TRI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mplement Trie - 2 (Prefix Tree)</text:p>
          </table:table-cell>
          <table:table-cell office:value-type="string" calcext:value-type="string">
            <text:p>https://takeuforward.org/data-structure/implement-trie-ii/ https://bit.ly/3SUAiwJ https://www.codingninjas.com/studio/problems/trie-delete-operation_1062663?utm_source=striver&amp;utm_medium=website&amp;utm_campaign=a_zcoursetuf https://bit.ly/3qwT4OL</text:p>
          </table:table-cell>
          <table:table-cell office:value-type="string" calcext:value-type="string">
            <text:p>[{"VALUE":"TRIE","LABEL":"TRI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ongest String with All Prefixes</text:p>
          </table:table-cell>
          <table:table-cell office:value-type="string" calcext:value-type="string">
            <text:p>https://www.youtube.com/watch?v=AWnBa91lThI&amp;list=PLgUwDviBIf0pcIDCZnxhv0LkHf5KzG9zp&amp;index=3 https://bit.ly/3Qx5AYB https://www.codingninjas.com/studio/problems/longest-common-prefix_2090383?utm_source=striver&amp;utm_medium=website&amp;utm_campaign=a_zcoursetuf https://bit.ly/3n3kedU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umber of Distinct Substrings in a String</text:p>
          </table:table-cell>
          <table:table-cell office:value-type="string" calcext:value-type="string">
            <text:p>https://takeuforward.org/data-structure/number-of-distinct-substrings-in-a-string-using-trie/ https://www.youtube.com/watch?v=RV0QeTyHZxo&amp;list=PLgUwDviBIf0pcIDCZnxhv0LkHf5KzG9zp&amp;index=4 https://practice.geeksforgeeks.org/problems/count-of-distinct-substrings/1 https://www.codingninjas.com/studio/problems/count-distinct-substrings_985292?utm_source=striver&amp;utm_medium=website&amp;utm_campaign=a_zcoursetuf https://bit.ly/3ocRQW0</text:p>
          </table:table-cell>
          <table:table-cell office:value-type="string" calcext:value-type="string">
            <text:p>[{"VALUE":"STRING","LABEL":"STRING"},{"VALUE":"TRIE","LABEL":"TRI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it PreRequisites for TRIE Problems</text:p>
          </table:table-cell>
          <table:table-cell office:value-type="string" calcext:value-type="string">
            <text:p>https://youtu.be/5iyuU4hQFrw https://bit.ly/3Vw4XB1 https://www.codingninjas.com/codestudio/problems/bitwise-basic-operations_8382552?utm_source=striver&amp;utm_medium=website&amp;utm_campaign=a_zcoursetuf</text:p>
          </table:table-cell>
          <table:table-cell office:value-type="string" calcext:value-type="string">
            <text:p>[{"VALUE":"TRIE","LABEL":"TRI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aximum XOR of two numbers in an array</text:p>
          </table:table-cell>
          <table:table-cell office:value-type="string" calcext:value-type="string">
            <text:p>https://takeuforward.org/data-structure/maximum-xor-of-two-numbers-in-an-array/ https://www.youtube.com/watch?v=EIhAwfHubE8&amp;list=PLgUwDviBIf0pcIDCZnxhv0LkHf5KzG9zp&amp;index=6 https://practice.geeksforgeeks.org/problems/maximum-xor-of-two-numbers-in-an-array/0 https://www.codingninjas.com/codestudio/problems/maximum-xor_3119012?utm_source=striver&amp;utm_medium=website&amp;utm_campaign=a_zcoursetuf https://leetcode.com/problems/maximum-xor-of-two-numbers-in-an-array/</text:p>
          </table:table-cell>
          <table:table-cell office:value-type="string" calcext:value-type="string">
            <text:p>[{"VALUE":"ARRAYS","LABEL":"ARRAYS"},{"VALUE":"HASHING","LABEL":"HASHING"},{"VALUE":"BIT-MANIPULATION","LABEL":"BIT MANIPULATION"},{"VALUE":"DATA-STRUCTURE","LABEL":"DATA STRUCTURES"},{"VALUE":"TRIE","LABEL":"TRIE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ximum XOR With an Element From Array</text:p>
          </table:table-cell>
          <table:table-cell office:value-type="string" calcext:value-type="string">
            <text:p>https://takeuforward.org/trie/maximum-xor-queries-trie/ https://www.youtube.com/watch?v=Q8LhG9Pi5KM&amp;list=PLgUwDviBIf0pcIDCZnxhv0LkHf5KzG9zp&amp;index=7 https://bit.ly/3tNYB3Y https://www.codingninjas.com/studio/problems/maximum-xor-with-an-element-from-array_1382020?utm_source=striver&amp;utm_medium=website&amp;utm_campaign=a_zcoursetuf https://leetcode.com/problems/maximum-xor-with-an-element-from-array/</text:p>
          </table:table-cell>
          <table:table-cell office:value-type="string" calcext:value-type="string">
            <text:p>[{"VALUE":"ARRAYS","LABEL":"ARRAYS"},{"VALUE":"BIT-MANIPULATION","LABEL":"BIT MANIPULATION"},{"VALUE":"TRIE","LABEL":"TRIE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inimum number of bracket reversals needed to make an expression balanced</text:p>
          </table:table-cell>
          <table:table-cell office:value-type="string" calcext:value-type="string">
            <text:p>https://practice.geeksforgeeks.org/problems/count-the-reversals0401/1 https://www.codingninjas.com/studio/problems/minimum-cost-to-make-string-valid_1115770?utm_source=striver&amp;utm_medium=website&amp;utm_campaign=a_zcoursetuf https://leetcode.com/problems/minimum-add-to-make-parentheses-valid/</text:p>
          </table:table-cell>
          <table:table-cell office:value-type="string" calcext:value-type="string">
            <text:p>[{"VALUE":"STRING","LABEL":"STRING"},{"VALUE":"STACK","LABEL":"STACK"},{"VALUE":"TWO-POINTERS","LABEL":"TWO POINTER"},{"VALUE":"GREEDY","LABEL":"GREEDY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ount and say</text:p>
          </table:table-cell>
          <table:table-cell office:value-type="string" calcext:value-type="string">
            <text:p>https://bit.ly/3AFdLwR https://www.codingninjas.com/studio/problems/look-and-say-sequence_668478?utm_source=striver&amp;utm_medium=website&amp;utm_campaign=a_zcoursetuf https://leetcode.com/problems/count-and-say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ashing In Strings | Theory</text:p>
          </table:table-cell>
          <table:table-cell office:value-type="string" calcext:value-type="string">
            <text:p>https://bit.ly/3glak75 https://www.codingninjas.com/codestudio/problems/first-occurence-of-a-pattern-in-a-text_8416393?utm_source=striver&amp;utm_medium=website&amp;utm_campaign=a_zcoursetuf</text:p>
          </table:table-cell>
          <table:table-cell office:value-type="string" calcext:value-type="string">
            <text:p>[{"VALUE":"HASHING","LABEL":"HASHING"},{"VALUE":"DATA-STRUCTURE","LABEL":"DATA STRUCTURES"}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bin Karp</text:p>
          </table:table-cell>
          <table:table-cell office:value-type="string" calcext:value-type="string">
            <text:p>https://practice.geeksforgeeks.org/problems/31272eef104840f7430ad9fd1d43b434a4b9596b/1 https://www.codingninjas.com/codestudio/problems/stringmatch-rabincarp_1115738?utm_source=striver&amp;utm_medium=website&amp;utm_campaign=a_zcoursetuf https://leetcode.com/problems/repeated-string-match/discuss/416144/Rabin-Karp-algorithm-C%2B%2B-implementation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Z-Function</text:p>
          </table:table-cell>
          <table:table-cell office:value-type="string" calcext:value-type="string">
            <text:p>https://practice.geeksforgeeks.org/problems/8dcd25918295847b4ced54055eae35a8501181c1/1 https://www.codingninjas.com/codestudio/problems/pattern-searching-using-z-algorithm_8395752?utm_source=striver&amp;utm_medium=website&amp;utm_campaign=a_zcoursetuf https://leetcode.com/problems/implement-strstr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MP algo / LPS(pi) array</text:p>
          </table:table-cell>
          <table:table-cell office:value-type="string" calcext:value-type="string">
            <text:p>https://practice.geeksforgeeks.org/problems/search-pattern0205/1 https://www.codingninjas.com/codestudio/problems/search-pattern-kmp-algorithm_8416386?utm_source=striver&amp;utm_medium=website&amp;utm_campaign=a_zcoursetuf https://leetcode.com/problems/implement-strstr/</text:p>
          </table:table-cell>
          <table:table-cell office:value-type="string" calcext:value-type="string">
            <text:p>[{"VALUE":"STRING","LABEL":"STR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hortest Palindrome</text:p>
          </table:table-cell>
          <table:table-cell office:value-type="string" calcext:value-type="string">
            <text:p>https://bit.ly/3PxCaIE https://www.codingninjas.com/studio/problems/minimum-characters-for-palindrome_893000?utm_source=striver&amp;utm_medium=website&amp;utm_campaign=a_zcoursetuf https://leetcode.com/problems/shortest-palindrome/</text:p>
          </table:table-cell>
          <table:table-cell office:value-type="string" calcext:value-type="string">
            <text:p>[{"VALUE":"STRING","LABEL":"STRING"},{"VALUE":"HASHING","LABEL":"HASH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ongest happy prefix</text:p>
          </table:table-cell>
          <table:table-cell office:value-type="string" calcext:value-type="string">
            <text:p>https://bit.ly/3ptCpKi https://www.codingninjas.com/studio/problems/longest-prefix-which-is-suffix_3146849?utm_source=striver&amp;utm_medium=website&amp;utm_campaign=a_zcoursetuf https://leetcode.com/problems/longest-happy-prefix/</text:p>
          </table:table-cell>
          <table:table-cell office:value-type="string" calcext:value-type="string">
            <text:p>[{"VALUE":"STRING","LABEL":"STRING"},{"VALUE":"HASHING","LABEL":"HASHING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ount palindromic subsequence in given string</text:p>
          </table:table-cell>
          <table:table-cell office:value-type="string" calcext:value-type="string">
            <text:p>https://practice.geeksforgeeks.org/problems/count-palindromic-subsequences/1#:~:text=Given%20a%20string%20str%20of,formed%20from%20the%20string%20str.&amp;text=Your%20Task%3A,read%20input%20or%20print%20anything. https://www.codingninjas.com/studio/problems/count-palindromic-subsequences_1062696?utm_source=striver&amp;utm_medium=website&amp;utm_campaign=a_zcoursetuf</text:p>
          </table:table-cell>
          <table:table-cell office:value-type="string" calcext:value-type="string">
            <text:p>[{"VALUE":"STRING","LABEL":"STRING"},{"VALUE":"DYNAMIC-PROGRAMMING","LABEL":"DYNAMIC PROGRAMMING"},{"VALUE":"DATA-STRUCTURE","LABEL":"DATA STRUCTURES"}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12:25:22.951470602</dc:date>
    <meta:editing-duration>PT2M54S</meta:editing-duration>
    <meta:editing-cycles>1</meta:editing-cycles>
    <meta:document-statistic meta:table-count="1" meta:cell-count="2281" meta:object-count="0"/>
    <meta:generator>LibreOffice/7.3.7.2$Linux_X86_64 LibreOffice_project/30$Build-2</meta:generator>
  </office:meta>
</office:document-meta>
</file>